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92.58mm" svg:height="164.57mm" svg:x="43.33mm" svg:y="1119.32mm">
            <draw:object draw:notify-on-update-of-ranges="Sheet1.L5:Sheet1.L235 Sheet1.M5:Sheet1.M235 Sheet1.Q5:Sheet1.Q235 Sheet1.S5:Sheet1.S235 Sheet1.L5:Sheet1.L235 Sheet1.N5:Sheet1.N2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84.26mm" svg:y="22.68mm">
            <draw:object draw:notify-on-update-of-ranges="Sheet1.Q5:Sheet1.Q235 Sheet1.R5:Sheet1.R2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CAL</text:p>
          </table:table-cell>
          <table:table-cell table:number-columns-repeated="4"/>
          <table:table-cell office:value-type="string" calcext:value-type="string">
            <text:p>RECAL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-2793" calcext:value-type="float">
            <text:p>-2793</text:p>
          </table:table-cell>
          <table:table-cell office:value-type="float" office:value="-34" calcext:value-type="float">
            <text:p>-3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2650" calcext:value-type="float">
            <text:p>-2650</text:p>
          </table:table-cell>
          <table:table-cell office:value-type="float" office:value="-33" calcext:value-type="float">
            <text:p>-3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2793" calcext:value-type="float">
            <text:p>-2793</text:p>
          </table:table-cell>
          <table:table-cell office:value-type="float" office:value="-2650" calcext:value-type="float">
            <text:p>-265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N5]-[.M5]" office:value-type="float" office:value="143" calcext:value-type="float">
            <text:p>143</text:p>
          </table:table-cell>
          <table:table-cell table:formula="of:=[.R5]*10" office:value-type="float" office:value="1430" calcext:value-type="float">
            <text:p>143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-2787" calcext:value-type="float">
            <text:p>-2787</text:p>
          </table:table-cell>
          <table:table-cell office:value-type="float" office:value="-34" calcext:value-type="float">
            <text:p>-3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2640" calcext:value-type="float">
            <text:p>-2640</text:p>
          </table:table-cell>
          <table:table-cell office:value-type="float" office:value="-33" calcext:value-type="float">
            <text:p>-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2787" calcext:value-type="float">
            <text:p>-2787</text:p>
          </table:table-cell>
          <table:table-cell office:value-type="float" office:value="-2640" calcext:value-type="float">
            <text:p>-26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N6]-[.M6]" office:value-type="float" office:value="147" calcext:value-type="float">
            <text:p>147</text:p>
          </table:table-cell>
          <table:table-cell table:formula="of:=[.R6]*10" office:value-type="float" office:value="1470" calcext:value-type="float">
            <text:p>147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-2756" calcext:value-type="float">
            <text:p>-2756</text:p>
          </table:table-cell>
          <table:table-cell office:value-type="float" office:value="-33" calcext:value-type="float">
            <text:p>-3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2611" calcext:value-type="float">
            <text:p>-2611</text:p>
          </table:table-cell>
          <table:table-cell office:value-type="float" office:value="-33" calcext:value-type="float">
            <text:p>-3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2756" calcext:value-type="float">
            <text:p>-2756</text:p>
          </table:table-cell>
          <table:table-cell office:value-type="float" office:value="-2611" calcext:value-type="float">
            <text:p>-261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N7]-[.M7]" office:value-type="float" office:value="145" calcext:value-type="float">
            <text:p>145</text:p>
          </table:table-cell>
          <table:table-cell table:formula="of:=[.R7]*10" office:value-type="float" office:value="1450" calcext:value-type="float">
            <text:p>145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-2727" calcext:value-type="float">
            <text:p>-2727</text:p>
          </table:table-cell>
          <table:table-cell office:value-type="float" office:value="-33" calcext:value-type="float">
            <text:p>-3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2586" calcext:value-type="float">
            <text:p>-2586</text:p>
          </table:table-cell>
          <table:table-cell office:value-type="float" office:value="-33" calcext:value-type="float">
            <text:p>-3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2727" calcext:value-type="float">
            <text:p>-2727</text:p>
          </table:table-cell>
          <table:table-cell office:value-type="float" office:value="-2586" calcext:value-type="float">
            <text:p>-258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N8]-[.M8]" office:value-type="float" office:value="141" calcext:value-type="float">
            <text:p>141</text:p>
          </table:table-cell>
          <table:table-cell table:formula="of:=[.R8]*10" office:value-type="float" office:value="1410" calcext:value-type="float">
            <text:p>141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-2699" calcext:value-type="float">
            <text:p>-2699</text:p>
          </table:table-cell>
          <table:table-cell office:value-type="float" office:value="-32" calcext:value-type="float">
            <text:p>-3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2554" calcext:value-type="float">
            <text:p>-2554</text:p>
          </table:table-cell>
          <table:table-cell office:value-type="float" office:value="-32" calcext:value-type="float">
            <text:p>-3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2699" calcext:value-type="float">
            <text:p>-2699</text:p>
          </table:table-cell>
          <table:table-cell office:value-type="float" office:value="-2554" calcext:value-type="float">
            <text:p>-255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N9]-[.M9]" office:value-type="float" office:value="145" calcext:value-type="float">
            <text:p>145</text:p>
          </table:table-cell>
          <table:table-cell table:formula="of:=[.R9]*10" office:value-type="float" office:value="1450" calcext:value-type="float">
            <text:p>145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2676" calcext:value-type="float">
            <text:p>-2676</text:p>
          </table:table-cell>
          <table:table-cell office:value-type="float" office:value="-32" calcext:value-type="float">
            <text:p>-3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2538" calcext:value-type="float">
            <text:p>-2538</text:p>
          </table:table-cell>
          <table:table-cell office:value-type="float" office:value="-32" calcext:value-type="float">
            <text:p>-3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2676" calcext:value-type="float">
            <text:p>-2676</text:p>
          </table:table-cell>
          <table:table-cell office:value-type="float" office:value="-2538" calcext:value-type="float">
            <text:p>-253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N10]-[.M10]" office:value-type="float" office:value="138" calcext:value-type="float">
            <text:p>138</text:p>
          </table:table-cell>
          <table:table-cell table:formula="of:=[.R10]*10" office:value-type="float" office:value="1380" calcext:value-type="float">
            <text:p>138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-2642" calcext:value-type="float">
            <text:p>-2642</text:p>
          </table:table-cell>
          <table:table-cell office:value-type="float" office:value="-32" calcext:value-type="float">
            <text:p>-3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-2505" calcext:value-type="float">
            <text:p>-2505</text:p>
          </table:table-cell>
          <table:table-cell office:value-type="float" office:value="-32" calcext:value-type="float">
            <text:p>-3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-2642" calcext:value-type="float">
            <text:p>-2642</text:p>
          </table:table-cell>
          <table:table-cell office:value-type="float" office:value="-2505" calcext:value-type="float">
            <text:p>-250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N11]-[.M11]" office:value-type="float" office:value="137" calcext:value-type="float">
            <text:p>137</text:p>
          </table:table-cell>
          <table:table-cell table:formula="of:=[.R11]*10" office:value-type="float" office:value="1370" calcext:value-type="float">
            <text:p>137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-2619" calcext:value-type="float">
            <text:p>-2619</text:p>
          </table:table-cell>
          <table:table-cell office:value-type="float" office:value="-31" calcext:value-type="float">
            <text:p>-3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-2482" calcext:value-type="float">
            <text:p>-2482</text:p>
          </table:table-cell>
          <table:table-cell office:value-type="float" office:value="-31" calcext:value-type="float">
            <text:p>-3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-2619" calcext:value-type="float">
            <text:p>-2619</text:p>
          </table:table-cell>
          <table:table-cell office:value-type="float" office:value="-2482" calcext:value-type="float">
            <text:p>-248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N12]-[.M12]" office:value-type="float" office:value="137" calcext:value-type="float">
            <text:p>137</text:p>
          </table:table-cell>
          <table:table-cell table:formula="of:=[.R12]*10" office:value-type="float" office:value="1370" calcext:value-type="float">
            <text:p>137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-2580" calcext:value-type="float">
            <text:p>-2580</text:p>
          </table:table-cell>
          <table:table-cell office:value-type="float" office:value="-31" calcext:value-type="float">
            <text:p>-3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-2452" calcext:value-type="float">
            <text:p>-2452</text:p>
          </table:table-cell>
          <table:table-cell office:value-type="float" office:value="-31" calcext:value-type="float">
            <text:p>-3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-2580" calcext:value-type="float">
            <text:p>-2580</text:p>
          </table:table-cell>
          <table:table-cell office:value-type="float" office:value="-2452" calcext:value-type="float">
            <text:p>-245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N13]-[.M13]" office:value-type="float" office:value="128" calcext:value-type="float">
            <text:p>128</text:p>
          </table:table-cell>
          <table:table-cell table:formula="of:=[.R13]*10" office:value-type="float" office:value="1280" calcext:value-type="float">
            <text:p>128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-2589" calcext:value-type="float">
            <text:p>-2589</text:p>
          </table:table-cell>
          <table:table-cell office:value-type="float" office:value="-31" calcext:value-type="float">
            <text:p>-3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2456" calcext:value-type="float">
            <text:p>-2456</text:p>
          </table:table-cell>
          <table:table-cell office:value-type="float" office:value="-31" calcext:value-type="float">
            <text:p>-3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2589" calcext:value-type="float">
            <text:p>-2589</text:p>
          </table:table-cell>
          <table:table-cell office:value-type="float" office:value="-2456" calcext:value-type="float">
            <text:p>-245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N14]-[.M14]" office:value-type="float" office:value="133" calcext:value-type="float">
            <text:p>133</text:p>
          </table:table-cell>
          <table:table-cell table:formula="of:=[.R14]*10" office:value-type="float" office:value="1330" calcext:value-type="float">
            <text:p>133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-2555" calcext:value-type="float">
            <text:p>-2555</text:p>
          </table:table-cell>
          <table:table-cell office:value-type="float" office:value="-31" calcext:value-type="float">
            <text:p>-3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2417" calcext:value-type="float">
            <text:p>-2417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2555" calcext:value-type="float">
            <text:p>-2555</text:p>
          </table:table-cell>
          <table:table-cell office:value-type="float" office:value="-2417" calcext:value-type="float">
            <text:p>-241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N15]-[.M15]" office:value-type="float" office:value="138" calcext:value-type="float">
            <text:p>138</text:p>
          </table:table-cell>
          <table:table-cell table:formula="of:=[.R15]*10" office:value-type="float" office:value="1380" calcext:value-type="float">
            <text:p>138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-2521" calcext:value-type="float">
            <text:p>-252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2390" calcext:value-type="float">
            <text:p>-239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2521" calcext:value-type="float">
            <text:p>-2521</text:p>
          </table:table-cell>
          <table:table-cell office:value-type="float" office:value="-2390" calcext:value-type="float">
            <text:p>-239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N16]-[.M16]" office:value-type="float" office:value="131" calcext:value-type="float">
            <text:p>131</text:p>
          </table:table-cell>
          <table:table-cell table:formula="of:=[.R16]*10" office:value-type="float" office:value="1310" calcext:value-type="float">
            <text:p>131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-2486" calcext:value-type="float">
            <text:p>-248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2362" calcext:value-type="float">
            <text:p>-236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2486" calcext:value-type="float">
            <text:p>-2486</text:p>
          </table:table-cell>
          <table:table-cell office:value-type="float" office:value="-2362" calcext:value-type="float">
            <text:p>-236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N17]-[.M17]" office:value-type="float" office:value="124" calcext:value-type="float">
            <text:p>124</text:p>
          </table:table-cell>
          <table:table-cell table:formula="of:=[.R17]*10" office:value-type="float" office:value="1240" calcext:value-type="float">
            <text:p>124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-2468" calcext:value-type="float">
            <text:p>-2468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2341" calcext:value-type="float">
            <text:p>-2341</text:p>
          </table:table-cell>
          <table:table-cell office:value-type="float" office:value="-29" calcext:value-type="float">
            <text:p>-2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2468" calcext:value-type="float">
            <text:p>-2468</text:p>
          </table:table-cell>
          <table:table-cell office:value-type="float" office:value="-2341" calcext:value-type="float">
            <text:p>-234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N18]-[.M18]" office:value-type="float" office:value="127" calcext:value-type="float">
            <text:p>127</text:p>
          </table:table-cell>
          <table:table-cell table:formula="of:=[.R18]*10" office:value-type="float" office:value="1270" calcext:value-type="float">
            <text:p>127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-2431" calcext:value-type="float">
            <text:p>-2431</text:p>
          </table:table-cell>
          <table:table-cell office:value-type="float" office:value="-29" calcext:value-type="float">
            <text:p>-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2304" calcext:value-type="float">
            <text:p>-2304</text:p>
          </table:table-cell>
          <table:table-cell office:value-type="float" office:value="-29" calcext:value-type="float">
            <text:p>-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2431" calcext:value-type="float">
            <text:p>-2431</text:p>
          </table:table-cell>
          <table:table-cell office:value-type="float" office:value="-2304" calcext:value-type="float">
            <text:p>-230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N19]-[.M19]" office:value-type="float" office:value="127" calcext:value-type="float">
            <text:p>127</text:p>
          </table:table-cell>
          <table:table-cell table:formula="of:=[.R19]*10" office:value-type="float" office:value="1270" calcext:value-type="float">
            <text:p>127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2402" calcext:value-type="float">
            <text:p>-2402</text:p>
          </table:table-cell>
          <table:table-cell office:value-type="float" office:value="-29" calcext:value-type="float">
            <text:p>-2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2277" calcext:value-type="float">
            <text:p>-2277</text:p>
          </table:table-cell>
          <table:table-cell office:value-type="float" office:value="-29" calcext:value-type="float">
            <text:p>-2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2402" calcext:value-type="float">
            <text:p>-2402</text:p>
          </table:table-cell>
          <table:table-cell office:value-type="float" office:value="-2277" calcext:value-type="float">
            <text:p>-227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N20]-[.M20]" office:value-type="float" office:value="125" calcext:value-type="float">
            <text:p>125</text:p>
          </table:table-cell>
          <table:table-cell table:formula="of:=[.R20]*10" office:value-type="float" office:value="1250" calcext:value-type="float">
            <text:p>125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-2370" calcext:value-type="float">
            <text:p>-2370</text:p>
          </table:table-cell>
          <table:table-cell office:value-type="float" office:value="-28" calcext:value-type="float">
            <text:p>-2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-2248" calcext:value-type="float">
            <text:p>-2248</text:p>
          </table:table-cell>
          <table:table-cell office:value-type="float" office:value="-28" calcext:value-type="float">
            <text:p>-2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-2370" calcext:value-type="float">
            <text:p>-2370</text:p>
          </table:table-cell>
          <table:table-cell office:value-type="float" office:value="-2248" calcext:value-type="float">
            <text:p>-224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N21]-[.M21]" office:value-type="float" office:value="122" calcext:value-type="float">
            <text:p>122</text:p>
          </table:table-cell>
          <table:table-cell table:formula="of:=[.R21]*10" office:value-type="float" office:value="1220" calcext:value-type="float">
            <text:p>122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-2351" calcext:value-type="float">
            <text:p>-2351</text:p>
          </table:table-cell>
          <table:table-cell office:value-type="float" office:value="-28" calcext:value-type="float">
            <text:p>-2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2227" calcext:value-type="float">
            <text:p>-2227</text:p>
          </table:table-cell>
          <table:table-cell office:value-type="float" office:value="-28" calcext:value-type="float">
            <text:p>-2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2351" calcext:value-type="float">
            <text:p>-2351</text:p>
          </table:table-cell>
          <table:table-cell office:value-type="float" office:value="-2227" calcext:value-type="float">
            <text:p>-222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N22]-[.M22]" office:value-type="float" office:value="124" calcext:value-type="float">
            <text:p>124</text:p>
          </table:table-cell>
          <table:table-cell table:formula="of:=[.R22]*10" office:value-type="float" office:value="1240" calcext:value-type="float">
            <text:p>124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-2312" calcext:value-type="float">
            <text:p>-2312</text:p>
          </table:table-cell>
          <table:table-cell office:value-type="float" office:value="-28" calcext:value-type="float">
            <text:p>-2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-2187" calcext:value-type="float">
            <text:p>-2187</text:p>
          </table:table-cell>
          <table:table-cell office:value-type="float" office:value="-27" calcext:value-type="float">
            <text:p>-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-2312" calcext:value-type="float">
            <text:p>-2312</text:p>
          </table:table-cell>
          <table:table-cell office:value-type="float" office:value="-2187" calcext:value-type="float">
            <text:p>-218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N23]-[.M23]" office:value-type="float" office:value="125" calcext:value-type="float">
            <text:p>125</text:p>
          </table:table-cell>
          <table:table-cell table:formula="of:=[.R23]*10" office:value-type="float" office:value="1250" calcext:value-type="float">
            <text:p>125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-2287" calcext:value-type="float">
            <text:p>-2287</text:p>
          </table:table-cell>
          <table:table-cell office:value-type="float" office:value="-27" calcext:value-type="float">
            <text:p>-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-2159" calcext:value-type="float">
            <text:p>-2159</text:p>
          </table:table-cell>
          <table:table-cell office:value-type="float" office:value="-27" calcext:value-type="float">
            <text:p>-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-2287" calcext:value-type="float">
            <text:p>-2287</text:p>
          </table:table-cell>
          <table:table-cell office:value-type="float" office:value="-2159" calcext:value-type="float">
            <text:p>-2159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N24]-[.M24]" office:value-type="float" office:value="128" calcext:value-type="float">
            <text:p>128</text:p>
          </table:table-cell>
          <table:table-cell table:formula="of:=[.R24]*10" office:value-type="float" office:value="1280" calcext:value-type="float">
            <text:p>128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-2245" calcext:value-type="float">
            <text:p>-2245</text:p>
          </table:table-cell>
          <table:table-cell office:value-type="float" office:value="-27" calcext:value-type="float">
            <text:p>-2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-2128" calcext:value-type="float">
            <text:p>-2128</text:p>
          </table:table-cell>
          <table:table-cell office:value-type="float" office:value="-27" calcext:value-type="float">
            <text:p>-2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-2245" calcext:value-type="float">
            <text:p>-2245</text:p>
          </table:table-cell>
          <table:table-cell office:value-type="float" office:value="-2128" calcext:value-type="float">
            <text:p>-212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N25]-[.M25]" office:value-type="float" office:value="117" calcext:value-type="float">
            <text:p>117</text:p>
          </table:table-cell>
          <table:table-cell table:formula="of:=[.R25]*10" office:value-type="float" office:value="1170" calcext:value-type="float">
            <text:p>117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-2225" calcext:value-type="float">
            <text:p>-2225</text:p>
          </table:table-cell>
          <table:table-cell office:value-type="float" office:value="-27" calcext:value-type="float">
            <text:p>-27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-2103" calcext:value-type="float">
            <text:p>-2103</text:p>
          </table:table-cell>
          <table:table-cell office:value-type="float" office:value="-26" calcext:value-type="float">
            <text:p>-2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-2225" calcext:value-type="float">
            <text:p>-2225</text:p>
          </table:table-cell>
          <table:table-cell office:value-type="float" office:value="-2103" calcext:value-type="float">
            <text:p>-210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N26]-[.M26]" office:value-type="float" office:value="122" calcext:value-type="float">
            <text:p>122</text:p>
          </table:table-cell>
          <table:table-cell table:formula="of:=[.R26]*10" office:value-type="float" office:value="1220" calcext:value-type="float">
            <text:p>122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-2178" calcext:value-type="float">
            <text:p>-2178</text:p>
          </table:table-cell>
          <table:table-cell office:value-type="float" office:value="-26" calcext:value-type="float">
            <text:p>-2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-2069" calcext:value-type="float">
            <text:p>-2069</text:p>
          </table:table-cell>
          <table:table-cell office:value-type="float" office:value="-26" calcext:value-type="float">
            <text:p>-2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-2178" calcext:value-type="float">
            <text:p>-2178</text:p>
          </table:table-cell>
          <table:table-cell office:value-type="float" office:value="-2069" calcext:value-type="float">
            <text:p>-206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N27]-[.M27]" office:value-type="float" office:value="109" calcext:value-type="float">
            <text:p>109</text:p>
          </table:table-cell>
          <table:table-cell table:formula="of:=[.R27]*10" office:value-type="float" office:value="1090" calcext:value-type="float">
            <text:p>109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-2150" calcext:value-type="float">
            <text:p>-2150</text:p>
          </table:table-cell>
          <table:table-cell office:value-type="float" office:value="-26" calcext:value-type="float">
            <text:p>-2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-2035" calcext:value-type="float">
            <text:p>-2035</text:p>
          </table:table-cell>
          <table:table-cell office:value-type="float" office:value="-26" calcext:value-type="float">
            <text:p>-2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-2150" calcext:value-type="float">
            <text:p>-2150</text:p>
          </table:table-cell>
          <table:table-cell office:value-type="float" office:value="-2035" calcext:value-type="float">
            <text:p>-203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N28]-[.M28]" office:value-type="float" office:value="115" calcext:value-type="float">
            <text:p>115</text:p>
          </table:table-cell>
          <table:table-cell table:formula="of:=[.R28]*10" office:value-type="float" office:value="1150" calcext:value-type="float">
            <text:p>115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-2107" calcext:value-type="float">
            <text:p>-2107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-2003" calcext:value-type="float">
            <text:p>-200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-2107" calcext:value-type="float">
            <text:p>-2107</text:p>
          </table:table-cell>
          <table:table-cell office:value-type="float" office:value="-2003" calcext:value-type="float">
            <text:p>-200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N29]-[.M29]" office:value-type="float" office:value="104" calcext:value-type="float">
            <text:p>104</text:p>
          </table:table-cell>
          <table:table-cell table:formula="of:=[.R29]*10" office:value-type="float" office:value="1040" calcext:value-type="float">
            <text:p>10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-2115" calcext:value-type="float">
            <text:p>-2115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-2004" calcext:value-type="float">
            <text:p>-2004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-2115" calcext:value-type="float">
            <text:p>-2115</text:p>
          </table:table-cell>
          <table:table-cell office:value-type="float" office:value="-2004" calcext:value-type="float">
            <text:p>-200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N30]-[.M30]" office:value-type="float" office:value="111" calcext:value-type="float">
            <text:p>111</text:p>
          </table:table-cell>
          <table:table-cell table:formula="of:=[.R30]*10" office:value-type="float" office:value="1110" calcext:value-type="float">
            <text:p>111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-2076" calcext:value-type="float">
            <text:p>-2076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-1960" calcext:value-type="float">
            <text:p>-196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-2076" calcext:value-type="float">
            <text:p>-2076</text:p>
          </table:table-cell>
          <table:table-cell office:value-type="float" office:value="-1960" calcext:value-type="float">
            <text:p>-196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N31]-[.M31]" office:value-type="float" office:value="116" calcext:value-type="float">
            <text:p>116</text:p>
          </table:table-cell>
          <table:table-cell table:formula="of:=[.R31]*10" office:value-type="float" office:value="1160" calcext:value-type="float">
            <text:p>116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-2039" calcext:value-type="float">
            <text:p>-2039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-1929" calcext:value-type="float">
            <text:p>-1929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-2039" calcext:value-type="float">
            <text:p>-2039</text:p>
          </table:table-cell>
          <table:table-cell office:value-type="float" office:value="-1929" calcext:value-type="float">
            <text:p>-1929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[.N32]-[.M32]" office:value-type="float" office:value="110" calcext:value-type="float">
            <text:p>110</text:p>
          </table:table-cell>
          <table:table-cell table:formula="of:=[.R32]*10" office:value-type="float" office:value="1100" calcext:value-type="float">
            <text:p>110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-1997" calcext:value-type="float">
            <text:p>-1997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-1890" calcext:value-type="float">
            <text:p>-1890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-1997" calcext:value-type="float">
            <text:p>-1997</text:p>
          </table:table-cell>
          <table:table-cell office:value-type="float" office:value="-1890" calcext:value-type="float">
            <text:p>-189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N33]-[.M33]" office:value-type="float" office:value="107" calcext:value-type="float">
            <text:p>107</text:p>
          </table:table-cell>
          <table:table-cell table:formula="of:=[.R33]*10" office:value-type="float" office:value="1070" calcext:value-type="float">
            <text:p>107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-1974" calcext:value-type="float">
            <text:p>-1974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-1870" calcext:value-type="float">
            <text:p>-1870</text:p>
          </table:table-cell>
          <table:table-cell office:value-type="float" office:value="-23" calcext:value-type="float">
            <text:p>-2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-1974" calcext:value-type="float">
            <text:p>-1974</text:p>
          </table:table-cell>
          <table:table-cell office:value-type="float" office:value="-1870" calcext:value-type="float">
            <text:p>-187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N34]-[.M34]" office:value-type="float" office:value="104" calcext:value-type="float">
            <text:p>104</text:p>
          </table:table-cell>
          <table:table-cell table:formula="of:=[.R34]*10" office:value-type="float" office:value="1040" calcext:value-type="float">
            <text:p>10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-1930" calcext:value-type="float">
            <text:p>-1930</text:p>
          </table:table-cell>
          <table:table-cell office:value-type="float" office:value="-23" calcext:value-type="float">
            <text:p>-2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-1832" calcext:value-type="float">
            <text:p>-1832</text:p>
          </table:table-cell>
          <table:table-cell office:value-type="float" office:value="-23" calcext:value-type="float">
            <text:p>-2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-1930" calcext:value-type="float">
            <text:p>-1930</text:p>
          </table:table-cell>
          <table:table-cell office:value-type="float" office:value="-1832" calcext:value-type="float">
            <text:p>-183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N35]-[.M35]" office:value-type="float" office:value="98" calcext:value-type="float">
            <text:p>98</text:p>
          </table:table-cell>
          <table:table-cell table:formula="of:=[.R35]*10"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-1906" calcext:value-type="float">
            <text:p>-1906</text:p>
          </table:table-cell>
          <table:table-cell office:value-type="float" office:value="-23" calcext:value-type="float">
            <text:p>-2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-1795" calcext:value-type="float">
            <text:p>-1795</text:p>
          </table:table-cell>
          <table:table-cell office:value-type="float" office:value="-22" calcext:value-type="float">
            <text:p>-2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-1906" calcext:value-type="float">
            <text:p>-1906</text:p>
          </table:table-cell>
          <table:table-cell office:value-type="float" office:value="-1795" calcext:value-type="float">
            <text:p>-179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N36]-[.M36]" office:value-type="float" office:value="111" calcext:value-type="float">
            <text:p>111</text:p>
          </table:table-cell>
          <table:table-cell table:formula="of:=[.R36]*10" office:value-type="float" office:value="1110" calcext:value-type="float">
            <text:p>111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-1858" calcext:value-type="float">
            <text:p>-1858</text:p>
          </table:table-cell>
          <table:table-cell office:value-type="float" office:value="-22" calcext:value-type="float">
            <text:p>-2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-1755" calcext:value-type="float">
            <text:p>-1755</text:p>
          </table:table-cell>
          <table:table-cell office:value-type="float" office:value="-22" calcext:value-type="float">
            <text:p>-2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-1858" calcext:value-type="float">
            <text:p>-1858</text:p>
          </table:table-cell>
          <table:table-cell office:value-type="float" office:value="-1755" calcext:value-type="float">
            <text:p>-1755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[.N37]-[.M37]" office:value-type="float" office:value="103" calcext:value-type="float">
            <text:p>103</text:p>
          </table:table-cell>
          <table:table-cell table:formula="of:=[.R37]*10" office:value-type="float" office:value="1030" calcext:value-type="float">
            <text:p>103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-1835" calcext:value-type="float">
            <text:p>-1835</text:p>
          </table:table-cell>
          <table:table-cell office:value-type="float" office:value="-22" calcext:value-type="float">
            <text:p>-2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-1743" calcext:value-type="float">
            <text:p>-1743</text:p>
          </table:table-cell>
          <table:table-cell office:value-type="float" office:value="-22" calcext:value-type="float">
            <text:p>-2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-1835" calcext:value-type="float">
            <text:p>-1835</text:p>
          </table:table-cell>
          <table:table-cell office:value-type="float" office:value="-1743" calcext:value-type="float">
            <text:p>-174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N38]-[.M38]" office:value-type="float" office:value="92" calcext:value-type="float">
            <text:p>92</text:p>
          </table:table-cell>
          <table:table-cell table:formula="of:=[.R38]*10" office:value-type="float" office:value="920" calcext:value-type="float">
            <text:p>92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-1791" calcext:value-type="float">
            <text:p>-1791</text:p>
          </table:table-cell>
          <table:table-cell office:value-type="float" office:value="-21" calcext:value-type="float">
            <text:p>-2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-1698" calcext:value-type="float">
            <text:p>-1698</text:p>
          </table:table-cell>
          <table:table-cell office:value-type="float" office:value="-21" calcext:value-type="float">
            <text:p>-2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-1791" calcext:value-type="float">
            <text:p>-1791</text:p>
          </table:table-cell>
          <table:table-cell office:value-type="float" office:value="-1698" calcext:value-type="float">
            <text:p>-1698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N39]-[.M39]" office:value-type="float" office:value="93" calcext:value-type="float">
            <text:p>93</text:p>
          </table:table-cell>
          <table:table-cell table:formula="of:=[.R39]*10" office:value-type="float" office:value="930" calcext:value-type="float">
            <text:p>93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1752" calcext:value-type="float">
            <text:p>-1752</text:p>
          </table:table-cell>
          <table:table-cell office:value-type="float" office:value="-21" calcext:value-type="float">
            <text:p>-2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1664" calcext:value-type="float">
            <text:p>-1664</text:p>
          </table:table-cell>
          <table:table-cell office:value-type="float" office:value="-21" calcext:value-type="float">
            <text:p>-2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1752" calcext:value-type="float">
            <text:p>-1752</text:p>
          </table:table-cell>
          <table:table-cell office:value-type="float" office:value="-1664" calcext:value-type="float">
            <text:p>-166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N40]-[.M40]" office:value-type="float" office:value="88" calcext:value-type="float">
            <text:p>88</text:p>
          </table:table-cell>
          <table:table-cell table:formula="of:=[.R40]*10" office:value-type="float" office:value="880" calcext:value-type="float">
            <text:p>88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-1713" calcext:value-type="float">
            <text:p>-171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-1618" calcext:value-type="float">
            <text:p>-1618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-1713" calcext:value-type="float">
            <text:p>-1713</text:p>
          </table:table-cell>
          <table:table-cell office:value-type="float" office:value="-1618" calcext:value-type="float">
            <text:p>-161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[.N41]-[.M41]" office:value-type="float" office:value="95" calcext:value-type="float">
            <text:p>95</text:p>
          </table:table-cell>
          <table:table-cell table:formula="of:=[.R41]*10" office:value-type="float" office:value="950" calcext:value-type="float">
            <text:p>95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-1687" calcext:value-type="float">
            <text:p>-1687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-1594" calcext:value-type="float">
            <text:p>-159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-1687" calcext:value-type="float">
            <text:p>-1687</text:p>
          </table:table-cell>
          <table:table-cell office:value-type="float" office:value="-1594" calcext:value-type="float">
            <text:p>-1594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N42]-[.M42]" office:value-type="float" office:value="93" calcext:value-type="float">
            <text:p>93</text:p>
          </table:table-cell>
          <table:table-cell table:formula="of:=[.R42]*10" office:value-type="float" office:value="930" calcext:value-type="float">
            <text:p>93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-1638" calcext:value-type="float">
            <text:p>-1638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-1549" calcext:value-type="float">
            <text:p>-1549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-1638" calcext:value-type="float">
            <text:p>-1638</text:p>
          </table:table-cell>
          <table:table-cell office:value-type="float" office:value="-1549" calcext:value-type="float">
            <text:p>-1549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[.N43]-[.M43]" office:value-type="float" office:value="89" calcext:value-type="float">
            <text:p>89</text:p>
          </table:table-cell>
          <table:table-cell table:formula="of:=[.R43]*10" office:value-type="float" office:value="890" calcext:value-type="float">
            <text:p>89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-1601" calcext:value-type="float">
            <text:p>-1601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-1517" calcext:value-type="float">
            <text:p>-1517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-1601" calcext:value-type="float">
            <text:p>-1601</text:p>
          </table:table-cell>
          <table:table-cell office:value-type="float" office:value="-1517" calcext:value-type="float">
            <text:p>-1517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.N44]-[.M44]" office:value-type="float" office:value="84" calcext:value-type="float">
            <text:p>84</text:p>
          </table:table-cell>
          <table:table-cell table:formula="of:=[.R44]*10" office:value-type="float" office:value="840" calcext:value-type="float">
            <text:p>84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-1558" calcext:value-type="float">
            <text:p>-1558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-1472" calcext:value-type="float">
            <text:p>-1472</text:p>
          </table:table-cell>
          <table:table-cell office:value-type="float" office:value="-18" calcext:value-type="float">
            <text:p>-18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-1558" calcext:value-type="float">
            <text:p>-1558</text:p>
          </table:table-cell>
          <table:table-cell office:value-type="float" office:value="-1472" calcext:value-type="float">
            <text:p>-147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N45]-[.M45]" office:value-type="float" office:value="86" calcext:value-type="float">
            <text:p>86</text:p>
          </table:table-cell>
          <table:table-cell table:formula="of:=[.R45]*10" office:value-type="float" office:value="860" calcext:value-type="float">
            <text:p>860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-1566" calcext:value-type="float">
            <text:p>-1566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-1478" calcext:value-type="float">
            <text:p>-1478</text:p>
          </table:table-cell>
          <table:table-cell office:value-type="float" office:value="-18" calcext:value-type="float">
            <text:p>-1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-1566" calcext:value-type="float">
            <text:p>-1566</text:p>
          </table:table-cell>
          <table:table-cell office:value-type="float" office:value="-1478" calcext:value-type="float">
            <text:p>-147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N46]-[.M46]" office:value-type="float" office:value="88" calcext:value-type="float">
            <text:p>88</text:p>
          </table:table-cell>
          <table:table-cell table:formula="of:=[.R46]*10" office:value-type="float" office:value="880" calcext:value-type="float">
            <text:p>88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-1511" calcext:value-type="float">
            <text:p>-1511</text:p>
          </table:table-cell>
          <table:table-cell office:value-type="float" office:value="-18" calcext:value-type="float">
            <text:p>-18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-1431" calcext:value-type="float">
            <text:p>-1431</text:p>
          </table:table-cell>
          <table:table-cell office:value-type="float" office:value="-18" calcext:value-type="float">
            <text:p>-18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-1511" calcext:value-type="float">
            <text:p>-1511</text:p>
          </table:table-cell>
          <table:table-cell office:value-type="float" office:value="-1431" calcext:value-type="float">
            <text:p>-143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[.N47]-[.M47]" office:value-type="float" office:value="80" calcext:value-type="float">
            <text:p>80</text:p>
          </table:table-cell>
          <table:table-cell table:formula="of:=[.R47]*10"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-1479" calcext:value-type="float">
            <text:p>-1479</text:p>
          </table:table-cell>
          <table:table-cell office:value-type="float" office:value="-18" calcext:value-type="float">
            <text:p>-1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-1395" calcext:value-type="float">
            <text:p>-1395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-1479" calcext:value-type="float">
            <text:p>-1479</text:p>
          </table:table-cell>
          <table:table-cell office:value-type="float" office:value="-1395" calcext:value-type="float">
            <text:p>-1395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.N48]-[.M48]" office:value-type="float" office:value="84" calcext:value-type="float">
            <text:p>84</text:p>
          </table:table-cell>
          <table:table-cell table:formula="of:=[.R48]*10" office:value-type="float" office:value="840" calcext:value-type="float">
            <text:p>84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-1421" calcext:value-type="float">
            <text:p>-1421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-1345" calcext:value-type="float">
            <text:p>-1345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-1421" calcext:value-type="float">
            <text:p>-1421</text:p>
          </table:table-cell>
          <table:table-cell office:value-type="float" office:value="-1345" calcext:value-type="float">
            <text:p>-1345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[.N49]-[.M49]" office:value-type="float" office:value="76" calcext:value-type="float">
            <text:p>76</text:p>
          </table:table-cell>
          <table:table-cell table:formula="of:=[.R49]*10" office:value-type="float" office:value="760" calcext:value-type="float">
            <text:p>76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-1398" calcext:value-type="float">
            <text:p>-1398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-1322" calcext:value-type="float">
            <text:p>-1322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-1398" calcext:value-type="float">
            <text:p>-1398</text:p>
          </table:table-cell>
          <table:table-cell office:value-type="float" office:value="-1322" calcext:value-type="float">
            <text:p>-132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N50]-[.M50]" office:value-type="float" office:value="76" calcext:value-type="float">
            <text:p>76</text:p>
          </table:table-cell>
          <table:table-cell table:formula="of:=[.R50]*10" office:value-type="float" office:value="760" calcext:value-type="float">
            <text:p>76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-1348" calcext:value-type="float">
            <text:p>-1348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-1267" calcext:value-type="float">
            <text:p>-1267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-1348" calcext:value-type="float">
            <text:p>-1348</text:p>
          </table:table-cell>
          <table:table-cell office:value-type="float" office:value="-1267" calcext:value-type="float">
            <text:p>-1267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[.N51]-[.M51]" office:value-type="float" office:value="81" calcext:value-type="float">
            <text:p>81</text:p>
          </table:table-cell>
          <table:table-cell table:formula="of:=[.R51]*10" office:value-type="float" office:value="810" calcext:value-type="float">
            <text:p>81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-1308" calcext:value-type="float">
            <text:p>-130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-1233" calcext:value-type="float">
            <text:p>-1233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-1308" calcext:value-type="float">
            <text:p>-1308</text:p>
          </table:table-cell>
          <table:table-cell office:value-type="float" office:value="-1233" calcext:value-type="float">
            <text:p>-123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.N52]-[.M52]" office:value-type="float" office:value="75" calcext:value-type="float">
            <text:p>75</text:p>
          </table:table-cell>
          <table:table-cell table:formula="of:=[.R52]*10"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-1257" calcext:value-type="float">
            <text:p>-1257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-1188" calcext:value-type="float">
            <text:p>-118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-1257" calcext:value-type="float">
            <text:p>-1257</text:p>
          </table:table-cell>
          <table:table-cell office:value-type="float" office:value="-1188" calcext:value-type="float">
            <text:p>-1188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[.N53]-[.M53]" office:value-type="float" office:value="69" calcext:value-type="float">
            <text:p>69</text:p>
          </table:table-cell>
          <table:table-cell table:formula="of:=[.R53]*10" office:value-type="float" office:value="690" calcext:value-type="float">
            <text:p>69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-1229" calcext:value-type="float">
            <text:p>-1229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-1158" calcext:value-type="float">
            <text:p>-1158</text:p>
          </table:table-cell>
          <table:table-cell office:value-type="float" office:value="-14" calcext:value-type="float">
            <text:p>-1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-1229" calcext:value-type="float">
            <text:p>-1229</text:p>
          </table:table-cell>
          <table:table-cell office:value-type="float" office:value="-1158" calcext:value-type="float">
            <text:p>-1158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N54]-[.M54]" office:value-type="float" office:value="71" calcext:value-type="float">
            <text:p>71</text:p>
          </table:table-cell>
          <table:table-cell table:formula="of:=[.R54]*10" office:value-type="float" office:value="710" calcext:value-type="float">
            <text:p>71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-1179" calcext:value-type="float">
            <text:p>-1179</text:p>
          </table:table-cell>
          <table:table-cell office:value-type="float" office:value="-14" calcext:value-type="float">
            <text:p>-14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-1110" calcext:value-type="float">
            <text:p>-1110</text:p>
          </table:table-cell>
          <table:table-cell office:value-type="float" office:value="-14" calcext:value-type="float">
            <text:p>-14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-1179" calcext:value-type="float">
            <text:p>-1179</text:p>
          </table:table-cell>
          <table:table-cell office:value-type="float" office:value="-1110" calcext:value-type="float">
            <text:p>-111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[.N55]-[.M55]" office:value-type="float" office:value="69" calcext:value-type="float">
            <text:p>69</text:p>
          </table:table-cell>
          <table:table-cell table:formula="of:=[.R55]*10" office:value-type="float" office:value="690" calcext:value-type="float">
            <text:p>69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-1136" calcext:value-type="float">
            <text:p>-1136</text:p>
          </table:table-cell>
          <table:table-cell office:value-type="float" office:value="-13" calcext:value-type="float">
            <text:p>-1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-1068" calcext:value-type="float">
            <text:p>-1068</text:p>
          </table:table-cell>
          <table:table-cell office:value-type="float" office:value="-13" calcext:value-type="float">
            <text:p>-1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-1136" calcext:value-type="float">
            <text:p>-1136</text:p>
          </table:table-cell>
          <table:table-cell office:value-type="float" office:value="-1068" calcext:value-type="float">
            <text:p>-1068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[.N56]-[.M56]" office:value-type="float" office:value="68" calcext:value-type="float">
            <text:p>68</text:p>
          </table:table-cell>
          <table:table-cell table:formula="of:=[.R56]*10" office:value-type="float" office:value="680" calcext:value-type="float">
            <text:p>68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-1081" calcext:value-type="float">
            <text:p>-1081</text:p>
          </table:table-cell>
          <table:table-cell office:value-type="float" office:value="-13" calcext:value-type="float">
            <text:p>-13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-1015" calcext:value-type="float">
            <text:p>-1015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-1081" calcext:value-type="float">
            <text:p>-1081</text:p>
          </table:table-cell>
          <table:table-cell office:value-type="float" office:value="-1015" calcext:value-type="float">
            <text:p>-1015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[.N57]-[.M57]" office:value-type="float" office:value="66" calcext:value-type="float">
            <text:p>66</text:p>
          </table:table-cell>
          <table:table-cell table:formula="of:=[.R57]*10" office:value-type="float" office:value="660" calcext:value-type="float">
            <text:p>66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-1058" calcext:value-type="float">
            <text:p>-1058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-989" calcext:value-type="float">
            <text:p>-989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-1058" calcext:value-type="float">
            <text:p>-1058</text:p>
          </table:table-cell>
          <table:table-cell office:value-type="float" office:value="-989" calcext:value-type="float">
            <text:p>-989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[.N58]-[.M58]" office:value-type="float" office:value="69" calcext:value-type="float">
            <text:p>69</text:p>
          </table:table-cell>
          <table:table-cell table:formula="of:=[.R58]*10" office:value-type="float" office:value="690" calcext:value-type="float">
            <text:p>69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-999" calcext:value-type="float">
            <text:p>-999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-943" calcext:value-type="float">
            <text:p>-943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-999" calcext:value-type="float">
            <text:p>-999</text:p>
          </table:table-cell>
          <table:table-cell office:value-type="float" office:value="-943" calcext:value-type="float">
            <text:p>-94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[.N59]-[.M59]" office:value-type="float" office:value="56" calcext:value-type="float">
            <text:p>56</text:p>
          </table:table-cell>
          <table:table-cell table:formula="of:=[.R59]*10" office:value-type="float" office:value="560" calcext:value-type="float">
            <text:p>56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-952" calcext:value-type="float">
            <text:p>-952</text:p>
          </table:table-cell>
          <table:table-cell office:value-type="float" office:value="-11" calcext:value-type="float">
            <text:p>-1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-891" calcext:value-type="float">
            <text:p>-891</text:p>
          </table:table-cell>
          <table:table-cell office:value-type="float" office:value="-11" calcext:value-type="float">
            <text:p>-1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-952" calcext:value-type="float">
            <text:p>-952</text:p>
          </table:table-cell>
          <table:table-cell office:value-type="float" office:value="-891" calcext:value-type="float">
            <text:p>-89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N60]-[.M60]" office:value-type="float" office:value="61" calcext:value-type="float">
            <text:p>61</text:p>
          </table:table-cell>
          <table:table-cell table:formula="of:=[.R60]*10" office:value-type="float" office:value="610" calcext:value-type="float">
            <text:p>61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-896" calcext:value-type="float">
            <text:p>-896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-840" calcext:value-type="float">
            <text:p>-840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-896" calcext:value-type="float">
            <text:p>-896</text:p>
          </table:table-cell>
          <table:table-cell office:value-type="float" office:value="-840" calcext:value-type="float">
            <text:p>-84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[.N61]-[.M61]" office:value-type="float" office:value="56" calcext:value-type="float">
            <text:p>56</text:p>
          </table:table-cell>
          <table:table-cell table:formula="of:=[.R61]*10" office:value-type="float" office:value="560" calcext:value-type="float">
            <text:p>56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-902" calcext:value-type="float">
            <text:p>-902</text:p>
          </table:table-cell>
          <table:table-cell office:value-type="float" office:value="-11" calcext:value-type="float">
            <text:p>-1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-841" calcext:value-type="float">
            <text:p>-84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-902" calcext:value-type="float">
            <text:p>-902</text:p>
          </table:table-cell>
          <table:table-cell office:value-type="float" office:value="-841" calcext:value-type="float">
            <text:p>-84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[.N62]-[.M62]" office:value-type="float" office:value="61" calcext:value-type="float">
            <text:p>61</text:p>
          </table:table-cell>
          <table:table-cell table:formula="of:=[.R62]*10" office:value-type="float" office:value="610" calcext:value-type="float">
            <text:p>61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-843" calcext:value-type="float">
            <text:p>-84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-787" calcext:value-type="float">
            <text:p>-787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-843" calcext:value-type="float">
            <text:p>-843</text:p>
          </table:table-cell>
          <table:table-cell office:value-type="float" office:value="-787" calcext:value-type="float">
            <text:p>-787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[.N63]-[.M63]" office:value-type="float" office:value="56" calcext:value-type="float">
            <text:p>56</text:p>
          </table:table-cell>
          <table:table-cell table:formula="of:=[.R63]*10" office:value-type="float" office:value="560" calcext:value-type="float">
            <text:p>56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-797" calcext:value-type="float">
            <text:p>-797</text:p>
          </table:table-cell>
          <table:table-cell office:value-type="float" office:value="-9" calcext:value-type="float">
            <text:p>-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-748" calcext:value-type="float">
            <text:p>-748</text:p>
          </table:table-cell>
          <table:table-cell office:value-type="float" office:value="-9" calcext:value-type="float">
            <text:p>-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-797" calcext:value-type="float">
            <text:p>-797</text:p>
          </table:table-cell>
          <table:table-cell office:value-type="float" office:value="-748" calcext:value-type="float">
            <text:p>-748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[.N64]-[.M64]" office:value-type="float" office:value="49" calcext:value-type="float">
            <text:p>49</text:p>
          </table:table-cell>
          <table:table-cell table:formula="of:=[.R64]*10" office:value-type="float" office:value="490" calcext:value-type="float">
            <text:p>49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-736" calcext:value-type="float">
            <text:p>-736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-688" calcext:value-type="float">
            <text:p>-688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-736" calcext:value-type="float">
            <text:p>-736</text:p>
          </table:table-cell>
          <table:table-cell office:value-type="float" office:value="-688" calcext:value-type="float">
            <text:p>-688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[.N65]-[.M65]" office:value-type="float" office:value="48" calcext:value-type="float">
            <text:p>48</text:p>
          </table:table-cell>
          <table:table-cell table:formula="of:=[.R65]*10"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-706" calcext:value-type="float">
            <text:p>-706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-657" calcext:value-type="float">
            <text:p>-657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-706" calcext:value-type="float">
            <text:p>-706</text:p>
          </table:table-cell>
          <table:table-cell office:value-type="float" office:value="-657" calcext:value-type="float">
            <text:p>-657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[.N66]-[.M66]" office:value-type="float" office:value="49" calcext:value-type="float">
            <text:p>49</text:p>
          </table:table-cell>
          <table:table-cell table:formula="of:=[.R66]*10" office:value-type="float" office:value="490" calcext:value-type="float">
            <text:p>49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-639" calcext:value-type="float">
            <text:p>-639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-596" calcext:value-type="float">
            <text:p>-596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-639" calcext:value-type="float">
            <text:p>-639</text:p>
          </table:table-cell>
          <table:table-cell office:value-type="float" office:value="-596" calcext:value-type="float">
            <text:p>-596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[.N67]-[.M67]" office:value-type="float" office:value="43" calcext:value-type="float">
            <text:p>43</text:p>
          </table:table-cell>
          <table:table-cell table:formula="of:=[.R67]*10" office:value-type="float" office:value="430" calcext:value-type="float">
            <text:p>430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-593" calcext:value-type="float">
            <text:p>-593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-547" calcext:value-type="float">
            <text:p>-547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-593" calcext:value-type="float">
            <text:p>-593</text:p>
          </table:table-cell>
          <table:table-cell office:value-type="float" office:value="-547" calcext:value-type="float">
            <text:p>-547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[.N68]-[.M68]" office:value-type="float" office:value="46" calcext:value-type="float">
            <text:p>46</text:p>
          </table:table-cell>
          <table:table-cell table:formula="of:=[.R68]*10" office:value-type="float" office:value="460" calcext:value-type="float">
            <text:p>460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-532" calcext:value-type="float">
            <text:p>-532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-489" calcext:value-type="float">
            <text:p>-489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-532" calcext:value-type="float">
            <text:p>-532</text:p>
          </table:table-cell>
          <table:table-cell office:value-type="float" office:value="-489" calcext:value-type="float">
            <text:p>-489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[.N69]-[.M69]" office:value-type="float" office:value="43" calcext:value-type="float">
            <text:p>43</text:p>
          </table:table-cell>
          <table:table-cell table:formula="of:=[.R69]*10" office:value-type="float" office:value="430" calcext:value-type="float">
            <text:p>43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-505" calcext:value-type="float">
            <text:p>-505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-465" calcext:value-type="float">
            <text:p>-465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-505" calcext:value-type="float">
            <text:p>-505</text:p>
          </table:table-cell>
          <table:table-cell office:value-type="float" office:value="-465" calcext:value-type="float">
            <text:p>-46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N70]-[.M70]" office:value-type="float" office:value="40" calcext:value-type="float">
            <text:p>40</text:p>
          </table:table-cell>
          <table:table-cell table:formula="of:=[.R70]*10"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-444" calcext:value-type="float">
            <text:p>-444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-406" calcext:value-type="float">
            <text:p>-406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-444" calcext:value-type="float">
            <text:p>-444</text:p>
          </table:table-cell>
          <table:table-cell office:value-type="float" office:value="-406" calcext:value-type="float">
            <text:p>-40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[.N71]-[.M71]" office:value-type="float" office:value="38" calcext:value-type="float">
            <text:p>38</text:p>
          </table:table-cell>
          <table:table-cell table:formula="of:=[.R71]*10" office:value-type="float" office:value="380" calcext:value-type="float">
            <text:p>380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-393" calcext:value-type="float">
            <text:p>-393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-357" calcext:value-type="float">
            <text:p>-357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-393" calcext:value-type="float">
            <text:p>-393</text:p>
          </table:table-cell>
          <table:table-cell office:value-type="float" office:value="-357" calcext:value-type="float">
            <text:p>-35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[.N72]-[.M72]" office:value-type="float" office:value="36" calcext:value-type="float">
            <text:p>36</text:p>
          </table:table-cell>
          <table:table-cell table:formula="of:=[.R72]*10"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-330" calcext:value-type="float">
            <text:p>-330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-293" calcext:value-type="float">
            <text:p>-293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-330" calcext:value-type="float">
            <text:p>-330</text:p>
          </table:table-cell>
          <table:table-cell office:value-type="float" office:value="-293" calcext:value-type="float">
            <text:p>-29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[.N73]-[.M73]" office:value-type="float" office:value="37" calcext:value-type="float">
            <text:p>37</text:p>
          </table:table-cell>
          <table:table-cell table:formula="of:=[.R73]*10" office:value-type="float" office:value="370" calcext:value-type="float">
            <text:p>370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-289" calcext:value-type="float">
            <text:p>-289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-259" calcext:value-type="float">
            <text:p>-259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-289" calcext:value-type="float">
            <text:p>-289</text:p>
          </table:table-cell>
          <table:table-cell office:value-type="float" office:value="-259" calcext:value-type="float">
            <text:p>-259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[.N74]-[.M74]" office:value-type="float" office:value="30" calcext:value-type="float">
            <text:p>30</text:p>
          </table:table-cell>
          <table:table-cell table:formula="of:=[.R74]*10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-221" calcext:value-type="float">
            <text:p>-221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-194" calcext:value-type="float">
            <text:p>-194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-221" calcext:value-type="float">
            <text:p>-221</text:p>
          </table:table-cell>
          <table:table-cell office:value-type="float" office:value="-194" calcext:value-type="float">
            <text:p>-194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[.N75]-[.M75]" office:value-type="float" office:value="27" calcext:value-type="float">
            <text:p>27</text:p>
          </table:table-cell>
          <table:table-cell table:formula="of:=[.R75]*10"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-173" calcext:value-type="float">
            <text:p>-173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-143" calcext:value-type="float">
            <text:p>-143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-173" calcext:value-type="float">
            <text:p>-173</text:p>
          </table:table-cell>
          <table:table-cell office:value-type="float" office:value="-143" calcext:value-type="float">
            <text:p>-143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[.N76]-[.M76]" office:value-type="float" office:value="30" calcext:value-type="float">
            <text:p>30</text:p>
          </table:table-cell>
          <table:table-cell table:formula="of:=[.R76]*10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-107" calcext:value-type="float">
            <text:p>-107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-74" calcext:value-type="float">
            <text:p>-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-107" calcext:value-type="float">
            <text:p>-107</text:p>
          </table:table-cell>
          <table:table-cell office:value-type="float" office:value="-74" calcext:value-type="float">
            <text:p>-74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[.N77]-[.M77]" office:value-type="float" office:value="33" calcext:value-type="float">
            <text:p>33</text:p>
          </table:table-cell>
          <table:table-cell table:formula="of:=[.R77]*10" office:value-type="float" office:value="330" calcext:value-type="float">
            <text:p>330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-112" calcext:value-type="float">
            <text:p>-112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-81" calcext:value-type="float">
            <text:p>-8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-112" calcext:value-type="float">
            <text:p>-112</text:p>
          </table:table-cell>
          <table:table-cell office:value-type="float" office:value="-81" calcext:value-type="float">
            <text:p>-8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[.N78]-[.M78]" office:value-type="float" office:value="31" calcext:value-type="float">
            <text:p>31</text:p>
          </table:table-cell>
          <table:table-cell table:formula="of:=[.R78]*10"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[.N79]-[.M79]" office:value-type="float" office:value="20" calcext:value-type="float">
            <text:p>20</text:p>
          </table:table-cell>
          <table:table-cell table:formula="of:=[.R79]*10"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N80]-[.M80]" office:value-type="float" office:value="18" calcext:value-type="float">
            <text:p>18</text:p>
          </table:table-cell>
          <table:table-cell table:formula="of:=[.R80]*10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[.N81]-[.M81]" office:value-type="float" office:value="12" calcext:value-type="float">
            <text:p>12</text:p>
          </table:table-cell>
          <table:table-cell table:formula="of:=[.R81]*10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[.N82]-[.M82]" office:value-type="float" office:value="5" calcext:value-type="float">
            <text:p>5</text:p>
          </table:table-cell>
          <table:table-cell table:formula="of:=[.R82]*10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[.N83]-[.M83]" office:value-type="float" office:value="2" calcext:value-type="float">
            <text:p>2</text:p>
          </table:table-cell>
          <table:table-cell table:formula="of:=[.R83]*10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81" calcext:value-type="float">
            <text:p>28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[.N84]-[.M84]" office:value-type="float" office:value="4" calcext:value-type="float">
            <text:p>4</text:p>
          </table:table-cell>
          <table:table-cell table:formula="of:=[.R84]*10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58" calcext:value-type="float">
            <text:p>35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45" calcext:value-type="float">
            <text:p>345</text:p>
          </table:table-cell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[.N85]-[.M85]" office:value-type="float" office:value="13" calcext:value-type="float">
            <text:p>13</text:p>
          </table:table-cell>
          <table:table-cell table:formula="of:=[.R85]*10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365" calcext:value-type="float">
            <text:p>36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74" calcext:value-type="float">
            <text:p>37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[.N86]-[.M86]" office:value-type="float" office:value="9" calcext:value-type="float">
            <text:p>9</text:p>
          </table:table-cell>
          <table:table-cell table:formula="of:=[.R86]*10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444" calcext:value-type="float">
            <text:p>4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54" calcext:value-type="float">
            <text:p>45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4" calcext:value-type="float">
            <text:p>444</text:p>
          </table:table-cell>
          <table:table-cell office:value-type="float" office:value="454" calcext:value-type="float">
            <text:p>454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[.N87]-[.M87]" office:value-type="float" office:value="10" calcext:value-type="float">
            <text:p>10</text:p>
          </table:table-cell>
          <table:table-cell table:formula="of:=[.R87]*10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513" calcext:value-type="float">
            <text:p>5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513" calcext:value-type="float">
            <text:p>5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2" office:value-type="float" office:value="513" calcext:value-type="float">
            <text:p>513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[.N88]-[.M88]" office:value-type="float" office:value="0" calcext:value-type="float">
            <text:p>0</text:p>
          </table:table-cell>
          <table:table-cell table:formula="of:=[.R88]*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592" calcext:value-type="float">
            <text:p>59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586" calcext:value-type="float">
            <text:p>58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592" calcext:value-type="float">
            <text:p>592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[.N89]-[.M89]" office:value-type="float" office:value="-6" calcext:value-type="float">
            <text:p>-6</text:p>
          </table:table-cell>
          <table:table-cell table:formula="of:=[.R89]*10" office:value-type="float" office:value="-60" calcext:value-type="float">
            <text:p>-6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36" calcext:value-type="float">
            <text:p>63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35" calcext:value-type="float">
            <text:p>63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36" calcext:value-type="float">
            <text:p>636</text:p>
          </table:table-cell>
          <table:table-cell office:value-type="float" office:value="635" calcext:value-type="float">
            <text:p>63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N90]-[.M90]" office:value-type="float" office:value="-1" calcext:value-type="float">
            <text:p>-1</text:p>
          </table:table-cell>
          <table:table-cell table:formula="of:=[.R90]*10"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734" calcext:value-type="float">
            <text:p>73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711" calcext:value-type="float">
            <text:p>71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734" calcext:value-type="float">
            <text:p>734</text:p>
          </table:table-cell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[.N91]-[.M91]" office:value-type="float" office:value="-23" calcext:value-type="float">
            <text:p>-23</text:p>
          </table:table-cell>
          <table:table-cell table:formula="of:=[.R91]*10" office:value-type="float" office:value="-230" calcext:value-type="float">
            <text:p>-230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799" calcext:value-type="float">
            <text:p>79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778" calcext:value-type="float">
            <text:p>77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799" calcext:value-type="float">
            <text:p>799</text:p>
          </table:table-cell>
          <table:table-cell office:value-type="float" office:value="778" calcext:value-type="float">
            <text:p>778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[.N92]-[.M92]" office:value-type="float" office:value="-21" calcext:value-type="float">
            <text:p>-21</text:p>
          </table:table-cell>
          <table:table-cell table:formula="of:=[.R92]*10" office:value-type="float" office:value="-210" calcext:value-type="float">
            <text:p>-210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881" calcext:value-type="float">
            <text:p>88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857" calcext:value-type="float">
            <text:p>85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881" calcext:value-type="float">
            <text:p>881</text:p>
          </table:table-cell>
          <table:table-cell office:value-type="float" office:value="857" calcext:value-type="float">
            <text:p>857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[.N93]-[.M93]" office:value-type="float" office:value="-24" calcext:value-type="float">
            <text:p>-24</text:p>
          </table:table-cell>
          <table:table-cell table:formula="of:=[.R93]*10"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878" calcext:value-type="float">
            <text:p>87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860" calcext:value-type="float">
            <text:p>86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878" calcext:value-type="float">
            <text:p>878</text:p>
          </table:table-cell>
          <table:table-cell office:value-type="float" office:value="860" calcext:value-type="float">
            <text:p>860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[.N94]-[.M94]" office:value-type="float" office:value="-18" calcext:value-type="float">
            <text:p>-18</text:p>
          </table:table-cell>
          <table:table-cell table:formula="of:=[.R94]*10" office:value-type="float" office:value="-180" calcext:value-type="float">
            <text:p>-180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938" calcext:value-type="float">
            <text:p>93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office:value-type="float" office:value="938" calcext:value-type="float">
            <text:p>938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[.N95]-[.M95]" office:value-type="float" office:value="-34" calcext:value-type="float">
            <text:p>-34</text:p>
          </table:table-cell>
          <table:table-cell table:formula="of:=[.R95]*10" office:value-type="float" office:value="-340" calcext:value-type="float">
            <text:p>-340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042" calcext:value-type="float">
            <text:p>104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017" calcext:value-type="float">
            <text:p>10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042" calcext:value-type="float">
            <text:p>1042</text:p>
          </table:table-cell>
          <table:table-cell office:value-type="float" office:value="1017" calcext:value-type="float">
            <text:p>1017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[.N96]-[.M96]" office:value-type="float" office:value="-25" calcext:value-type="float">
            <text:p>-25</text:p>
          </table:table-cell>
          <table:table-cell table:formula="of:=[.R96]*10" office:value-type="float" office:value="-250" calcext:value-type="float">
            <text:p>-250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33" calcext:value-type="float">
            <text:p>113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133" calcext:value-type="float">
            <text:p>1133</text:p>
          </table:table-cell>
          <table:table-cell office:value-type="float" office:value="1098" calcext:value-type="float">
            <text:p>109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[.N97]-[.M97]" office:value-type="float" office:value="-35" calcext:value-type="float">
            <text:p>-35</text:p>
          </table:table-cell>
          <table:table-cell table:formula="of:=[.R97]*10" office:value-type="float" office:value="-350" calcext:value-type="float">
            <text:p>-350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85" calcext:value-type="float">
            <text:p>11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185" calcext:value-type="float">
            <text:p>1185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[.N98]-[.M98]" office:value-type="float" office:value="-36" calcext:value-type="float">
            <text:p>-36</text:p>
          </table:table-cell>
          <table:table-cell table:formula="of:=[.R98]*10" office:value-type="float" office:value="-360" calcext:value-type="float">
            <text:p>-360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274" calcext:value-type="float">
            <text:p>127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1240" calcext:value-type="float">
            <text:p>124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1274" calcext:value-type="float">
            <text:p>1274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[.N99]-[.M99]" office:value-type="float" office:value="-34" calcext:value-type="float">
            <text:p>-34</text:p>
          </table:table-cell>
          <table:table-cell table:formula="of:=[.R99]*10" office:value-type="float" office:value="-340" calcext:value-type="float">
            <text:p>-340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354" calcext:value-type="float">
            <text:p>135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308" calcext:value-type="float">
            <text:p>130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354" calcext:value-type="float">
            <text:p>1354</text:p>
          </table:table-cell>
          <table:table-cell office:value-type="float" office:value="1308" calcext:value-type="float">
            <text:p>130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N100]-[.M100]" office:value-type="float" office:value="-46" calcext:value-type="float">
            <text:p>-46</text:p>
          </table:table-cell>
          <table:table-cell table:formula="of:=[.R100]*10" office:value-type="float" office:value="-460" calcext:value-type="float">
            <text:p>-460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458" calcext:value-type="float">
            <text:p>145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1400" calcext:value-type="float">
            <text:p>140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1458" calcext:value-type="float">
            <text:p>1458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[.N101]-[.M101]" office:value-type="float" office:value="-58" calcext:value-type="float">
            <text:p>-58</text:p>
          </table:table-cell>
          <table:table-cell table:formula="of:=[.R101]*10" office:value-type="float" office:value="-580" calcext:value-type="float">
            <text:p>-580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471" calcext:value-type="float">
            <text:p>147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1421" calcext:value-type="float">
            <text:p>142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1471" calcext:value-type="float">
            <text:p>1471</text:p>
          </table:table-cell>
          <table:table-cell office:value-type="float" office:value="1421" calcext:value-type="float">
            <text:p>142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[.N102]-[.M102]" office:value-type="float" office:value="-50" calcext:value-type="float">
            <text:p>-50</text:p>
          </table:table-cell>
          <table:table-cell table:formula="of:=[.R102]*10" office:value-type="float" office:value="-500" calcext:value-type="float">
            <text:p>-500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568" calcext:value-type="float">
            <text:p>156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517" calcext:value-type="float">
            <text:p>15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568" calcext:value-type="float">
            <text:p>1568</text:p>
          </table:table-cell>
          <table:table-cell office:value-type="float" office:value="1517" calcext:value-type="float">
            <text:p>1517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[.N103]-[.M103]" office:value-type="float" office:value="-51" calcext:value-type="float">
            <text:p>-51</text:p>
          </table:table-cell>
          <table:table-cell table:formula="of:=[.R103]*10" office:value-type="float" office:value="-510" calcext:value-type="float">
            <text:p>-510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1657" calcext:value-type="float">
            <text:p>165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604" calcext:value-type="float">
            <text:p>160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657" calcext:value-type="float">
            <text:p>1657</text:p>
          </table:table-cell>
          <table:table-cell office:value-type="float" office:value="1604" calcext:value-type="float">
            <text:p>1604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[.N104]-[.M104]" office:value-type="float" office:value="-53" calcext:value-type="float">
            <text:p>-53</text:p>
          </table:table-cell>
          <table:table-cell table:formula="of:=[.R104]*10" office:value-type="float" office:value="-530" calcext:value-type="float">
            <text:p>-530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756" calcext:value-type="float">
            <text:p>1756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709" calcext:value-type="float">
            <text:p>170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756" calcext:value-type="float">
            <text:p>1756</text:p>
          </table:table-cell>
          <table:table-cell office:value-type="float" office:value="1709" calcext:value-type="float">
            <text:p>1709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[.N105]-[.M105]" office:value-type="float" office:value="-47" calcext:value-type="float">
            <text:p>-47</text:p>
          </table:table-cell>
          <table:table-cell table:formula="of:=[.R105]*10" office:value-type="float" office:value="-470" calcext:value-type="float">
            <text:p>-470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811" calcext:value-type="float">
            <text:p>181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757" calcext:value-type="float">
            <text:p>1757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811" calcext:value-type="float">
            <text:p>1811</text:p>
          </table:table-cell>
          <table:table-cell office:value-type="float" office:value="1757" calcext:value-type="float">
            <text:p>1757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[.N106]-[.M106]" office:value-type="float" office:value="-54" calcext:value-type="float">
            <text:p>-54</text:p>
          </table:table-cell>
          <table:table-cell table:formula="of:=[.R106]*10" office:value-type="float" office:value="-540" calcext:value-type="float">
            <text:p>-540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922" calcext:value-type="float">
            <text:p>192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861" calcext:value-type="float">
            <text:p>186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922" calcext:value-type="float">
            <text:p>1922</text:p>
          </table:table-cell>
          <table:table-cell office:value-type="float" office:value="1861" calcext:value-type="float">
            <text:p>1861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[.N107]-[.M107]" office:value-type="float" office:value="-61" calcext:value-type="float">
            <text:p>-61</text:p>
          </table:table-cell>
          <table:table-cell table:formula="of:=[.R107]*10" office:value-type="float" office:value="-610" calcext:value-type="float">
            <text:p>-610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2008" calcext:value-type="float">
            <text:p>200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947" calcext:value-type="float">
            <text:p>194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2008" calcext:value-type="float">
            <text:p>2008</text:p>
          </table:table-cell>
          <table:table-cell office:value-type="float" office:value="1947" calcext:value-type="float">
            <text:p>1947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[.N108]-[.M108]" office:value-type="float" office:value="-61" calcext:value-type="float">
            <text:p>-61</text:p>
          </table:table-cell>
          <table:table-cell table:formula="of:=[.R108]*10" office:value-type="float" office:value="-610" calcext:value-type="float">
            <text:p>-610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2118" calcext:value-type="float">
            <text:p>211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054" calcext:value-type="float">
            <text:p>205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118" calcext:value-type="float">
            <text:p>2118</text:p>
          </table:table-cell>
          <table:table-cell office:value-type="float" office:value="2054" calcext:value-type="float">
            <text:p>2054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[.N109]-[.M109]" office:value-type="float" office:value="-64" calcext:value-type="float">
            <text:p>-64</text:p>
          </table:table-cell>
          <table:table-cell table:formula="of:=[.R109]*10" office:value-type="float" office:value="-640" calcext:value-type="float">
            <text:p>-64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2114" calcext:value-type="float">
            <text:p>211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043" calcext:value-type="float">
            <text:p>204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114" calcext:value-type="float">
            <text:p>2114</text:p>
          </table:table-cell>
          <table:table-cell office:value-type="float" office:value="2043" calcext:value-type="float">
            <text:p>204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[.N110]-[.M110]" office:value-type="float" office:value="-71" calcext:value-type="float">
            <text:p>-71</text:p>
          </table:table-cell>
          <table:table-cell table:formula="of:=[.R110]*10" office:value-type="float" office:value="-710" calcext:value-type="float">
            <text:p>-710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2230" calcext:value-type="float">
            <text:p>223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2157" calcext:value-type="float">
            <text:p>2157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2230" calcext:value-type="float">
            <text:p>2230</text:p>
          </table:table-cell>
          <table:table-cell office:value-type="float" office:value="2157" calcext:value-type="float">
            <text:p>215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[.N111]-[.M111]" office:value-type="float" office:value="-73" calcext:value-type="float">
            <text:p>-73</text:p>
          </table:table-cell>
          <table:table-cell table:formula="of:=[.R111]*10" office:value-type="float" office:value="-730" calcext:value-type="float">
            <text:p>-730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2327" calcext:value-type="float">
            <text:p>232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245" calcext:value-type="float">
            <text:p>224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327" calcext:value-type="float">
            <text:p>2327</text:p>
          </table:table-cell>
          <table:table-cell office:value-type="float" office:value="2245" calcext:value-type="float">
            <text:p>2245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[.N112]-[.M112]" office:value-type="float" office:value="-82" calcext:value-type="float">
            <text:p>-82</text:p>
          </table:table-cell>
          <table:table-cell table:formula="of:=[.R112]*10" office:value-type="float" office:value="-820" calcext:value-type="float">
            <text:p>-820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2444" calcext:value-type="float">
            <text:p>244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2361" calcext:value-type="float">
            <text:p>236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2444" calcext:value-type="float">
            <text:p>2444</text:p>
          </table:table-cell>
          <table:table-cell office:value-type="float" office:value="2361" calcext:value-type="float">
            <text:p>2361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[.N113]-[.M113]" office:value-type="float" office:value="-83" calcext:value-type="float">
            <text:p>-83</text:p>
          </table:table-cell>
          <table:table-cell table:formula="of:=[.R113]*10" office:value-type="float" office:value="-830" calcext:value-type="float">
            <text:p>-830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2513" calcext:value-type="float">
            <text:p>251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2420" calcext:value-type="float">
            <text:p>242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2513" calcext:value-type="float">
            <text:p>2513</text:p>
          </table:table-cell>
          <table:table-cell office:value-type="float" office:value="2420" calcext:value-type="float">
            <text:p>2420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[.N114]-[.M114]" office:value-type="float" office:value="-93" calcext:value-type="float">
            <text:p>-93</text:p>
          </table:table-cell>
          <table:table-cell table:formula="of:=[.R114]*10" office:value-type="float" office:value="-930" calcext:value-type="float">
            <text:p>-930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2639" calcext:value-type="float">
            <text:p>2639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2539" calcext:value-type="float">
            <text:p>2539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2639" calcext:value-type="float">
            <text:p>2639</text:p>
          </table:table-cell>
          <table:table-cell office:value-type="float" office:value="2539" calcext:value-type="float">
            <text:p>2539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[.N115]-[.M115]" office:value-type="float" office:value="-100" calcext:value-type="float">
            <text:p>-100</text:p>
          </table:table-cell>
          <table:table-cell table:formula="of:=[.R115]*10" office:value-type="float" office:value="-1000" calcext:value-type="float">
            <text:p>-1000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2741" calcext:value-type="float">
            <text:p>2741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2632" calcext:value-type="float">
            <text:p>263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2741" calcext:value-type="float">
            <text:p>2741</text:p>
          </table:table-cell>
          <table:table-cell office:value-type="float" office:value="2632" calcext:value-type="float">
            <text:p>263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[.N116]-[.M116]" office:value-type="float" office:value="-109" calcext:value-type="float">
            <text:p>-109</text:p>
          </table:table-cell>
          <table:table-cell table:formula="of:=[.R116]*10" office:value-type="float" office:value="-1090" calcext:value-type="float">
            <text:p>-1090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2871" calcext:value-type="float">
            <text:p>287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2749" calcext:value-type="float">
            <text:p>2749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2871" calcext:value-type="float">
            <text:p>2871</text:p>
          </table:table-cell>
          <table:table-cell office:value-type="float" office:value="2749" calcext:value-type="float">
            <text:p>274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[.N117]-[.M117]" office:value-type="float" office:value="-122" calcext:value-type="float">
            <text:p>-122</text:p>
          </table:table-cell>
          <table:table-cell table:formula="of:=[.R117]*10" office:value-type="float" office:value="-1220" calcext:value-type="float">
            <text:p>-1220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-566" calcext:value-type="float">
            <text:p>-566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-523" calcext:value-type="float">
            <text:p>-523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-566" calcext:value-type="float">
            <text:p>-566</text:p>
          </table:table-cell>
          <table:table-cell office:value-type="float" office:value="-523" calcext:value-type="float">
            <text:p>-523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N118]-[.M118]" office:value-type="float" office:value="43" calcext:value-type="float">
            <text:p>43</text:p>
          </table:table-cell>
          <table:table-cell table:formula="of:=[.R118]*10" office:value-type="float" office:value="430" calcext:value-type="float">
            <text:p>430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-527" calcext:value-type="float">
            <text:p>-527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-488" calcext:value-type="float">
            <text:p>-488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-527" calcext:value-type="float">
            <text:p>-527</text:p>
          </table:table-cell>
          <table:table-cell office:value-type="float" office:value="-488" calcext:value-type="float">
            <text:p>-488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[.N119]-[.M119]" office:value-type="float" office:value="39" calcext:value-type="float">
            <text:p>39</text:p>
          </table:table-cell>
          <table:table-cell table:formula="of:=[.R119]*10"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-491" calcext:value-type="float">
            <text:p>-491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-458" calcext:value-type="float">
            <text:p>-458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-491" calcext:value-type="float">
            <text:p>-491</text:p>
          </table:table-cell>
          <table:table-cell office:value-type="float" office:value="-458" calcext:value-type="float">
            <text:p>-458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[.N120]-[.M120]" office:value-type="float" office:value="33" calcext:value-type="float">
            <text:p>33</text:p>
          </table:table-cell>
          <table:table-cell table:formula="of:=[.R120]*10" office:value-type="float" office:value="330" calcext:value-type="float">
            <text:p>330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-450" calcext:value-type="float">
            <text:p>-450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-411" calcext:value-type="float">
            <text:p>-411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-450" calcext:value-type="float">
            <text:p>-450</text:p>
          </table:table-cell>
          <table:table-cell office:value-type="float" office:value="-411" calcext:value-type="float">
            <text:p>-411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[.N121]-[.M121]" office:value-type="float" office:value="39" calcext:value-type="float">
            <text:p>39</text:p>
          </table:table-cell>
          <table:table-cell table:formula="of:=[.R121]*10"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-423" calcext:value-type="float">
            <text:p>-423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-396" calcext:value-type="float">
            <text:p>-396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-423" calcext:value-type="float">
            <text:p>-423</text:p>
          </table:table-cell>
          <table:table-cell office:value-type="float" office:value="-396" calcext:value-type="float">
            <text:p>-39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[.N122]-[.M122]" office:value-type="float" office:value="27" calcext:value-type="float">
            <text:p>27</text:p>
          </table:table-cell>
          <table:table-cell table:formula="of:=[.R122]*10"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-390" calcext:value-type="float">
            <text:p>-390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-349" calcext:value-type="float">
            <text:p>-349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-390" calcext:value-type="float">
            <text:p>-390</text:p>
          </table:table-cell>
          <table:table-cell office:value-type="float" office:value="-349" calcext:value-type="float">
            <text:p>-349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[.N123]-[.M123]" office:value-type="float" office:value="41" calcext:value-type="float">
            <text:p>41</text:p>
          </table:table-cell>
          <table:table-cell table:formula="of:=[.R123]*10" office:value-type="float" office:value="410" calcext:value-type="float">
            <text:p>410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-353" calcext:value-type="float">
            <text:p>-353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-315" calcext:value-type="float">
            <text:p>-315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-353" calcext:value-type="float">
            <text:p>-353</text:p>
          </table:table-cell>
          <table:table-cell office:value-type="float" office:value="-315" calcext:value-type="float">
            <text:p>-315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[.N124]-[.M124]" office:value-type="float" office:value="38" calcext:value-type="float">
            <text:p>38</text:p>
          </table:table-cell>
          <table:table-cell table:formula="of:=[.R124]*10" office:value-type="float" office:value="380" calcext:value-type="float">
            <text:p>380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-310" calcext:value-type="float">
            <text:p>-310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-275" calcext:value-type="float">
            <text:p>-275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-310" calcext:value-type="float">
            <text:p>-310</text:p>
          </table:table-cell>
          <table:table-cell office:value-type="float" office:value="-275" calcext:value-type="float">
            <text:p>-27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[.N125]-[.M125]" office:value-type="float" office:value="35" calcext:value-type="float">
            <text:p>35</text:p>
          </table:table-cell>
          <table:table-cell table:formula="of:=[.R125]*10"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-318" calcext:value-type="float">
            <text:p>-318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-284" calcext:value-type="float">
            <text:p>-284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-318" calcext:value-type="float">
            <text:p>-318</text:p>
          </table:table-cell>
          <table:table-cell office:value-type="float" office:value="-284" calcext:value-type="float">
            <text:p>-284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[.N126]-[.M126]" office:value-type="float" office:value="34" calcext:value-type="float">
            <text:p>34</text:p>
          </table:table-cell>
          <table:table-cell table:formula="of:=[.R126]*10"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-271" calcext:value-type="float">
            <text:p>-27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-236" calcext:value-type="float">
            <text:p>-236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-271" calcext:value-type="float">
            <text:p>-271</text:p>
          </table:table-cell>
          <table:table-cell office:value-type="float" office:value="-236" calcext:value-type="float">
            <text:p>-236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[.N127]-[.M127]" office:value-type="float" office:value="35" calcext:value-type="float">
            <text:p>35</text:p>
          </table:table-cell>
          <table:table-cell table:formula="of:=[.R127]*10"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-236" calcext:value-type="float">
            <text:p>-236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-205" calcext:value-type="float">
            <text:p>-205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-236" calcext:value-type="float">
            <text:p>-236</text:p>
          </table:table-cell>
          <table:table-cell office:value-type="float" office:value="-205" calcext:value-type="float">
            <text:p>-205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[.N128]-[.M128]" office:value-type="float" office:value="31" calcext:value-type="float">
            <text:p>31</text:p>
          </table:table-cell>
          <table:table-cell table:formula="of:=[.R128]*10"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-184" calcext:value-type="float">
            <text:p>-184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-168" calcext:value-type="float">
            <text:p>-168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-184" calcext:value-type="float">
            <text:p>-184</text:p>
          </table:table-cell>
          <table:table-cell office:value-type="float" office:value="-168" calcext:value-type="float">
            <text:p>-168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[.N129]-[.M129]" office:value-type="float" office:value="16" calcext:value-type="float">
            <text:p>16</text:p>
          </table:table-cell>
          <table:table-cell table:formula="of:=[.R129]*10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-173" calcext:value-type="float">
            <text:p>-173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-144" calcext:value-type="float">
            <text:p>-144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-173" calcext:value-type="float">
            <text:p>-173</text:p>
          </table:table-cell>
          <table:table-cell office:value-type="float" office:value="-144" calcext:value-type="float">
            <text:p>-14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[.N130]-[.M130]" office:value-type="float" office:value="29" calcext:value-type="float">
            <text:p>29</text:p>
          </table:table-cell>
          <table:table-cell table:formula="of:=[.R130]*10"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-126" calcext:value-type="float">
            <text:p>-126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-100" calcext:value-type="float">
            <text:p>-100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-126" calcext:value-type="float">
            <text:p>-126</text:p>
          </table:table-cell>
          <table:table-cell office:value-type="float" office:value="-100" calcext:value-type="float">
            <text:p>-100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[.N131]-[.M131]" office:value-type="float" office:value="26" calcext:value-type="float">
            <text:p>26</text:p>
          </table:table-cell>
          <table:table-cell table:formula="of:=[.R131]*10"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-86" calcext:value-type="float">
            <text:p>-86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-86" calcext:value-type="float">
            <text:p>-86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[.N132]-[.M132]" office:value-type="float" office:value="26" calcext:value-type="float">
            <text:p>26</text:p>
          </table:table-cell>
          <table:table-cell table:formula="of:=[.R132]*10"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-38" calcext:value-type="float">
            <text:p>-38</text:p>
          </table:table-cell>
          <table:table-cell office:value-type="float" office:value="-18" calcext:value-type="float">
            <text:p>-18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[.N133]-[.M133]" office:value-type="float" office:value="20" calcext:value-type="float">
            <text:p>20</text:p>
          </table:table-cell>
          <table:table-cell table:formula="of:=[.R133]*10"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-30" calcext:value-type="float">
            <text:p>-30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[.N134]-[.M134]" office:value-type="float" office:value="22" calcext:value-type="float">
            <text:p>22</text:p>
          </table:table-cell>
          <table:table-cell table:formula="of:=[.R134]*10"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[.N135]-[.M135]" office:value-type="float" office:value="11" calcext:value-type="float">
            <text:p>11</text:p>
          </table:table-cell>
          <table:table-cell table:formula="of:=[.R135]*10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[.N136]-[.M136]" office:value-type="float" office:value="15" calcext:value-type="float">
            <text:p>15</text:p>
          </table:table-cell>
          <table:table-cell table:formula="of:=[.R136]*10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[.N137]-[.M137]" office:value-type="float" office:value="8" calcext:value-type="float">
            <text:p>8</text:p>
          </table:table-cell>
          <table:table-cell table:formula="of:=[.R137]*10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formula="of:=[.N138]-[.M138]" office:value-type="float" office:value="4" calcext:value-type="float">
            <text:p>4</text:p>
          </table:table-cell>
          <table:table-cell table:formula="of:=[.R138]*10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76" calcext:value-type="float">
            <text:p>17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formula="of:=[.N139]-[.M139]" office:value-type="float" office:value="14" calcext:value-type="float">
            <text:p>14</text:p>
          </table:table-cell>
          <table:table-cell table:formula="of:=[.R139]*10"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1" calcext:value-type="float">
            <text:p>221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[.N140]-[.M140]" office:value-type="float" office:value="7" calcext:value-type="float">
            <text:p>7</text:p>
          </table:table-cell>
          <table:table-cell table:formula="of:=[.R140]*10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76" calcext:value-type="float">
            <text:p>276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formula="of:=[.N141]-[.M141]" office:value-type="float" office:value="-6" calcext:value-type="float">
            <text:p>-6</text:p>
          </table:table-cell>
          <table:table-cell table:formula="of:=[.R141]*10" office:value-type="float" office:value="-60" calcext:value-type="float">
            <text:p>-60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269" calcext:value-type="float">
            <text:p>269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formula="of:=[.N142]-[.M142]" office:value-type="float" office:value="-2" calcext:value-type="float">
            <text:p>-2</text:p>
          </table:table-cell>
          <table:table-cell table:formula="of:=[.R142]*10" office:value-type="float" office:value="-20" calcext:value-type="float">
            <text:p>-20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317" calcext:value-type="float">
            <text:p>3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formula="of:=[.N143]-[.M143]" office:value-type="float" office:value="1" calcext:value-type="float">
            <text:p>1</text:p>
          </table:table-cell>
          <table:table-cell table:formula="of:=[.R143]*10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359" calcext:value-type="float">
            <text:p>35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[.N144]-[.M144]" office:value-type="float" office:value="2" calcext:value-type="float">
            <text:p>2</text:p>
          </table:table-cell>
          <table:table-cell table:formula="of:=[.R144]*10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408" calcext:value-type="float">
            <text:p>40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399" calcext:value-type="float">
            <text:p>3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408" calcext:value-type="float">
            <text:p>408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[.N145]-[.M145]" office:value-type="float" office:value="-9" calcext:value-type="float">
            <text:p>-9</text:p>
          </table:table-cell>
          <table:table-cell table:formula="of:=[.R145]*10" office:value-type="float" office:value="-90" calcext:value-type="float">
            <text:p>-90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442" calcext:value-type="float">
            <text:p>44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430" calcext:value-type="float">
            <text:p>43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442" calcext:value-type="float">
            <text:p>442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[.N146]-[.M146]" office:value-type="float" office:value="-12" calcext:value-type="float">
            <text:p>-12</text:p>
          </table:table-cell>
          <table:table-cell table:formula="of:=[.R146]*10" office:value-type="float" office:value="-120" calcext:value-type="float">
            <text:p>-120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488" calcext:value-type="float">
            <text:p>4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488" calcext:value-type="float">
            <text:p>488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formula="of:=[.N147]-[.M147]" office:value-type="float" office:value="-3" calcext:value-type="float">
            <text:p>-3</text:p>
          </table:table-cell>
          <table:table-cell table:formula="of:=[.R147]*10" office:value-type="float" office:value="-30" calcext:value-type="float">
            <text:p>-30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535" calcext:value-type="float">
            <text:p>53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526" calcext:value-type="float">
            <text:p>52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535" calcext:value-type="float">
            <text:p>535</text:p>
          </table:table-cell>
          <table:table-cell office:value-type="float" office:value="526" calcext:value-type="float">
            <text:p>526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formula="of:=[.N148]-[.M148]" office:value-type="float" office:value="-9" calcext:value-type="float">
            <text:p>-9</text:p>
          </table:table-cell>
          <table:table-cell table:formula="of:=[.R148]*10" office:value-type="float" office:value="-90" calcext:value-type="float">
            <text:p>-90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572" calcext:value-type="float">
            <text:p>57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587" calcext:value-type="float">
            <text:p>587</text:p>
          </table:table-cell>
          <table:table-cell office:value-type="float" office:value="572" calcext:value-type="float">
            <text:p>572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formula="of:=[.N149]-[.M149]" office:value-type="float" office:value="-15" calcext:value-type="float">
            <text:p>-15</text:p>
          </table:table-cell>
          <table:table-cell table:formula="of:=[.R149]*10" office:value-type="float" office:value="-150" calcext:value-type="float">
            <text:p>-150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612" calcext:value-type="float">
            <text:p>61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599" calcext:value-type="float">
            <text:p>59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612" calcext:value-type="float">
            <text:p>612</text:p>
          </table:table-cell>
          <table:table-cell office:value-type="float" office:value="599" calcext:value-type="float">
            <text:p>599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[.N150]-[.M150]" office:value-type="float" office:value="-13" calcext:value-type="float">
            <text:p>-13</text:p>
          </table:table-cell>
          <table:table-cell table:formula="of:=[.R150]*10" office:value-type="float" office:value="-130" calcext:value-type="float">
            <text:p>-13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667" calcext:value-type="float">
            <text:p>66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654" calcext:value-type="float">
            <text:p>65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667" calcext:value-type="float">
            <text:p>667</text:p>
          </table:table-cell>
          <table:table-cell office:value-type="float" office:value="654" calcext:value-type="float">
            <text:p>654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formula="of:=[.N151]-[.M151]" office:value-type="float" office:value="-13" calcext:value-type="float">
            <text:p>-13</text:p>
          </table:table-cell>
          <table:table-cell table:formula="of:=[.R151]*10" office:value-type="float" office:value="-130" calcext:value-type="float">
            <text:p>-130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692" calcext:value-type="float">
            <text:p>69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700" calcext:value-type="float">
            <text:p>700</text:p>
          </table:table-cell>
          <table:table-cell office:value-type="float" office:value="692" calcext:value-type="float">
            <text:p>692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formula="of:=[.N152]-[.M152]" office:value-type="float" office:value="-8" calcext:value-type="float">
            <text:p>-8</text:p>
          </table:table-cell>
          <table:table-cell table:formula="of:=[.R152]*10" office:value-type="float" office:value="-80" calcext:value-type="float">
            <text:p>-80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760" calcext:value-type="float">
            <text:p>76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745" calcext:value-type="float">
            <text:p>74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760" calcext:value-type="float">
            <text:p>76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formula="of:=[.N153]-[.M153]" office:value-type="float" office:value="-15" calcext:value-type="float">
            <text:p>-15</text:p>
          </table:table-cell>
          <table:table-cell table:formula="of:=[.R153]*10" office:value-type="float" office:value="-150" calcext:value-type="float">
            <text:p>-150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788" calcext:value-type="float">
            <text:p>78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775" calcext:value-type="float">
            <text:p>77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788" calcext:value-type="float">
            <text:p>788</text:p>
          </table:table-cell>
          <table:table-cell office:value-type="float" office:value="775" calcext:value-type="float">
            <text:p>775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[.N154]-[.M154]" office:value-type="float" office:value="-13" calcext:value-type="float">
            <text:p>-13</text:p>
          </table:table-cell>
          <table:table-cell table:formula="of:=[.R154]*10" office:value-type="float" office:value="-130" calcext:value-type="float">
            <text:p>-130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850" calcext:value-type="float">
            <text:p>8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850" calcext:value-type="float">
            <text:p>850</text:p>
          </table:table-cell>
          <table:table-cell office:value-type="float" office:value="821" calcext:value-type="float">
            <text:p>821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[.N155]-[.M155]" office:value-type="float" office:value="-29" calcext:value-type="float">
            <text:p>-29</text:p>
          </table:table-cell>
          <table:table-cell table:formula="of:=[.R155]*10" office:value-type="float" office:value="-290" calcext:value-type="float">
            <text:p>-290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871" calcext:value-type="float">
            <text:p>8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890" calcext:value-type="float">
            <text:p>890</text:p>
          </table:table-cell>
          <table:table-cell office:value-type="float" office:value="871" calcext:value-type="float">
            <text:p>87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formula="of:=[.N156]-[.M156]" office:value-type="float" office:value="-19" calcext:value-type="float">
            <text:p>-19</text:p>
          </table:table-cell>
          <table:table-cell table:formula="of:=[.R156]*10" office:value-type="float" office:value="-190" calcext:value-type="float">
            <text:p>-190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953" calcext:value-type="float">
            <text:p>95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928" calcext:value-type="float">
            <text:p>92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953" calcext:value-type="float">
            <text:p>953</text:p>
          </table:table-cell>
          <table:table-cell office:value-type="float" office:value="928" calcext:value-type="float">
            <text:p>928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formula="of:=[.N157]-[.M157]" office:value-type="float" office:value="-25" calcext:value-type="float">
            <text:p>-25</text:p>
          </table:table-cell>
          <table:table-cell table:formula="of:=[.R157]*10" office:value-type="float" office:value="-250" calcext:value-type="float">
            <text:p>-250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942" calcext:value-type="float">
            <text:p>94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923" calcext:value-type="float">
            <text:p>92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942" calcext:value-type="float">
            <text:p>942</text:p>
          </table:table-cell>
          <table:table-cell office:value-type="float" office:value="923" calcext:value-type="float">
            <text:p>923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formula="of:=[.N158]-[.M158]" office:value-type="float" office:value="-19" calcext:value-type="float">
            <text:p>-19</text:p>
          </table:table-cell>
          <table:table-cell table:formula="of:=[.R158]*10" office:value-type="float" office:value="-190" calcext:value-type="float">
            <text:p>-190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976" calcext:value-type="float">
            <text:p>97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000" calcext:value-type="float">
            <text:p>1000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formula="of:=[.N159]-[.M159]" office:value-type="float" office:value="-24" calcext:value-type="float">
            <text:p>-24</text:p>
          </table:table-cell>
          <table:table-cell table:formula="of:=[.R159]*10"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1047" calcext:value-type="float">
            <text:p>104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1027" calcext:value-type="float">
            <text:p>102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1047" calcext:value-type="float">
            <text:p>1047</text:p>
          </table:table-cell>
          <table:table-cell office:value-type="float" office:value="1027" calcext:value-type="float">
            <text:p>1027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[.N160]-[.M160]" office:value-type="float" office:value="-20" calcext:value-type="float">
            <text:p>-20</text:p>
          </table:table-cell>
          <table:table-cell table:formula="of:=[.R160]*10" office:value-type="float" office:value="-200" calcext:value-type="float">
            <text:p>-200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108" calcext:value-type="float">
            <text:p>110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1079" calcext:value-type="float">
            <text:p>107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1108" calcext:value-type="float">
            <text:p>1108</text:p>
          </table:table-cell>
          <table:table-cell office:value-type="float" office:value="1079" calcext:value-type="float">
            <text:p>1079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[.N161]-[.M161]" office:value-type="float" office:value="-29" calcext:value-type="float">
            <text:p>-29</text:p>
          </table:table-cell>
          <table:table-cell table:formula="of:=[.R161]*10" office:value-type="float" office:value="-290" calcext:value-type="float">
            <text:p>-290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152" calcext:value-type="float">
            <text:p>11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1115" calcext:value-type="float">
            <text:p>11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1152" calcext:value-type="float">
            <text:p>1152</text:p>
          </table:table-cell>
          <table:table-cell office:value-type="float" office:value="1115" calcext:value-type="float">
            <text:p>1115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[.N162]-[.M162]" office:value-type="float" office:value="-37" calcext:value-type="float">
            <text:p>-37</text:p>
          </table:table-cell>
          <table:table-cell table:formula="of:=[.R162]*10" office:value-type="float" office:value="-370" calcext:value-type="float">
            <text:p>-370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204" calcext:value-type="float">
            <text:p>120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173" calcext:value-type="float">
            <text:p>117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204" calcext:value-type="float">
            <text:p>1204</text:p>
          </table:table-cell>
          <table:table-cell office:value-type="float" office:value="1173" calcext:value-type="float">
            <text:p>1173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formula="of:=[.N163]-[.M163]" office:value-type="float" office:value="-31" calcext:value-type="float">
            <text:p>-31</text:p>
          </table:table-cell>
          <table:table-cell table:formula="of:=[.R163]*10" office:value-type="float" office:value="-310" calcext:value-type="float">
            <text:p>-310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1255" calcext:value-type="float">
            <text:p>125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1217" calcext:value-type="float">
            <text:p>121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1255" calcext:value-type="float">
            <text:p>1255</text:p>
          </table:table-cell>
          <table:table-cell office:value-type="float" office:value="1217" calcext:value-type="float">
            <text:p>1217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formula="of:=[.N164]-[.M164]" office:value-type="float" office:value="-38" calcext:value-type="float">
            <text:p>-38</text:p>
          </table:table-cell>
          <table:table-cell table:formula="of:=[.R164]*10" office:value-type="float" office:value="-380" calcext:value-type="float">
            <text:p>-380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311" calcext:value-type="float">
            <text:p>13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1277" calcext:value-type="float">
            <text:p>127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1311" calcext:value-type="float">
            <text:p>1311</text:p>
          </table:table-cell>
          <table:table-cell office:value-type="float" office:value="1277" calcext:value-type="float">
            <text:p>1277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[.N165]-[.M165]" office:value-type="float" office:value="-34" calcext:value-type="float">
            <text:p>-34</text:p>
          </table:table-cell>
          <table:table-cell table:formula="of:=[.R165]*10" office:value-type="float" office:value="-340" calcext:value-type="float">
            <text:p>-340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342" calcext:value-type="float">
            <text:p>134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1297" calcext:value-type="float">
            <text:p>129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1342" calcext:value-type="float">
            <text:p>1342</text:p>
          </table:table-cell>
          <table:table-cell office:value-type="float" office:value="1297" calcext:value-type="float">
            <text:p>1297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formula="of:=[.N166]-[.M166]" office:value-type="float" office:value="-45" calcext:value-type="float">
            <text:p>-45</text:p>
          </table:table-cell>
          <table:table-cell table:formula="of:=[.R166]*10" office:value-type="float" office:value="-450" calcext:value-type="float">
            <text:p>-450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404" calcext:value-type="float">
            <text:p>140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1364" calcext:value-type="float">
            <text:p>136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1404" calcext:value-type="float">
            <text:p>1404</text:p>
          </table:table-cell>
          <table:table-cell office:value-type="float" office:value="1364" calcext:value-type="float">
            <text:p>1364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formula="of:=[.N167]-[.M167]" office:value-type="float" office:value="-40" calcext:value-type="float">
            <text:p>-40</text:p>
          </table:table-cell>
          <table:table-cell table:formula="of:=[.R167]*10" office:value-type="float" office:value="-400" calcext:value-type="float">
            <text:p>-400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454" calcext:value-type="float">
            <text:p>145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413" calcext:value-type="float">
            <text:p>141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454" calcext:value-type="float">
            <text:p>1454</text:p>
          </table:table-cell>
          <table:table-cell office:value-type="float" office:value="1413" calcext:value-type="float">
            <text:p>141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formula="of:=[.N168]-[.M168]" office:value-type="float" office:value="-41" calcext:value-type="float">
            <text:p>-41</text:p>
          </table:table-cell>
          <table:table-cell table:formula="of:=[.R168]*10" office:value-type="float" office:value="-410" calcext:value-type="float">
            <text:p>-410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520" calcext:value-type="float">
            <text:p>152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1476" calcext:value-type="float">
            <text:p>147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1520" calcext:value-type="float">
            <text:p>1520</text:p>
          </table:table-cell>
          <table:table-cell office:value-type="float" office:value="1476" calcext:value-type="float">
            <text:p>1476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formula="of:=[.N169]-[.M169]" office:value-type="float" office:value="-44" calcext:value-type="float">
            <text:p>-44</text:p>
          </table:table-cell>
          <table:table-cell table:formula="of:=[.R169]*10" office:value-type="float" office:value="-440" calcext:value-type="float">
            <text:p>-440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563" calcext:value-type="float">
            <text:p>156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503" calcext:value-type="float">
            <text:p>150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563" calcext:value-type="float">
            <text:p>1563</text:p>
          </table:table-cell>
          <table:table-cell office:value-type="float" office:value="1503" calcext:value-type="float">
            <text:p>150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[.N170]-[.M170]" office:value-type="float" office:value="-60" calcext:value-type="float">
            <text:p>-60</text:p>
          </table:table-cell>
          <table:table-cell table:formula="of:=[.R170]*10" office:value-type="float" office:value="-600" calcext:value-type="float">
            <text:p>-600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631" calcext:value-type="float">
            <text:p>163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1570" calcext:value-type="float">
            <text:p>157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1631" calcext:value-type="float">
            <text:p>1631</text:p>
          </table:table-cell>
          <table:table-cell office:value-type="float" office:value="1570" calcext:value-type="float">
            <text:p>1570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formula="of:=[.N171]-[.M171]" office:value-type="float" office:value="-61" calcext:value-type="float">
            <text:p>-61</text:p>
          </table:table-cell>
          <table:table-cell table:formula="of:=[.R171]*10" office:value-type="float" office:value="-610" calcext:value-type="float">
            <text:p>-610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1685" calcext:value-type="float">
            <text:p>168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628" calcext:value-type="float">
            <text:p>162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685" calcext:value-type="float">
            <text:p>1685</text:p>
          </table:table-cell>
          <table:table-cell office:value-type="float" office:value="1628" calcext:value-type="float">
            <text:p>1628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formula="of:=[.N172]-[.M172]" office:value-type="float" office:value="-57" calcext:value-type="float">
            <text:p>-57</text:p>
          </table:table-cell>
          <table:table-cell table:formula="of:=[.R172]*10" office:value-type="float" office:value="-570" calcext:value-type="float">
            <text:p>-570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760" calcext:value-type="float">
            <text:p>176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1695" calcext:value-type="float">
            <text:p>169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1760" calcext:value-type="float">
            <text:p>1760</text:p>
          </table:table-cell>
          <table:table-cell office:value-type="float" office:value="1695" calcext:value-type="float">
            <text:p>1695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formula="of:=[.N173]-[.M173]" office:value-type="float" office:value="-65" calcext:value-type="float">
            <text:p>-65</text:p>
          </table:table-cell>
          <table:table-cell table:formula="of:=[.R173]*10" office:value-type="float" office:value="-650" calcext:value-type="float">
            <text:p>-650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1735" calcext:value-type="float">
            <text:p>173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1685" calcext:value-type="float">
            <text:p>168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1735" calcext:value-type="float">
            <text:p>1735</text:p>
          </table:table-cell>
          <table:table-cell office:value-type="float" office:value="1685" calcext:value-type="float">
            <text:p>1685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formula="of:=[.N174]-[.M174]" office:value-type="float" office:value="-50" calcext:value-type="float">
            <text:p>-50</text:p>
          </table:table-cell>
          <table:table-cell table:formula="of:=[.R174]*10" office:value-type="float" office:value="-500" calcext:value-type="float">
            <text:p>-500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14" calcext:value-type="float">
            <text:p>181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1757" calcext:value-type="float">
            <text:p>1757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1814" calcext:value-type="float">
            <text:p>1814</text:p>
          </table:table-cell>
          <table:table-cell office:value-type="float" office:value="1757" calcext:value-type="float">
            <text:p>1757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formula="of:=[.N175]-[.M175]" office:value-type="float" office:value="-57" calcext:value-type="float">
            <text:p>-57</text:p>
          </table:table-cell>
          <table:table-cell table:formula="of:=[.R175]*10" office:value-type="float" office:value="-570" calcext:value-type="float">
            <text:p>-570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878" calcext:value-type="float">
            <text:p>1878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1811" calcext:value-type="float">
            <text:p>181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1878" calcext:value-type="float">
            <text:p>1878</text:p>
          </table:table-cell>
          <table:table-cell office:value-type="float" office:value="1811" calcext:value-type="float">
            <text:p>1811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formula="of:=[.N176]-[.M176]" office:value-type="float" office:value="-67" calcext:value-type="float">
            <text:p>-67</text:p>
          </table:table-cell>
          <table:table-cell table:formula="of:=[.R176]*10" office:value-type="float" office:value="-670" calcext:value-type="float">
            <text:p>-670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1948" calcext:value-type="float">
            <text:p>194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1877" calcext:value-type="float">
            <text:p>187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1948" calcext:value-type="float">
            <text:p>1948</text:p>
          </table:table-cell>
          <table:table-cell office:value-type="float" office:value="1877" calcext:value-type="float">
            <text:p>1877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formula="of:=[.N177]-[.M177]" office:value-type="float" office:value="-71" calcext:value-type="float">
            <text:p>-71</text:p>
          </table:table-cell>
          <table:table-cell table:formula="of:=[.R177]*10" office:value-type="float" office:value="-710" calcext:value-type="float">
            <text:p>-710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1979" calcext:value-type="float">
            <text:p>197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1917" calcext:value-type="float">
            <text:p>191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1979" calcext:value-type="float">
            <text:p>1979</text:p>
          </table:table-cell>
          <table:table-cell office:value-type="float" office:value="1917" calcext:value-type="float">
            <text:p>191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formula="of:=[.N178]-[.M178]" office:value-type="float" office:value="-62" calcext:value-type="float">
            <text:p>-62</text:p>
          </table:table-cell>
          <table:table-cell table:formula="of:=[.R178]*10" office:value-type="float" office:value="-620" calcext:value-type="float">
            <text:p>-620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2058" calcext:value-type="float">
            <text:p>205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1984" calcext:value-type="float">
            <text:p>198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2058" calcext:value-type="float">
            <text:p>2058</text:p>
          </table:table-cell>
          <table:table-cell office:value-type="float" office:value="1984" calcext:value-type="float">
            <text:p>1984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formula="of:=[.N179]-[.M179]" office:value-type="float" office:value="-74" calcext:value-type="float">
            <text:p>-74</text:p>
          </table:table-cell>
          <table:table-cell table:formula="of:=[.R179]*10" office:value-type="float" office:value="-740" calcext:value-type="float">
            <text:p>-740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120" calcext:value-type="float">
            <text:p>21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2041" calcext:value-type="float">
            <text:p>204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2120" calcext:value-type="float">
            <text:p>2120</text:p>
          </table:table-cell>
          <table:table-cell office:value-type="float" office:value="2041" calcext:value-type="float">
            <text:p>2041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[.N180]-[.M180]" office:value-type="float" office:value="-79" calcext:value-type="float">
            <text:p>-79</text:p>
          </table:table-cell>
          <table:table-cell table:formula="of:=[.R180]*10" office:value-type="float" office:value="-790" calcext:value-type="float">
            <text:p>-790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181" calcext:value-type="float">
            <text:p>218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2111" calcext:value-type="float">
            <text:p>211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2181" calcext:value-type="float">
            <text:p>2181</text:p>
          </table:table-cell>
          <table:table-cell office:value-type="float" office:value="2111" calcext:value-type="float">
            <text:p>2111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formula="of:=[.N181]-[.M181]" office:value-type="float" office:value="-70" calcext:value-type="float">
            <text:p>-70</text:p>
          </table:table-cell>
          <table:table-cell table:formula="of:=[.R181]*10" office:value-type="float" office:value="-700" calcext:value-type="float">
            <text:p>-700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201" calcext:value-type="float">
            <text:p>220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2131" calcext:value-type="float">
            <text:p>213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2201" calcext:value-type="float">
            <text:p>2201</text:p>
          </table:table-cell>
          <table:table-cell office:value-type="float" office:value="2131" calcext:value-type="float">
            <text:p>2131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[.N182]-[.M182]" office:value-type="float" office:value="-70" calcext:value-type="float">
            <text:p>-70</text:p>
          </table:table-cell>
          <table:table-cell table:formula="of:=[.R182]*10" office:value-type="float" office:value="-700" calcext:value-type="float">
            <text:p>-700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280" calcext:value-type="float">
            <text:p>22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2204" calcext:value-type="float">
            <text:p>220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2280" calcext:value-type="float">
            <text:p>2280</text:p>
          </table:table-cell>
          <table:table-cell office:value-type="float" office:value="2204" calcext:value-type="float">
            <text:p>2204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formula="of:=[.N183]-[.M183]" office:value-type="float" office:value="-76" calcext:value-type="float">
            <text:p>-76</text:p>
          </table:table-cell>
          <table:table-cell table:formula="of:=[.R183]*10" office:value-type="float" office:value="-760" calcext:value-type="float">
            <text:p>-760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340" calcext:value-type="float">
            <text:p>234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2267" calcext:value-type="float">
            <text:p>226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2340" calcext:value-type="float">
            <text:p>2340</text:p>
          </table:table-cell>
          <table:table-cell office:value-type="float" office:value="2267" calcext:value-type="float">
            <text:p>2267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formula="of:=[.N184]-[.M184]" office:value-type="float" office:value="-73" calcext:value-type="float">
            <text:p>-73</text:p>
          </table:table-cell>
          <table:table-cell table:formula="of:=[.R184]*10" office:value-type="float" office:value="-730" calcext:value-type="float">
            <text:p>-730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429" calcext:value-type="float">
            <text:p>242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2341" calcext:value-type="float">
            <text:p>234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2429" calcext:value-type="float">
            <text:p>2429</text:p>
          </table:table-cell>
          <table:table-cell office:value-type="float" office:value="2341" calcext:value-type="float">
            <text:p>234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[.N185]-[.M185]" office:value-type="float" office:value="-88" calcext:value-type="float">
            <text:p>-88</text:p>
          </table:table-cell>
          <table:table-cell table:formula="of:=[.R185]*10" office:value-type="float" office:value="-880" calcext:value-type="float">
            <text:p>-880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2465" calcext:value-type="float">
            <text:p>246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2375" calcext:value-type="float">
            <text:p>237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2465" calcext:value-type="float">
            <text:p>2465</text:p>
          </table:table-cell>
          <table:table-cell office:value-type="float" office:value="2375" calcext:value-type="float">
            <text:p>2375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[.N186]-[.M186]" office:value-type="float" office:value="-90" calcext:value-type="float">
            <text:p>-90</text:p>
          </table:table-cell>
          <table:table-cell table:formula="of:=[.R186]*10" office:value-type="float" office:value="-900" calcext:value-type="float">
            <text:p>-900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2539" calcext:value-type="float">
            <text:p>2539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2450" calcext:value-type="float">
            <text:p>245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2539" calcext:value-type="float">
            <text:p>2539</text:p>
          </table:table-cell>
          <table:table-cell office:value-type="float" office:value="2450" calcext:value-type="float">
            <text:p>2450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formula="of:=[.N187]-[.M187]" office:value-type="float" office:value="-89" calcext:value-type="float">
            <text:p>-89</text:p>
          </table:table-cell>
          <table:table-cell table:formula="of:=[.R187]*10" office:value-type="float" office:value="-890" calcext:value-type="float">
            <text:p>-890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613" calcext:value-type="float">
            <text:p>261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2509" calcext:value-type="float">
            <text:p>2509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2613" calcext:value-type="float">
            <text:p>2613</text:p>
          </table:table-cell>
          <table:table-cell office:value-type="float" office:value="2509" calcext:value-type="float">
            <text:p>2509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formula="of:=[.N188]-[.M188]" office:value-type="float" office:value="-104" calcext:value-type="float">
            <text:p>-104</text:p>
          </table:table-cell>
          <table:table-cell table:formula="of:=[.R188]*10" office:value-type="float" office:value="-1040" calcext:value-type="float">
            <text:p>-1040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2691" calcext:value-type="float">
            <text:p>269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2595" calcext:value-type="float">
            <text:p>259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2691" calcext:value-type="float">
            <text:p>2691</text:p>
          </table:table-cell>
          <table:table-cell office:value-type="float" office:value="2595" calcext:value-type="float">
            <text:p>2595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formula="of:=[.N189]-[.M189]" office:value-type="float" office:value="-96" calcext:value-type="float">
            <text:p>-96</text:p>
          </table:table-cell>
          <table:table-cell table:formula="of:=[.R189]*10"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687" calcext:value-type="float">
            <text:p>2687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594" calcext:value-type="float">
            <text:p>259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687" calcext:value-type="float">
            <text:p>2687</text:p>
          </table:table-cell>
          <table:table-cell office:value-type="float" office:value="2594" calcext:value-type="float">
            <text:p>2594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[.N190]-[.M190]" office:value-type="float" office:value="-93" calcext:value-type="float">
            <text:p>-93</text:p>
          </table:table-cell>
          <table:table-cell table:formula="of:=[.R190]*10" office:value-type="float" office:value="-930" calcext:value-type="float">
            <text:p>-93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2767" calcext:value-type="float">
            <text:p>276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674" calcext:value-type="float">
            <text:p>2674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767" calcext:value-type="float">
            <text:p>2767</text:p>
          </table:table-cell>
          <table:table-cell office:value-type="float" office:value="2674" calcext:value-type="float">
            <text:p>267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[.N191]-[.M191]" office:value-type="float" office:value="-93" calcext:value-type="float">
            <text:p>-93</text:p>
          </table:table-cell>
          <table:table-cell table:formula="of:=[.R191]*10" office:value-type="float" office:value="-930" calcext:value-type="float">
            <text:p>-930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2844" calcext:value-type="float">
            <text:p>2844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736" calcext:value-type="float">
            <text:p>273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844" calcext:value-type="float">
            <text:p>2844</text:p>
          </table:table-cell>
          <table:table-cell office:value-type="float" office:value="2736" calcext:value-type="float">
            <text:p>2736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formula="of:=[.N192]-[.M192]" office:value-type="float" office:value="-108" calcext:value-type="float">
            <text:p>-108</text:p>
          </table:table-cell>
          <table:table-cell table:formula="of:=[.R192]*10" office:value-type="float" office:value="-1080" calcext:value-type="float">
            <text:p>-1080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2932" calcext:value-type="float">
            <text:p>293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2811" calcext:value-type="float">
            <text:p>281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2932" calcext:value-type="float">
            <text:p>2932</text:p>
          </table:table-cell>
          <table:table-cell office:value-type="float" office:value="2811" calcext:value-type="float">
            <text:p>281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formula="of:=[.N193]-[.M193]" office:value-type="float" office:value="-121" calcext:value-type="float">
            <text:p>-121</text:p>
          </table:table-cell>
          <table:table-cell table:formula="of:=[.R193]*10" office:value-type="float" office:value="-1210" calcext:value-type="float">
            <text:p>-1210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2974" calcext:value-type="float">
            <text:p>297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2855" calcext:value-type="float">
            <text:p>285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2974" calcext:value-type="float">
            <text:p>2974</text:p>
          </table:table-cell>
          <table:table-cell office:value-type="float" office:value="2855" calcext:value-type="float">
            <text:p>2855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formula="of:=[.N194]-[.M194]" office:value-type="float" office:value="-119" calcext:value-type="float">
            <text:p>-119</text:p>
          </table:table-cell>
          <table:table-cell table:formula="of:=[.R194]*10" office:value-type="float" office:value="-1190" calcext:value-type="float">
            <text:p>-1190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3061" calcext:value-type="float">
            <text:p>306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2946" calcext:value-type="float">
            <text:p>294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061" calcext:value-type="float">
            <text:p>3061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[.N195]-[.M195]" office:value-type="float" office:value="-115" calcext:value-type="float">
            <text:p>-115</text:p>
          </table:table-cell>
          <table:table-cell table:formula="of:=[.R195]*10" office:value-type="float" office:value="-1150" calcext:value-type="float">
            <text:p>-1150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3137" calcext:value-type="float">
            <text:p>313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3016" calcext:value-type="float">
            <text:p>301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3137" calcext:value-type="float">
            <text:p>3137</text:p>
          </table:table-cell>
          <table:table-cell office:value-type="float" office:value="3016" calcext:value-type="float">
            <text:p>3016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formula="of:=[.N196]-[.M196]" office:value-type="float" office:value="-121" calcext:value-type="float">
            <text:p>-121</text:p>
          </table:table-cell>
          <table:table-cell table:formula="of:=[.R196]*10" office:value-type="float" office:value="-1210" calcext:value-type="float">
            <text:p>-1210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3223" calcext:value-type="float">
            <text:p>3223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3098" calcext:value-type="float">
            <text:p>309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3223" calcext:value-type="float">
            <text:p>3223</text:p>
          </table:table-cell>
          <table:table-cell office:value-type="float" office:value="3098" calcext:value-type="float">
            <text:p>3098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formula="of:=[.N197]-[.M197]" office:value-type="float" office:value="-125" calcext:value-type="float">
            <text:p>-125</text:p>
          </table:table-cell>
          <table:table-cell table:formula="of:=[.R197]*10" office:value-type="float" office:value="-1250" calcext:value-type="float">
            <text:p>-1250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3245" calcext:value-type="float">
            <text:p>324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123" calcext:value-type="float">
            <text:p>3123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245" calcext:value-type="float">
            <text:p>3245</text:p>
          </table:table-cell>
          <table:table-cell office:value-type="float" office:value="3123" calcext:value-type="float">
            <text:p>3123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formula="of:=[.N198]-[.M198]" office:value-type="float" office:value="-122" calcext:value-type="float">
            <text:p>-122</text:p>
          </table:table-cell>
          <table:table-cell table:formula="of:=[.R198]*10" office:value-type="float" office:value="-1220" calcext:value-type="float">
            <text:p>-1220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3335" calcext:value-type="float">
            <text:p>333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214" calcext:value-type="float">
            <text:p>321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335" calcext:value-type="float">
            <text:p>3335</text:p>
          </table:table-cell>
          <table:table-cell office:value-type="float" office:value="3214" calcext:value-type="float">
            <text:p>3214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formula="of:=[.N199]-[.M199]" office:value-type="float" office:value="-121" calcext:value-type="float">
            <text:p>-121</text:p>
          </table:table-cell>
          <table:table-cell table:formula="of:=[.R199]*10" office:value-type="float" office:value="-1210" calcext:value-type="float">
            <text:p>-1210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3415" calcext:value-type="float">
            <text:p>341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3276" calcext:value-type="float">
            <text:p>32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3415" calcext:value-type="float">
            <text:p>3415</text:p>
          </table:table-cell>
          <table:table-cell office:value-type="float" office:value="3276" calcext:value-type="float">
            <text:p>3276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[.N200]-[.M200]" office:value-type="float" office:value="-139" calcext:value-type="float">
            <text:p>-139</text:p>
          </table:table-cell>
          <table:table-cell table:formula="of:=[.R200]*10" office:value-type="float" office:value="-1390" calcext:value-type="float">
            <text:p>-1390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3514" calcext:value-type="float">
            <text:p>351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3373" calcext:value-type="float">
            <text:p>337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3514" calcext:value-type="float">
            <text:p>3514</text:p>
          </table:table-cell>
          <table:table-cell office:value-type="float" office:value="3373" calcext:value-type="float">
            <text:p>3373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formula="of:=[.N201]-[.M201]" office:value-type="float" office:value="-141" calcext:value-type="float">
            <text:p>-141</text:p>
          </table:table-cell>
          <table:table-cell table:formula="of:=[.R201]*10" office:value-type="float" office:value="-1410" calcext:value-type="float">
            <text:p>-1410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3552" calcext:value-type="float">
            <text:p>3552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424" calcext:value-type="float">
            <text:p>342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552" calcext:value-type="float">
            <text:p>3552</text:p>
          </table:table-cell>
          <table:table-cell office:value-type="float" office:value="3424" calcext:value-type="float">
            <text:p>342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formula="of:=[.N202]-[.M202]" office:value-type="float" office:value="-128" calcext:value-type="float">
            <text:p>-128</text:p>
          </table:table-cell>
          <table:table-cell table:formula="of:=[.R202]*10" office:value-type="float" office:value="-1280" calcext:value-type="float">
            <text:p>-1280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3652" calcext:value-type="float">
            <text:p>3652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3517" calcext:value-type="float">
            <text:p>3517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3652" calcext:value-type="float">
            <text:p>3652</text:p>
          </table:table-cell>
          <table:table-cell office:value-type="float" office:value="3517" calcext:value-type="float">
            <text:p>3517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formula="of:=[.N203]-[.M203]" office:value-type="float" office:value="-135" calcext:value-type="float">
            <text:p>-135</text:p>
          </table:table-cell>
          <table:table-cell table:formula="of:=[.R203]*10" office:value-type="float" office:value="-1350" calcext:value-type="float">
            <text:p>-1350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3730" calcext:value-type="float">
            <text:p>373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3581" calcext:value-type="float">
            <text:p>358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3730" calcext:value-type="float">
            <text:p>3730</text:p>
          </table:table-cell>
          <table:table-cell office:value-type="float" office:value="3581" calcext:value-type="float">
            <text:p>358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formula="of:=[.N204]-[.M204]" office:value-type="float" office:value="-149" calcext:value-type="float">
            <text:p>-149</text:p>
          </table:table-cell>
          <table:table-cell table:formula="of:=[.R204]*10" office:value-type="float" office:value="-1490" calcext:value-type="float">
            <text:p>-1490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3827" calcext:value-type="float">
            <text:p>3827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3688" calcext:value-type="float">
            <text:p>3688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3827" calcext:value-type="float">
            <text:p>3827</text:p>
          </table:table-cell>
          <table:table-cell office:value-type="float" office:value="3688" calcext:value-type="float">
            <text:p>3688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formula="of:=[.N205]-[.M205]" office:value-type="float" office:value="-139" calcext:value-type="float">
            <text:p>-139</text:p>
          </table:table-cell>
          <table:table-cell table:formula="of:=[.R205]*10" office:value-type="float" office:value="-1390" calcext:value-type="float">
            <text:p>-1390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3826" calcext:value-type="float">
            <text:p>382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78" calcext:value-type="float">
            <text:p>3678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826" calcext:value-type="float">
            <text:p>3826</text:p>
          </table:table-cell>
          <table:table-cell office:value-type="float" office:value="3678" calcext:value-type="float">
            <text:p>3678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[.N206]-[.M206]" office:value-type="float" office:value="-148" calcext:value-type="float">
            <text:p>-148</text:p>
          </table:table-cell>
          <table:table-cell table:formula="of:=[.R206]*10" office:value-type="float" office:value="-1480" calcext:value-type="float">
            <text:p>-1480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3940" calcext:value-type="float">
            <text:p>394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3769" calcext:value-type="float">
            <text:p>3769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3940" calcext:value-type="float">
            <text:p>3940</text:p>
          </table:table-cell>
          <table:table-cell office:value-type="float" office:value="3769" calcext:value-type="float">
            <text:p>3769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formula="of:=[.N207]-[.M207]" office:value-type="float" office:value="-171" calcext:value-type="float">
            <text:p>-171</text:p>
          </table:table-cell>
          <table:table-cell table:formula="of:=[.R207]*10" office:value-type="float" office:value="-1710" calcext:value-type="float">
            <text:p>-1710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4021" calcext:value-type="float">
            <text:p>402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852" calcext:value-type="float">
            <text:p>3852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021" calcext:value-type="float">
            <text:p>4021</text:p>
          </table:table-cell>
          <table:table-cell office:value-type="float" office:value="3852" calcext:value-type="float">
            <text:p>38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formula="of:=[.N208]-[.M208]" office:value-type="float" office:value="-169" calcext:value-type="float">
            <text:p>-169</text:p>
          </table:table-cell>
          <table:table-cell table:formula="of:=[.R208]*10" office:value-type="float" office:value="-1690" calcext:value-type="float">
            <text:p>-1690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4123" calcext:value-type="float">
            <text:p>412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3958" calcext:value-type="float">
            <text:p>395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4123" calcext:value-type="float">
            <text:p>4123</text:p>
          </table:table-cell>
          <table:table-cell office:value-type="float" office:value="3958" calcext:value-type="float">
            <text:p>3958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formula="of:=[.N209]-[.M209]" office:value-type="float" office:value="-165" calcext:value-type="float">
            <text:p>-165</text:p>
          </table:table-cell>
          <table:table-cell table:formula="of:=[.R209]*10" office:value-type="float" office:value="-1650" calcext:value-type="float">
            <text:p>-1650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4179" calcext:value-type="float">
            <text:p>4179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4012" calcext:value-type="float">
            <text:p>4012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4179" calcext:value-type="float">
            <text:p>4179</text:p>
          </table:table-cell>
          <table:table-cell office:value-type="float" office:value="4012" calcext:value-type="float">
            <text:p>401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[.N210]-[.M210]" office:value-type="float" office:value="-167" calcext:value-type="float">
            <text:p>-167</text:p>
          </table:table-cell>
          <table:table-cell table:formula="of:=[.R210]*10" office:value-type="float" office:value="-1670" calcext:value-type="float">
            <text:p>-1670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4281" calcext:value-type="float">
            <text:p>4281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107" calcext:value-type="float">
            <text:p>4107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281" calcext:value-type="float">
            <text:p>4281</text:p>
          </table:table-cell>
          <table:table-cell office:value-type="float" office:value="4107" calcext:value-type="float">
            <text:p>4107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formula="of:=[.N211]-[.M211]" office:value-type="float" office:value="-174" calcext:value-type="float">
            <text:p>-174</text:p>
          </table:table-cell>
          <table:table-cell table:formula="of:=[.R211]*10" office:value-type="float" office:value="-1740" calcext:value-type="float">
            <text:p>-1740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4373" calcext:value-type="float">
            <text:p>4373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4194" calcext:value-type="float">
            <text:p>4194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4373" calcext:value-type="float">
            <text:p>4373</text:p>
          </table:table-cell>
          <table:table-cell office:value-type="float" office:value="4194" calcext:value-type="float">
            <text:p>4194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formula="of:=[.N212]-[.M212]" office:value-type="float" office:value="-179" calcext:value-type="float">
            <text:p>-179</text:p>
          </table:table-cell>
          <table:table-cell table:formula="of:=[.R212]*10" office:value-type="float" office:value="-1790" calcext:value-type="float">
            <text:p>-1790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4488" calcext:value-type="float">
            <text:p>4488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305" calcext:value-type="float">
            <text:p>430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488" calcext:value-type="float">
            <text:p>4488</text:p>
          </table:table-cell>
          <table:table-cell office:value-type="float" office:value="4305" calcext:value-type="float">
            <text:p>4305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formula="of:=[.N213]-[.M213]" office:value-type="float" office:value="-183" calcext:value-type="float">
            <text:p>-183</text:p>
          </table:table-cell>
          <table:table-cell table:formula="of:=[.R213]*10" office:value-type="float" office:value="-1830" calcext:value-type="float">
            <text:p>-1830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4512" calcext:value-type="float">
            <text:p>451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4330" calcext:value-type="float">
            <text:p>433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4512" calcext:value-type="float">
            <text:p>4512</text:p>
          </table:table-cell>
          <table:table-cell office:value-type="float" office:value="4330" calcext:value-type="float">
            <text:p>4330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formula="of:=[.N214]-[.M214]" office:value-type="float" office:value="-182" calcext:value-type="float">
            <text:p>-182</text:p>
          </table:table-cell>
          <table:table-cell table:formula="of:=[.R214]*10" office:value-type="float" office:value="-1820" calcext:value-type="float">
            <text:p>-1820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4625" calcext:value-type="float">
            <text:p>4625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4436" calcext:value-type="float">
            <text:p>4436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4625" calcext:value-type="float">
            <text:p>4625</text:p>
          </table:table-cell>
          <table:table-cell office:value-type="float" office:value="4436" calcext:value-type="float">
            <text:p>4436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[.N215]-[.M215]" office:value-type="float" office:value="-189" calcext:value-type="float">
            <text:p>-189</text:p>
          </table:table-cell>
          <table:table-cell table:formula="of:=[.R215]*10" office:value-type="float" office:value="-1890" calcext:value-type="float">
            <text:p>-1890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4717" calcext:value-type="float">
            <text:p>4717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4514" calcext:value-type="float">
            <text:p>4514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4717" calcext:value-type="float">
            <text:p>4717</text:p>
          </table:table-cell>
          <table:table-cell office:value-type="float" office:value="4514" calcext:value-type="float">
            <text:p>4514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formula="of:=[.N216]-[.M216]" office:value-type="float" office:value="-203" calcext:value-type="float">
            <text:p>-203</text:p>
          </table:table-cell>
          <table:table-cell table:formula="of:=[.R216]*10" office:value-type="float" office:value="-2030" calcext:value-type="float">
            <text:p>-2030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4823" calcext:value-type="float">
            <text:p>4823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office:value-type="float" office:value="4635" calcext:value-type="float">
            <text:p>463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office:value-type="float" office:value="4823" calcext:value-type="float">
            <text:p>4823</text:p>
          </table:table-cell>
          <table:table-cell office:value-type="float" office:value="4635" calcext:value-type="float">
            <text:p>4635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formula="of:=[.N217]-[.M217]" office:value-type="float" office:value="-188" calcext:value-type="float">
            <text:p>-188</text:p>
          </table:table-cell>
          <table:table-cell table:formula="of:=[.R217]*10" office:value-type="float" office:value="-1880" calcext:value-type="float">
            <text:p>-1880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4898" calcext:value-type="float">
            <text:p>489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86" calcext:value-type="float">
            <text:p>4686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898" calcext:value-type="float">
            <text:p>4898</text:p>
          </table:table-cell>
          <table:table-cell office:value-type="float" office:value="4686" calcext:value-type="float">
            <text:p>468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formula="of:=[.N218]-[.M218]" office:value-type="float" office:value="-212" calcext:value-type="float">
            <text:p>-212</text:p>
          </table:table-cell>
          <table:table-cell table:formula="of:=[.R218]*10" office:value-type="float" office:value="-2120" calcext:value-type="float">
            <text:p>-2120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5015" calcext:value-type="float">
            <text:p>501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4797" calcext:value-type="float">
            <text:p>4797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5015" calcext:value-type="float">
            <text:p>5015</text:p>
          </table:table-cell>
          <table:table-cell office:value-type="float" office:value="4797" calcext:value-type="float">
            <text:p>4797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formula="of:=[.N219]-[.M219]" office:value-type="float" office:value="-218" calcext:value-type="float">
            <text:p>-218</text:p>
          </table:table-cell>
          <table:table-cell table:formula="of:=[.R219]*10" office:value-type="float" office:value="-2180" calcext:value-type="float">
            <text:p>-2180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5116" calcext:value-type="float">
            <text:p>511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4904" calcext:value-type="float">
            <text:p>4904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5116" calcext:value-type="float">
            <text:p>5116</text:p>
          </table:table-cell>
          <table:table-cell office:value-type="float" office:value="4904" calcext:value-type="float">
            <text:p>4904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[.N220]-[.M220]" office:value-type="float" office:value="-212" calcext:value-type="float">
            <text:p>-212</text:p>
          </table:table-cell>
          <table:table-cell table:formula="of:=[.R220]*10" office:value-type="float" office:value="-2120" calcext:value-type="float">
            <text:p>-2120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5240" calcext:value-type="float">
            <text:p>524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018" calcext:value-type="float">
            <text:p>5018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240" calcext:value-type="float">
            <text:p>5240</text:p>
          </table:table-cell>
          <table:table-cell office:value-type="float" office:value="5018" calcext:value-type="float">
            <text:p>5018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formula="of:=[.N221]-[.M221]" office:value-type="float" office:value="-222" calcext:value-type="float">
            <text:p>-222</text:p>
          </table:table-cell>
          <table:table-cell table:formula="of:=[.R221]*10" office:value-type="float" office:value="-2220" calcext:value-type="float">
            <text:p>-2220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5234" calcext:value-type="float">
            <text:p>5234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5018" calcext:value-type="float">
            <text:p>5018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5234" calcext:value-type="float">
            <text:p>5234</text:p>
          </table:table-cell>
          <table:table-cell office:value-type="float" office:value="5018" calcext:value-type="float">
            <text:p>5018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formula="of:=[.N222]-[.M222]" office:value-type="float" office:value="-216" calcext:value-type="float">
            <text:p>-216</text:p>
          </table:table-cell>
          <table:table-cell table:formula="of:=[.R222]*10" office:value-type="float" office:value="-2160" calcext:value-type="float">
            <text:p>-2160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5347" calcext:value-type="float">
            <text:p>5347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5129" calcext:value-type="float">
            <text:p>5129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5347" calcext:value-type="float">
            <text:p>5347</text:p>
          </table:table-cell>
          <table:table-cell office:value-type="float" office:value="5129" calcext:value-type="float">
            <text:p>512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formula="of:=[.N223]-[.M223]" office:value-type="float" office:value="-218" calcext:value-type="float">
            <text:p>-218</text:p>
          </table:table-cell>
          <table:table-cell table:formula="of:=[.R223]*10" office:value-type="float" office:value="-2180" calcext:value-type="float">
            <text:p>-2180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5444" calcext:value-type="float">
            <text:p>544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5227" calcext:value-type="float">
            <text:p>522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5444" calcext:value-type="float">
            <text:p>5444</text:p>
          </table:table-cell>
          <table:table-cell office:value-type="float" office:value="5227" calcext:value-type="float">
            <text:p>5227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formula="of:=[.N224]-[.M224]" office:value-type="float" office:value="-217" calcext:value-type="float">
            <text:p>-217</text:p>
          </table:table-cell>
          <table:table-cell table:formula="of:=[.R224]*10" office:value-type="float" office:value="-2170" calcext:value-type="float">
            <text:p>-217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5589" calcext:value-type="float">
            <text:p>5589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5357" calcext:value-type="float">
            <text:p>5357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5589" calcext:value-type="float">
            <text:p>5589</text:p>
          </table:table-cell>
          <table:table-cell office:value-type="float" office:value="5357" calcext:value-type="float">
            <text:p>5357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[.N225]-[.M225]" office:value-type="float" office:value="-232" calcext:value-type="float">
            <text:p>-232</text:p>
          </table:table-cell>
          <table:table-cell table:formula="of:=[.R225]*10" office:value-type="float" office:value="-2320" calcext:value-type="float">
            <text:p>-2320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5661" calcext:value-type="float">
            <text:p>566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5423" calcext:value-type="float">
            <text:p>542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5661" calcext:value-type="float">
            <text:p>5661</text:p>
          </table:table-cell>
          <table:table-cell office:value-type="float" office:value="5423" calcext:value-type="float">
            <text:p>5423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formula="of:=[.N226]-[.M226]" office:value-type="float" office:value="-238" calcext:value-type="float">
            <text:p>-238</text:p>
          </table:table-cell>
          <table:table-cell table:formula="of:=[.R226]*10" office:value-type="float" office:value="-2380" calcext:value-type="float">
            <text:p>-2380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5794" calcext:value-type="float">
            <text:p>579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office:value-type="float" office:value="5546" calcext:value-type="float">
            <text:p>554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office:value-type="float" office:value="5794" calcext:value-type="float">
            <text:p>5794</text:p>
          </table:table-cell>
          <table:table-cell office:value-type="float" office:value="5546" calcext:value-type="float">
            <text:p>5546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formula="of:=[.N227]-[.M227]" office:value-type="float" office:value="-248" calcext:value-type="float">
            <text:p>-248</text:p>
          </table:table-cell>
          <table:table-cell table:formula="of:=[.R227]*10" office:value-type="float" office:value="-2480" calcext:value-type="float">
            <text:p>-2480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5900" calcext:value-type="float">
            <text:p>590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5652" calcext:value-type="float">
            <text:p>565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5900" calcext:value-type="float">
            <text:p>5900</text:p>
          </table:table-cell>
          <table:table-cell office:value-type="float" office:value="5652" calcext:value-type="float">
            <text:p>5652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formula="of:=[.N228]-[.M228]" office:value-type="float" office:value="-248" calcext:value-type="float">
            <text:p>-248</text:p>
          </table:table-cell>
          <table:table-cell table:formula="of:=[.R228]*10" office:value-type="float" office:value="-2480" calcext:value-type="float">
            <text:p>-2480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6052" calcext:value-type="float">
            <text:p>6052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5798" calcext:value-type="float">
            <text:p>5798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6052" calcext:value-type="float">
            <text:p>6052</text:p>
          </table:table-cell>
          <table:table-cell office:value-type="float" office:value="5798" calcext:value-type="float">
            <text:p>5798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formula="of:=[.N229]-[.M229]" office:value-type="float" office:value="-254" calcext:value-type="float">
            <text:p>-254</text:p>
          </table:table-cell>
          <table:table-cell table:formula="of:=[.R229]*10" office:value-type="float" office:value="-2540" calcext:value-type="float">
            <text:p>-254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6072" calcext:value-type="float">
            <text:p>6072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824" calcext:value-type="float">
            <text:p>5824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6072" calcext:value-type="float">
            <text:p>6072</text:p>
          </table:table-cell>
          <table:table-cell office:value-type="float" office:value="5824" calcext:value-type="float">
            <text:p>582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[.N230]-[.M230]" office:value-type="float" office:value="-248" calcext:value-type="float">
            <text:p>-248</text:p>
          </table:table-cell>
          <table:table-cell table:formula="of:=[.R230]*10" office:value-type="float" office:value="-2480" calcext:value-type="float">
            <text:p>-2480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6216" calcext:value-type="float">
            <text:p>6216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office:value-type="float" office:value="5961" calcext:value-type="float">
            <text:p>5961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office:value-type="float" office:value="6216" calcext:value-type="float">
            <text:p>6216</text:p>
          </table:table-cell>
          <table:table-cell office:value-type="float" office:value="5961" calcext:value-type="float">
            <text:p>5961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formula="of:=[.N231]-[.M231]" office:value-type="float" office:value="-255" calcext:value-type="float">
            <text:p>-255</text:p>
          </table:table-cell>
          <table:table-cell table:formula="of:=[.R231]*10" office:value-type="float" office:value="-2550" calcext:value-type="float">
            <text:p>-2550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6336" calcext:value-type="float">
            <text:p>6336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6072" calcext:value-type="float">
            <text:p>6072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6336" calcext:value-type="float">
            <text:p>6336</text:p>
          </table:table-cell>
          <table:table-cell office:value-type="float" office:value="6072" calcext:value-type="float">
            <text:p>6072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formula="of:=[.N232]-[.M232]" office:value-type="float" office:value="-264" calcext:value-type="float">
            <text:p>-264</text:p>
          </table:table-cell>
          <table:table-cell table:formula="of:=[.R232]*10" office:value-type="float" office:value="-2640" calcext:value-type="float">
            <text:p>-2640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6480" calcext:value-type="float">
            <text:p>648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6212" calcext:value-type="float">
            <text:p>6212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6480" calcext:value-type="float">
            <text:p>6480</text:p>
          </table:table-cell>
          <table:table-cell office:value-type="float" office:value="6212" calcext:value-type="float">
            <text:p>6212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formula="of:=[.N233]-[.M233]" office:value-type="float" office:value="-268" calcext:value-type="float">
            <text:p>-268</text:p>
          </table:table-cell>
          <table:table-cell table:formula="of:=[.R233]*10" office:value-type="float" office:value="-2680" calcext:value-type="float">
            <text:p>-2680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6561" calcext:value-type="float">
            <text:p>656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6280" calcext:value-type="float">
            <text:p>628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6561" calcext:value-type="float">
            <text:p>6561</text:p>
          </table:table-cell>
          <table:table-cell office:value-type="float" office:value="6280" calcext:value-type="float">
            <text:p>6280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formula="of:=[.N234]-[.M234]" office:value-type="float" office:value="-281" calcext:value-type="float">
            <text:p>-281</text:p>
          </table:table-cell>
          <table:table-cell table:formula="of:=[.R234]*10" office:value-type="float" office:value="-2810" calcext:value-type="float">
            <text:p>-2810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6709" calcext:value-type="float">
            <text:p>670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6418" calcext:value-type="float">
            <text:p>641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6709" calcext:value-type="float">
            <text:p>6709</text:p>
          </table:table-cell>
          <table:table-cell office:value-type="float" office:value="6418" calcext:value-type="float">
            <text:p>6418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formula="of:=[.N235]-[.M235]" office:value-type="float" office:value="-291" calcext:value-type="float">
            <text:p>-291</text:p>
          </table:table-cell>
          <table:table-cell table:formula="of:=[.R235]*10" office:value-type="float" office:value="-2910" calcext:value-type="float">
            <text:p>-2910</text:p>
          </table:table-cell>
        </table:table-row>
        <table:table-row table:style-name="ro1" table:number-rows-repeated="51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YELLOW LINE GIVES DIFFERENCE x 1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9T18:04:39.572000000</meta:creation-date>
    <dc:date>2021-12-29T18:26:09.302000000</dc:date>
    <meta:editing-duration>PT44S</meta:editing-duration>
    <meta:editing-cycles>1</meta:editing-cycles>
    <meta:document-statistic meta:table-count="1" meta:cell-count="2775" meta:object-count="2"/>
    <meta:generator>LibreOffice/6.2.8.2$Windows_X86_64 LibreOffice_project/f82ddfca21ebc1e222a662a32b25c0c9d20169ee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59cm" svg:height="16.458cm" xlink:href=".." xlink:type="simple" chart:class="chart:scatter" chart:column-mapping="0 1 3 2" chart:style-name="ch1">
        <chart:legend chart:legend-position="end" svg:x="26.354cm" svg:y="7.432cm" style:legend-expansion="high" chart:style-name="ch2"/>
        <chart:plot-area chart:style-name="ch3" table:cell-range-address="Sheet1.L5:Sheet1.N235 Sheet1.S5:Sheet1.S235" svg:x="0.585cm" svg:y="0.329cm" svg:width="25.184cm" svg:height="15.8cm">
          <chartooo:coordinate-region svg:x="1.683cm" svg:y="0.529cm" svg:width="23.806cm" svg:height="15.4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5:Sheet1.M235" chart:class="chart:scatter">
            <chart:domain table:cell-range-address="Sheet1.L5:Sheet1.L235"/>
            <chart:data-point chart:repeated="231"/>
          </chart:series>
          <chart:series chart:style-name="ch7" chart:values-cell-range-address="Sheet1.S5:Sheet1.S235" chart:class="chart:scatter">
            <chart:domain table:cell-range-address="Sheet1.Q5:Sheet1.Q235"/>
            <chart:data-point chart:repeated="231"/>
          </chart:series>
          <chart:series chart:style-name="ch8" chart:values-cell-range-address="Sheet1.N5:Sheet1.N235" chart:class="chart:scatter">
            <chart:data-point chart:repeated="2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Q</text:p>
              </table:table-cell>
              <table:table-cell office:value-type="string">
                <text:p>Column S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L5:Sheet1.L235</svg:desc>
                </draw:g>
              </table:table-cell>
              <table:table-cell office:value-type="float" office:value="-2793">
                <text:p>-2793</text:p>
                <draw:g>
                  <svg:desc>Sheet1.M5:Sheet1.M235</svg:desc>
                </draw:g>
              </table:table-cell>
              <table:table-cell office:value-type="float" office:value="15">
                <text:p>15</text:p>
                <draw:g>
                  <svg:desc>Sheet1.Q5:Sheet1.Q235</svg:desc>
                </draw:g>
              </table:table-cell>
              <table:table-cell office:value-type="float" office:value="1430">
                <text:p>1430</text:p>
                <draw:g>
                  <svg:desc>Sheet1.S5:Sheet1.S235</svg:desc>
                </draw:g>
              </table:table-cell>
              <table:table-cell office:value-type="float" office:value="-2650">
                <text:p>-2650</text:p>
                <draw:g>
                  <svg:desc>Sheet1.N5:Sheet1.N2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2787">
                <text:p>-2787</text:p>
              </table:table-cell>
              <table:table-cell office:value-type="float" office:value="16">
                <text:p>16</text:p>
              </table:table-cell>
              <table:table-cell office:value-type="float" office:value="1470">
                <text:p>1470</text:p>
              </table:table-cell>
              <table:table-cell office:value-type="float" office:value="-2640">
                <text:p>-26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-2756">
                <text:p>-2756</text:p>
              </table:table-cell>
              <table:table-cell office:value-type="float" office:value="17">
                <text:p>17</text:p>
              </table:table-cell>
              <table:table-cell office:value-type="float" office:value="1450">
                <text:p>1450</text:p>
              </table:table-cell>
              <table:table-cell office:value-type="float" office:value="-2611">
                <text:p>-2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2727">
                <text:p>-2727</text:p>
              </table:table-cell>
              <table:table-cell office:value-type="float" office:value="18">
                <text:p>18</text:p>
              </table:table-cell>
              <table:table-cell office:value-type="float" office:value="1410">
                <text:p>1410</text:p>
              </table:table-cell>
              <table:table-cell office:value-type="float" office:value="-2586">
                <text:p>-2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-2699">
                <text:p>-2699</text:p>
              </table:table-cell>
              <table:table-cell office:value-type="float" office:value="19">
                <text:p>19</text:p>
              </table:table-cell>
              <table:table-cell office:value-type="float" office:value="1450">
                <text:p>1450</text:p>
              </table:table-cell>
              <table:table-cell office:value-type="float" office:value="-2554">
                <text:p>-25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-2676">
                <text:p>-2676</text:p>
              </table:table-cell>
              <table:table-cell office:value-type="float" office:value="20">
                <text:p>20</text:p>
              </table:table-cell>
              <table:table-cell office:value-type="float" office:value="1380">
                <text:p>1380</text:p>
              </table:table-cell>
              <table:table-cell office:value-type="float" office:value="-2538">
                <text:p>-25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-2642">
                <text:p>-2642</text:p>
              </table:table-cell>
              <table:table-cell office:value-type="float" office:value="21">
                <text:p>21</text:p>
              </table:table-cell>
              <table:table-cell office:value-type="float" office:value="1370">
                <text:p>1370</text:p>
              </table:table-cell>
              <table:table-cell office:value-type="float" office:value="-2505">
                <text:p>-25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-2619">
                <text:p>-2619</text:p>
              </table:table-cell>
              <table:table-cell office:value-type="float" office:value="22">
                <text:p>22</text:p>
              </table:table-cell>
              <table:table-cell office:value-type="float" office:value="1370">
                <text:p>1370</text:p>
              </table:table-cell>
              <table:table-cell office:value-type="float" office:value="-2482">
                <text:p>-24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-2580">
                <text:p>-2580</text:p>
              </table:table-cell>
              <table:table-cell office:value-type="float" office:value="23">
                <text:p>23</text:p>
              </table:table-cell>
              <table:table-cell office:value-type="float" office:value="1280">
                <text:p>1280</text:p>
              </table:table-cell>
              <table:table-cell office:value-type="float" office:value="-2452">
                <text:p>-24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-2589">
                <text:p>-2589</text:p>
              </table:table-cell>
              <table:table-cell office:value-type="float" office:value="24">
                <text:p>24</text:p>
              </table:table-cell>
              <table:table-cell office:value-type="float" office:value="1330">
                <text:p>1330</text:p>
              </table:table-cell>
              <table:table-cell office:value-type="float" office:value="-2456">
                <text:p>-2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-2555">
                <text:p>-2555</text:p>
              </table:table-cell>
              <table:table-cell office:value-type="float" office:value="25">
                <text:p>25</text:p>
              </table:table-cell>
              <table:table-cell office:value-type="float" office:value="1380">
                <text:p>1380</text:p>
              </table:table-cell>
              <table:table-cell office:value-type="float" office:value="-2417">
                <text:p>-24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-2521">
                <text:p>-2521</text:p>
              </table:table-cell>
              <table:table-cell office:value-type="float" office:value="26">
                <text:p>26</text:p>
              </table:table-cell>
              <table:table-cell office:value-type="float" office:value="1310">
                <text:p>1310</text:p>
              </table:table-cell>
              <table:table-cell office:value-type="float" office:value="-2390">
                <text:p>-23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-2486">
                <text:p>-2486</text:p>
              </table:table-cell>
              <table:table-cell office:value-type="float" office:value="27">
                <text:p>27</text:p>
              </table:table-cell>
              <table:table-cell office:value-type="float" office:value="1240">
                <text:p>1240</text:p>
              </table:table-cell>
              <table:table-cell office:value-type="float" office:value="-2362">
                <text:p>-23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-2468">
                <text:p>-2468</text:p>
              </table:table-cell>
              <table:table-cell office:value-type="float" office:value="28">
                <text:p>28</text:p>
              </table:table-cell>
              <table:table-cell office:value-type="float" office:value="1270">
                <text:p>1270</text:p>
              </table:table-cell>
              <table:table-cell office:value-type="float" office:value="-2341">
                <text:p>-2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2431">
                <text:p>-2431</text:p>
              </table:table-cell>
              <table:table-cell office:value-type="float" office:value="29">
                <text:p>29</text:p>
              </table:table-cell>
              <table:table-cell office:value-type="float" office:value="1270">
                <text:p>1270</text:p>
              </table:table-cell>
              <table:table-cell office:value-type="float" office:value="-2304">
                <text:p>-2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-2402">
                <text:p>-2402</text:p>
              </table:table-cell>
              <table:table-cell office:value-type="float" office:value="30">
                <text:p>30</text:p>
              </table:table-cell>
              <table:table-cell office:value-type="float" office:value="1250">
                <text:p>1250</text:p>
              </table:table-cell>
              <table:table-cell office:value-type="float" office:value="-2277">
                <text:p>-22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-2370">
                <text:p>-2370</text:p>
              </table:table-cell>
              <table:table-cell office:value-type="float" office:value="31">
                <text:p>31</text:p>
              </table:table-cell>
              <table:table-cell office:value-type="float" office:value="1220">
                <text:p>1220</text:p>
              </table:table-cell>
              <table:table-cell office:value-type="float" office:value="-2248">
                <text:p>-22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-2351">
                <text:p>-2351</text:p>
              </table:table-cell>
              <table:table-cell office:value-type="float" office:value="32">
                <text:p>32</text:p>
              </table:table-cell>
              <table:table-cell office:value-type="float" office:value="1240">
                <text:p>1240</text:p>
              </table:table-cell>
              <table:table-cell office:value-type="float" office:value="-2227">
                <text:p>-22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-2312">
                <text:p>-2312</text:p>
              </table:table-cell>
              <table:table-cell office:value-type="float" office:value="33">
                <text:p>33</text:p>
              </table:table-cell>
              <table:table-cell office:value-type="float" office:value="1250">
                <text:p>1250</text:p>
              </table:table-cell>
              <table:table-cell office:value-type="float" office:value="-2187">
                <text:p>-21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-2287">
                <text:p>-2287</text:p>
              </table:table-cell>
              <table:table-cell office:value-type="float" office:value="34">
                <text:p>34</text:p>
              </table:table-cell>
              <table:table-cell office:value-type="float" office:value="1280">
                <text:p>1280</text:p>
              </table:table-cell>
              <table:table-cell office:value-type="float" office:value="-2159">
                <text:p>-21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-2245">
                <text:p>-2245</text:p>
              </table:table-cell>
              <table:table-cell office:value-type="float" office:value="35">
                <text:p>35</text:p>
              </table:table-cell>
              <table:table-cell office:value-type="float" office:value="1170">
                <text:p>1170</text:p>
              </table:table-cell>
              <table:table-cell office:value-type="float" office:value="-2128">
                <text:p>-2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-2225">
                <text:p>-2225</text:p>
              </table:table-cell>
              <table:table-cell office:value-type="float" office:value="36">
                <text:p>36</text:p>
              </table:table-cell>
              <table:table-cell office:value-type="float" office:value="1220">
                <text:p>1220</text:p>
              </table:table-cell>
              <table:table-cell office:value-type="float" office:value="-2103">
                <text:p>-21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-2178">
                <text:p>-2178</text:p>
              </table:table-cell>
              <table:table-cell office:value-type="float" office:value="37">
                <text:p>37</text:p>
              </table:table-cell>
              <table:table-cell office:value-type="float" office:value="1090">
                <text:p>1090</text:p>
              </table:table-cell>
              <table:table-cell office:value-type="float" office:value="-2069">
                <text:p>-20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-2150">
                <text:p>-2150</text:p>
              </table:table-cell>
              <table:table-cell office:value-type="float" office:value="38">
                <text:p>38</text:p>
              </table:table-cell>
              <table:table-cell office:value-type="float" office:value="1150">
                <text:p>1150</text:p>
              </table:table-cell>
              <table:table-cell office:value-type="float" office:value="-2035">
                <text:p>-20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-2107">
                <text:p>-2107</text:p>
              </table:table-cell>
              <table:table-cell office:value-type="float" office:value="39">
                <text:p>39</text:p>
              </table:table-cell>
              <table:table-cell office:value-type="float" office:value="1040">
                <text:p>1040</text:p>
              </table:table-cell>
              <table:table-cell office:value-type="float" office:value="-2003">
                <text:p>-20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2115">
                <text:p>-2115</text:p>
              </table:table-cell>
              <table:table-cell office:value-type="float" office:value="40">
                <text:p>40</text:p>
              </table:table-cell>
              <table:table-cell office:value-type="float" office:value="1110">
                <text:p>1110</text:p>
              </table:table-cell>
              <table:table-cell office:value-type="float" office:value="-2004">
                <text:p>-20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-2076">
                <text:p>-2076</text:p>
              </table:table-cell>
              <table:table-cell office:value-type="float" office:value="41">
                <text:p>41</text:p>
              </table:table-cell>
              <table:table-cell office:value-type="float" office:value="1160">
                <text:p>1160</text:p>
              </table:table-cell>
              <table:table-cell office:value-type="float" office:value="-1960">
                <text:p>-19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-2039">
                <text:p>-2039</text:p>
              </table:table-cell>
              <table:table-cell office:value-type="float" office:value="42">
                <text:p>42</text:p>
              </table:table-cell>
              <table:table-cell office:value-type="float" office:value="1100">
                <text:p>1100</text:p>
              </table:table-cell>
              <table:table-cell office:value-type="float" office:value="-1929">
                <text:p>-19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-1997">
                <text:p>-1997</text:p>
              </table:table-cell>
              <table:table-cell office:value-type="float" office:value="43">
                <text:p>43</text:p>
              </table:table-cell>
              <table:table-cell office:value-type="float" office:value="1070">
                <text:p>1070</text:p>
              </table:table-cell>
              <table:table-cell office:value-type="float" office:value="-1890">
                <text:p>-18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-1974">
                <text:p>-1974</text:p>
              </table:table-cell>
              <table:table-cell office:value-type="float" office:value="44">
                <text:p>44</text:p>
              </table:table-cell>
              <table:table-cell office:value-type="float" office:value="1040">
                <text:p>1040</text:p>
              </table:table-cell>
              <table:table-cell office:value-type="float" office:value="-1870">
                <text:p>-18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-1930">
                <text:p>-1930</text:p>
              </table:table-cell>
              <table:table-cell office:value-type="float" office:value="45">
                <text:p>45</text:p>
              </table:table-cell>
              <table:table-cell office:value-type="float" office:value="980">
                <text:p>980</text:p>
              </table:table-cell>
              <table:table-cell office:value-type="float" office:value="-1832">
                <text:p>-18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-1906">
                <text:p>-1906</text:p>
              </table:table-cell>
              <table:table-cell office:value-type="float" office:value="46">
                <text:p>46</text:p>
              </table:table-cell>
              <table:table-cell office:value-type="float" office:value="1110">
                <text:p>1110</text:p>
              </table:table-cell>
              <table:table-cell office:value-type="float" office:value="-1795">
                <text:p>-17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-1858">
                <text:p>-1858</text:p>
              </table:table-cell>
              <table:table-cell office:value-type="float" office:value="47">
                <text:p>47</text:p>
              </table:table-cell>
              <table:table-cell office:value-type="float" office:value="1030">
                <text:p>1030</text:p>
              </table:table-cell>
              <table:table-cell office:value-type="float" office:value="-1755">
                <text:p>-1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-1835">
                <text:p>-1835</text:p>
              </table:table-cell>
              <table:table-cell office:value-type="float" office:value="48">
                <text:p>48</text:p>
              </table:table-cell>
              <table:table-cell office:value-type="float" office:value="920">
                <text:p>920</text:p>
              </table:table-cell>
              <table:table-cell office:value-type="float" office:value="-1743">
                <text:p>-17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-1791">
                <text:p>-1791</text:p>
              </table:table-cell>
              <table:table-cell office:value-type="float" office:value="49">
                <text:p>49</text:p>
              </table:table-cell>
              <table:table-cell office:value-type="float" office:value="930">
                <text:p>930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-1752">
                <text:p>-1752</text:p>
              </table:table-cell>
              <table:table-cell office:value-type="float" office:value="50">
                <text:p>50</text:p>
              </table:table-cell>
              <table:table-cell office:value-type="float" office:value="880">
                <text:p>880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-1713">
                <text:p>-1713</text:p>
              </table:table-cell>
              <table:table-cell office:value-type="float" office:value="51">
                <text:p>51</text:p>
              </table:table-cell>
              <table:table-cell office:value-type="float" office:value="950">
                <text:p>950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-1687">
                <text:p>-1687</text:p>
              </table:table-cell>
              <table:table-cell office:value-type="float" office:value="52">
                <text:p>52</text:p>
              </table:table-cell>
              <table:table-cell office:value-type="float" office:value="930">
                <text:p>930</text:p>
              </table:table-cell>
              <table:table-cell office:value-type="float" office:value="-1594">
                <text:p>-15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-1638">
                <text:p>-1638</text:p>
              </table:table-cell>
              <table:table-cell office:value-type="float" office:value="53">
                <text:p>53</text:p>
              </table:table-cell>
              <table:table-cell office:value-type="float" office:value="890">
                <text:p>890</text:p>
              </table:table-cell>
              <table:table-cell office:value-type="float" office:value="-1549">
                <text:p>-1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-1601">
                <text:p>-1601</text:p>
              </table:table-cell>
              <table:table-cell office:value-type="float" office:value="54">
                <text:p>54</text:p>
              </table:table-cell>
              <table:table-cell office:value-type="float" office:value="840">
                <text:p>840</text:p>
              </table:table-cell>
              <table:table-cell office:value-type="float" office:value="-1517">
                <text:p>-15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-1558">
                <text:p>-1558</text:p>
              </table:table-cell>
              <table:table-cell office:value-type="float" office:value="55">
                <text:p>55</text:p>
              </table:table-cell>
              <table:table-cell office:value-type="float" office:value="860">
                <text:p>860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-1566">
                <text:p>-1566</text:p>
              </table:table-cell>
              <table:table-cell office:value-type="float" office:value="56">
                <text:p>56</text:p>
              </table:table-cell>
              <table:table-cell office:value-type="float" office:value="880">
                <text:p>880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-1511">
                <text:p>-1511</text:p>
              </table:table-cell>
              <table:table-cell office:value-type="float" office:value="57">
                <text:p>57</text:p>
              </table:table-cell>
              <table:table-cell office:value-type="float" office:value="800">
                <text:p>800</text:p>
              </table:table-cell>
              <table:table-cell office:value-type="float" office:value="-1431">
                <text:p>-14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-1479">
                <text:p>-1479</text:p>
              </table:table-cell>
              <table:table-cell office:value-type="float" office:value="58">
                <text:p>58</text:p>
              </table:table-cell>
              <table:table-cell office:value-type="float" office:value="840">
                <text:p>840</text:p>
              </table:table-cell>
              <table:table-cell office:value-type="float" office:value="-1395">
                <text:p>-13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-1421">
                <text:p>-1421</text:p>
              </table:table-cell>
              <table:table-cell office:value-type="float" office:value="59">
                <text:p>59</text:p>
              </table:table-cell>
              <table:table-cell office:value-type="float" office:value="760">
                <text:p>760</text:p>
              </table:table-cell>
              <table:table-cell office:value-type="float" office:value="-1345">
                <text:p>-13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-1398">
                <text:p>-1398</text:p>
              </table:table-cell>
              <table:table-cell office:value-type="float" office:value="60">
                <text:p>60</text:p>
              </table:table-cell>
              <table:table-cell office:value-type="float" office:value="760">
                <text:p>760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-1348">
                <text:p>-1348</text:p>
              </table:table-cell>
              <table:table-cell office:value-type="float" office:value="61">
                <text:p>61</text:p>
              </table:table-cell>
              <table:table-cell office:value-type="float" office:value="810">
                <text:p>810</text:p>
              </table:table-cell>
              <table:table-cell office:value-type="float" office:value="-1267">
                <text:p>-12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-1308">
                <text:p>-1308</text:p>
              </table:table-cell>
              <table:table-cell office:value-type="float" office:value="62">
                <text:p>62</text:p>
              </table:table-cell>
              <table:table-cell office:value-type="float" office:value="750">
                <text:p>750</text:p>
              </table:table-cell>
              <table:table-cell office:value-type="float" office:value="-1233">
                <text:p>-12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-1257">
                <text:p>-1257</text:p>
              </table:table-cell>
              <table:table-cell office:value-type="float" office:value="63">
                <text:p>63</text:p>
              </table:table-cell>
              <table:table-cell office:value-type="float" office:value="690">
                <text:p>690</text:p>
              </table:table-cell>
              <table:table-cell office:value-type="float" office:value="-1188">
                <text:p>-11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-1229">
                <text:p>-1229</text:p>
              </table:table-cell>
              <table:table-cell office:value-type="float" office:value="64">
                <text:p>64</text:p>
              </table:table-cell>
              <table:table-cell office:value-type="float" office:value="710">
                <text:p>710</text:p>
              </table:table-cell>
              <table:table-cell office:value-type="float" office:value="-1158">
                <text:p>-11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-1179">
                <text:p>-1179</text:p>
              </table:table-cell>
              <table:table-cell office:value-type="float" office:value="65">
                <text:p>65</text:p>
              </table:table-cell>
              <table:table-cell office:value-type="float" office:value="690">
                <text:p>690</text:p>
              </table:table-cell>
              <table:table-cell office:value-type="float" office:value="-1110">
                <text:p>-11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-1136">
                <text:p>-1136</text:p>
              </table:table-cell>
              <table:table-cell office:value-type="float" office:value="66">
                <text:p>66</text:p>
              </table:table-cell>
              <table:table-cell office:value-type="float" office:value="680">
                <text:p>680</text:p>
              </table:table-cell>
              <table:table-cell office:value-type="float" office:value="-1068">
                <text:p>-10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-1081">
                <text:p>-1081</text:p>
              </table:table-cell>
              <table:table-cell office:value-type="float" office:value="67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-1015">
                <text:p>-10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-1058">
                <text:p>-1058</text:p>
              </table:table-cell>
              <table:table-cell office:value-type="float" office:value="68">
                <text:p>68</text:p>
              </table:table-cell>
              <table:table-cell office:value-type="float" office:value="690">
                <text:p>690</text:p>
              </table:table-cell>
              <table:table-cell office:value-type="float" office:value="-989">
                <text:p>-9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-999">
                <text:p>-999</text:p>
              </table:table-cell>
              <table:table-cell office:value-type="float" office:value="69">
                <text:p>69</text:p>
              </table:table-cell>
              <table:table-cell office:value-type="float" office:value="560">
                <text:p>560</text:p>
              </table:table-cell>
              <table:table-cell office:value-type="float" office:value="-943">
                <text:p>-9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-952">
                <text:p>-952</text:p>
              </table:table-cell>
              <table:table-cell office:value-type="float" office:value="70">
                <text:p>70</text:p>
              </table:table-cell>
              <table:table-cell office:value-type="float" office:value="610">
                <text:p>610</text:p>
              </table:table-cell>
              <table:table-cell office:value-type="float" office:value="-891">
                <text:p>-8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-896">
                <text:p>-896</text:p>
              </table:table-cell>
              <table:table-cell office:value-type="float" office:value="71">
                <text:p>71</text:p>
              </table:table-cell>
              <table:table-cell office:value-type="float" office:value="560">
                <text:p>560</text:p>
              </table:table-cell>
              <table:table-cell office:value-type="float" office:value="-840">
                <text:p>-8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-902">
                <text:p>-902</text:p>
              </table:table-cell>
              <table:table-cell office:value-type="float" office:value="72">
                <text:p>72</text:p>
              </table:table-cell>
              <table:table-cell office:value-type="float" office:value="610">
                <text:p>610</text:p>
              </table:table-cell>
              <table:table-cell office:value-type="float" office:value="-841">
                <text:p>-8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-843">
                <text:p>-843</text:p>
              </table:table-cell>
              <table:table-cell office:value-type="float" office:value="73">
                <text:p>73</text:p>
              </table:table-cell>
              <table:table-cell office:value-type="float" office:value="560">
                <text:p>560</text:p>
              </table:table-cell>
              <table:table-cell office:value-type="float" office:value="-787">
                <text:p>-7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-797">
                <text:p>-797</text:p>
              </table:table-cell>
              <table:table-cell office:value-type="float" office:value="74">
                <text:p>74</text:p>
              </table:table-cell>
              <table:table-cell office:value-type="float" office:value="490">
                <text:p>490</text:p>
              </table:table-cell>
              <table:table-cell office:value-type="float" office:value="-748">
                <text:p>-7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-736">
                <text:p>-736</text:p>
              </table:table-cell>
              <table:table-cell office:value-type="float" office:value="75">
                <text:p>75</text:p>
              </table:table-cell>
              <table:table-cell office:value-type="float" office:value="480">
                <text:p>480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706">
                <text:p>-706</text:p>
              </table:table-cell>
              <table:table-cell office:value-type="float" office:value="76">
                <text:p>76</text:p>
              </table:table-cell>
              <table:table-cell office:value-type="float" office:value="490">
                <text:p>490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-639">
                <text:p>-639</text:p>
              </table:table-cell>
              <table:table-cell office:value-type="float" office:value="77">
                <text:p>77</text:p>
              </table:table-cell>
              <table:table-cell office:value-type="float" office:value="430">
                <text:p>430</text:p>
              </table:table-cell>
              <table:table-cell office:value-type="float" office:value="-596">
                <text:p>-5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-593">
                <text:p>-593</text:p>
              </table:table-cell>
              <table:table-cell office:value-type="float" office:value="78">
                <text:p>78</text:p>
              </table:table-cell>
              <table:table-cell office:value-type="float" office:value="460">
                <text:p>460</text:p>
              </table:table-cell>
              <table:table-cell office:value-type="float" office:value="-547">
                <text:p>-5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-532">
                <text:p>-532</text:p>
              </table:table-cell>
              <table:table-cell office:value-type="float" office:value="79">
                <text:p>79</text:p>
              </table:table-cell>
              <table:table-cell office:value-type="float" office:value="430">
                <text:p>430</text:p>
              </table:table-cell>
              <table:table-cell office:value-type="float" office:value="-489">
                <text:p>-4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-505">
                <text:p>-505</text:p>
              </table:table-cell>
              <table:table-cell office:value-type="float" office:value="80">
                <text:p>80</text:p>
              </table:table-cell>
              <table:table-cell office:value-type="float" office:value="400">
                <text:p>400</text:p>
              </table:table-cell>
              <table:table-cell office:value-type="float" office:value="-465">
                <text:p>-4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-444">
                <text:p>-444</text:p>
              </table:table-cell>
              <table:table-cell office:value-type="float" office:value="81">
                <text:p>81</text:p>
              </table:table-cell>
              <table:table-cell office:value-type="float" office:value="380">
                <text:p>380</text:p>
              </table:table-cell>
              <table:table-cell office:value-type="float" office:value="-406">
                <text:p>-4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-393">
                <text:p>-393</text:p>
              </table:table-cell>
              <table:table-cell office:value-type="float" office:value="82">
                <text:p>82</text:p>
              </table:table-cell>
              <table:table-cell office:value-type="float" office:value="360">
                <text:p>360</text:p>
              </table:table-cell>
              <table:table-cell office:value-type="float" office:value="-357">
                <text:p>-3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-330">
                <text:p>-330</text:p>
              </table:table-cell>
              <table:table-cell office:value-type="float" office:value="83">
                <text:p>83</text:p>
              </table:table-cell>
              <table:table-cell office:value-type="float" office:value="370">
                <text:p>370</text:p>
              </table:table-cell>
              <table:table-cell office:value-type="float" office:value="-293">
                <text:p>-2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-289">
                <text:p>-289</text:p>
              </table:table-cell>
              <table:table-cell office:value-type="float" office:value="84">
                <text:p>84</text:p>
              </table:table-cell>
              <table:table-cell office:value-type="float" office:value="300">
                <text:p>300</text:p>
              </table:table-cell>
              <table:table-cell office:value-type="float" office:value="-259">
                <text:p>-2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-221">
                <text:p>-221</text:p>
              </table:table-cell>
              <table:table-cell office:value-type="float" office:value="85">
                <text:p>85</text:p>
              </table:table-cell>
              <table:table-cell office:value-type="float" office:value="270">
                <text:p>270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">
                <text:p>86</text:p>
              </table:table-cell>
              <table:table-cell office:value-type="float" office:value="-173">
                <text:p>-173</text:p>
              </table:table-cell>
              <table:table-cell office:value-type="float" office:value="86">
                <text:p>86</text:p>
              </table:table-cell>
              <table:table-cell office:value-type="float" office:value="300">
                <text:p>300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-107">
                <text:p>-107</text:p>
              </table:table-cell>
              <table:table-cell office:value-type="float" office:value="87">
                <text:p>87</text:p>
              </table:table-cell>
              <table:table-cell office:value-type="float" office:value="330">
                <text:p>330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-112">
                <text:p>-112</text:p>
              </table:table-cell>
              <table:table-cell office:value-type="float" office:value="88">
                <text:p>88</text:p>
              </table:table-cell>
              <table:table-cell office:value-type="float" office:value="310">
                <text:p>310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-30">
                <text:p>-30</text:p>
              </table:table-cell>
              <table:table-cell office:value-type="float" office:value="89">
                <text:p>89</text:p>
              </table:table-cell>
              <table:table-cell office:value-type="float" office:value="200">
                <text:p>20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28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180">
                <text:p>18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99">
                <text:p>99</text:p>
              </table:table-cell>
              <table:table-cell office:value-type="float" office:value="91">
                <text:p>91</text:p>
              </table:table-cell>
              <table:table-cell office:value-type="float" office:value="120">
                <text:p>12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140">
                <text:p>140</text:p>
              </table:table-cell>
              <table:table-cell office:value-type="float" office:value="92">
                <text:p>92</text:p>
              </table:table-cell>
              <table:table-cell office:value-type="float" office:value="50">
                <text:p>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214">
                <text:p>214</text:p>
              </table:table-cell>
              <table:table-cell office:value-type="float" office:value="93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277">
                <text:p>277</text:p>
              </table:table-cell>
              <table:table-cell office:value-type="float" office:value="94">
                <text:p>94</text:p>
              </table:table-cell>
              <table:table-cell office:value-type="float" office:value="40">
                <text:p>4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345">
                <text:p>345</text:p>
              </table:table-cell>
              <table:table-cell office:value-type="float" office:value="95">
                <text:p>95</text:p>
              </table:table-cell>
              <table:table-cell office:value-type="float" office:value="130">
                <text:p>13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365">
                <text:p>365</text:p>
              </table:table-cell>
              <table:table-cell office:value-type="float" office:value="96">
                <text:p>96</text:p>
              </table:table-cell>
              <table:table-cell office:value-type="float" office:value="90">
                <text:p>9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444">
                <text:p>444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513">
                <text:p>513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592">
                <text:p>592</text:p>
              </table:table-cell>
              <table:table-cell office:value-type="float" office:value="99">
                <text:p>99</text:p>
              </table:table-cell>
              <table:table-cell office:value-type="float" office:value="-60">
                <text:p>-6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636">
                <text:p>636</text:p>
              </table:table-cell>
              <table:table-cell office:value-type="float" office:value="100">
                <text:p>100</text:p>
              </table:table-cell>
              <table:table-cell office:value-type="float" office:value="-10">
                <text:p>-10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734">
                <text:p>734</text:p>
              </table:table-cell>
              <table:table-cell office:value-type="float" office:value="101">
                <text:p>101</text:p>
              </table:table-cell>
              <table:table-cell office:value-type="float" office:value="-230">
                <text:p>-230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799">
                <text:p>799</text:p>
              </table:table-cell>
              <table:table-cell office:value-type="float" office:value="102">
                <text:p>102</text:p>
              </table:table-cell>
              <table:table-cell office:value-type="float" office:value="-210">
                <text:p>-21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881">
                <text:p>881</text:p>
              </table:table-cell>
              <table:table-cell office:value-type="float" office:value="103">
                <text:p>103</text:p>
              </table:table-cell>
              <table:table-cell office:value-type="float" office:value="-240">
                <text:p>-240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878">
                <text:p>878</text:p>
              </table:table-cell>
              <table:table-cell office:value-type="float" office:value="104">
                <text:p>104</text:p>
              </table:table-cell>
              <table:table-cell office:value-type="float" office:value="-180">
                <text:p>-18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">
                <text:p>105</text:p>
              </table:table-cell>
              <table:table-cell office:value-type="float" office:value="972">
                <text:p>972</text:p>
              </table:table-cell>
              <table:table-cell office:value-type="float" office:value="105">
                <text:p>105</text:p>
              </table:table-cell>
              <table:table-cell office:value-type="float" office:value="-340">
                <text:p>-340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1042">
                <text:p>1042</text:p>
              </table:table-cell>
              <table:table-cell office:value-type="float" office:value="106">
                <text:p>106</text:p>
              </table:table-cell>
              <table:table-cell office:value-type="float" office:value="-250">
                <text:p>-250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1133">
                <text:p>1133</text:p>
              </table:table-cell>
              <table:table-cell office:value-type="float" office:value="107">
                <text:p>107</text:p>
              </table:table-cell>
              <table:table-cell office:value-type="float" office:value="-350">
                <text:p>-350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1185">
                <text:p>1185</text:p>
              </table:table-cell>
              <table:table-cell office:value-type="float" office:value="108">
                <text:p>108</text:p>
              </table:table-cell>
              <table:table-cell office:value-type="float" office:value="-360">
                <text:p>-360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">
                <text:p>109</text:p>
              </table:table-cell>
              <table:table-cell office:value-type="float" office:value="1274">
                <text:p>1274</text:p>
              </table:table-cell>
              <table:table-cell office:value-type="float" office:value="109">
                <text:p>109</text:p>
              </table:table-cell>
              <table:table-cell office:value-type="float" office:value="-340">
                <text:p>-34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">
                <text:p>110</text:p>
              </table:table-cell>
              <table:table-cell office:value-type="float" office:value="1354">
                <text:p>1354</text:p>
              </table:table-cell>
              <table:table-cell office:value-type="float" office:value="110">
                <text:p>110</text:p>
              </table:table-cell>
              <table:table-cell office:value-type="float" office:value="-460">
                <text:p>-460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1458">
                <text:p>1458</text:p>
              </table:table-cell>
              <table:table-cell office:value-type="float" office:value="111">
                <text:p>111</text:p>
              </table:table-cell>
              <table:table-cell office:value-type="float" office:value="-580">
                <text:p>-58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1471">
                <text:p>1471</text:p>
              </table:table-cell>
              <table:table-cell office:value-type="float" office:value="112">
                <text:p>112</text:p>
              </table:table-cell>
              <table:table-cell office:value-type="float" office:value="-500">
                <text:p>-500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1568">
                <text:p>1568</text:p>
              </table:table-cell>
              <table:table-cell office:value-type="float" office:value="113">
                <text:p>113</text:p>
              </table:table-cell>
              <table:table-cell office:value-type="float" office:value="-510">
                <text:p>-510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1657">
                <text:p>1657</text:p>
              </table:table-cell>
              <table:table-cell office:value-type="float" office:value="114">
                <text:p>114</text:p>
              </table:table-cell>
              <table:table-cell office:value-type="float" office:value="-530">
                <text:p>-530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1756">
                <text:p>1756</text:p>
              </table:table-cell>
              <table:table-cell office:value-type="float" office:value="115">
                <text:p>115</text:p>
              </table:table-cell>
              <table:table-cell office:value-type="float" office:value="-470">
                <text:p>-470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">
                <text:p>116</text:p>
              </table:table-cell>
              <table:table-cell office:value-type="float" office:value="1811">
                <text:p>1811</text:p>
              </table:table-cell>
              <table:table-cell office:value-type="float" office:value="116">
                <text:p>116</text:p>
              </table:table-cell>
              <table:table-cell office:value-type="float" office:value="-540">
                <text:p>-540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">
                <text:p>117</text:p>
              </table:table-cell>
              <table:table-cell office:value-type="float" office:value="1922">
                <text:p>1922</text:p>
              </table:table-cell>
              <table:table-cell office:value-type="float" office:value="117">
                <text:p>117</text:p>
              </table:table-cell>
              <table:table-cell office:value-type="float" office:value="-610">
                <text:p>-610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">
                <text:p>118</text:p>
              </table:table-cell>
              <table:table-cell office:value-type="float" office:value="2008">
                <text:p>2008</text:p>
              </table:table-cell>
              <table:table-cell office:value-type="float" office:value="118">
                <text:p>118</text:p>
              </table:table-cell>
              <table:table-cell office:value-type="float" office:value="-610">
                <text:p>-610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2118">
                <text:p>2118</text:p>
              </table:table-cell>
              <table:table-cell office:value-type="float" office:value="119">
                <text:p>119</text:p>
              </table:table-cell>
              <table:table-cell office:value-type="float" office:value="-640">
                <text:p>-64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2114">
                <text:p>2114</text:p>
              </table:table-cell>
              <table:table-cell office:value-type="float" office:value="120">
                <text:p>120</text:p>
              </table:table-cell>
              <table:table-cell office:value-type="float" office:value="-710">
                <text:p>-71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1">
                <text:p>121</text:p>
              </table:table-cell>
              <table:table-cell office:value-type="float" office:value="2230">
                <text:p>2230</text:p>
              </table:table-cell>
              <table:table-cell office:value-type="float" office:value="121">
                <text:p>121</text:p>
              </table:table-cell>
              <table:table-cell office:value-type="float" office:value="-730">
                <text:p>-730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2327">
                <text:p>2327</text:p>
              </table:table-cell>
              <table:table-cell office:value-type="float" office:value="122">
                <text:p>122</text:p>
              </table:table-cell>
              <table:table-cell office:value-type="float" office:value="-820">
                <text:p>-820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2444">
                <text:p>2444</text:p>
              </table:table-cell>
              <table:table-cell office:value-type="float" office:value="123">
                <text:p>123</text:p>
              </table:table-cell>
              <table:table-cell office:value-type="float" office:value="-830">
                <text:p>-830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2513">
                <text:p>2513</text:p>
              </table:table-cell>
              <table:table-cell office:value-type="float" office:value="124">
                <text:p>124</text:p>
              </table:table-cell>
              <table:table-cell office:value-type="float" office:value="-930">
                <text:p>-930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2639">
                <text:p>2639</text:p>
              </table:table-cell>
              <table:table-cell office:value-type="float" office:value="125">
                <text:p>125</text:p>
              </table:table-cell>
              <table:table-cell office:value-type="float" office:value="-1000">
                <text:p>-1000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2741">
                <text:p>2741</text:p>
              </table:table-cell>
              <table:table-cell office:value-type="float" office:value="126">
                <text:p>126</text:p>
              </table:table-cell>
              <table:table-cell office:value-type="float" office:value="-1090">
                <text:p>-1090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2871">
                <text:p>2871</text:p>
              </table:table-cell>
              <table:table-cell office:value-type="float" office:value="127">
                <text:p>127</text:p>
              </table:table-cell>
              <table:table-cell office:value-type="float" office:value="-1220">
                <text:p>-1220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-566">
                <text:p>-566</text:p>
              </table:table-cell>
              <table:table-cell office:value-type="float" office:value="128">
                <text:p>128</text:p>
              </table:table-cell>
              <table:table-cell office:value-type="float" office:value="430">
                <text:p>430</text:p>
              </table:table-cell>
              <table:table-cell office:value-type="float" office:value="-523">
                <text:p>-5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-527">
                <text:p>-527</text:p>
              </table:table-cell>
              <table:table-cell office:value-type="float" office:value="129">
                <text:p>129</text:p>
              </table:table-cell>
              <table:table-cell office:value-type="float" office:value="390">
                <text:p>390</text:p>
              </table:table-cell>
              <table:table-cell office:value-type="float" office:value="-488">
                <text:p>-4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-491">
                <text:p>-491</text:p>
              </table:table-cell>
              <table:table-cell office:value-type="float" office:value="130">
                <text:p>130</text:p>
              </table:table-cell>
              <table:table-cell office:value-type="float" office:value="330">
                <text:p>330</text:p>
              </table:table-cell>
              <table:table-cell office:value-type="float" office:value="-458">
                <text:p>-4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">
                <text:p>131</text:p>
              </table:table-cell>
              <table:table-cell office:value-type="float" office:value="-450">
                <text:p>-450</text:p>
              </table:table-cell>
              <table:table-cell office:value-type="float" office:value="131">
                <text:p>131</text:p>
              </table:table-cell>
              <table:table-cell office:value-type="float" office:value="390">
                <text:p>390</text:p>
              </table:table-cell>
              <table:table-cell office:value-type="float" office:value="-411">
                <text:p>-4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-423">
                <text:p>-423</text:p>
              </table:table-cell>
              <table:table-cell office:value-type="float" office:value="132">
                <text:p>132</text:p>
              </table:table-cell>
              <table:table-cell office:value-type="float" office:value="270">
                <text:p>27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">
                <text:p>133</text:p>
              </table:table-cell>
              <table:table-cell office:value-type="float" office:value="-390">
                <text:p>-390</text:p>
              </table:table-cell>
              <table:table-cell office:value-type="float" office:value="133">
                <text:p>133</text:p>
              </table:table-cell>
              <table:table-cell office:value-type="float" office:value="410">
                <text:p>410</text:p>
              </table:table-cell>
              <table:table-cell office:value-type="float" office:value="-349">
                <text:p>-3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-353">
                <text:p>-353</text:p>
              </table:table-cell>
              <table:table-cell office:value-type="float" office:value="134">
                <text:p>134</text:p>
              </table:table-cell>
              <table:table-cell office:value-type="float" office:value="380">
                <text:p>380</text:p>
              </table:table-cell>
              <table:table-cell office:value-type="float" office:value="-315">
                <text:p>-3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-310">
                <text:p>-310</text:p>
              </table:table-cell>
              <table:table-cell office:value-type="float" office:value="135">
                <text:p>135</text:p>
              </table:table-cell>
              <table:table-cell office:value-type="float" office:value="350">
                <text:p>350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">
                <text:p>136</text:p>
              </table:table-cell>
              <table:table-cell office:value-type="float" office:value="-318">
                <text:p>-318</text:p>
              </table:table-cell>
              <table:table-cell office:value-type="float" office:value="136">
                <text:p>136</text:p>
              </table:table-cell>
              <table:table-cell office:value-type="float" office:value="340">
                <text:p>340</text:p>
              </table:table-cell>
              <table:table-cell office:value-type="float" office:value="-284">
                <text:p>-2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-271">
                <text:p>-271</text:p>
              </table:table-cell>
              <table:table-cell office:value-type="float" office:value="137">
                <text:p>137</text:p>
              </table:table-cell>
              <table:table-cell office:value-type="float" office:value="350">
                <text:p>350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">
                <text:p>138</text:p>
              </table:table-cell>
              <table:table-cell office:value-type="float" office:value="-236">
                <text:p>-236</text:p>
              </table:table-cell>
              <table:table-cell office:value-type="float" office:value="138">
                <text:p>138</text:p>
              </table:table-cell>
              <table:table-cell office:value-type="float" office:value="310">
                <text:p>310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-184">
                <text:p>-184</text:p>
              </table:table-cell>
              <table:table-cell office:value-type="float" office:value="139">
                <text:p>139</text:p>
              </table:table-cell>
              <table:table-cell office:value-type="float" office:value="160">
                <text:p>160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  <table:table-cell office:value-type="float" office:value="-173">
                <text:p>-173</text:p>
              </table:table-cell>
              <table:table-cell office:value-type="float" office:value="140">
                <text:p>140</text:p>
              </table:table-cell>
              <table:table-cell office:value-type="float" office:value="290">
                <text:p>290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-126">
                <text:p>-126</text:p>
              </table:table-cell>
              <table:table-cell office:value-type="float" office:value="141">
                <text:p>141</text:p>
              </table:table-cell>
              <table:table-cell office:value-type="float" office:value="260">
                <text:p>26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">
                <text:p>142</text:p>
              </table:table-cell>
              <table:table-cell office:value-type="float" office:value="-86">
                <text:p>-86</text:p>
              </table:table-cell>
              <table:table-cell office:value-type="float" office:value="142">
                <text:p>142</text:p>
              </table:table-cell>
              <table:table-cell office:value-type="float" office:value="260">
                <text:p>26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-38">
                <text:p>-38</text:p>
              </table:table-cell>
              <table:table-cell office:value-type="float" office:value="143">
                <text:p>143</text:p>
              </table:table-cell>
              <table:table-cell office:value-type="float" office:value="200">
                <text:p>20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  <table:table-cell office:value-type="float" office:value="-30">
                <text:p>-30</text:p>
              </table:table-cell>
              <table:table-cell office:value-type="float" office:value="144">
                <text:p>144</text:p>
              </table:table-cell>
              <table:table-cell office:value-type="float" office:value="220">
                <text:p>22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17">
                <text:p>17</text:p>
              </table:table-cell>
              <table:table-cell office:value-type="float" office:value="145">
                <text:p>145</text:p>
              </table:table-cell>
              <table:table-cell office:value-type="float" office:value="110">
                <text:p>1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">
                <text:p>146</text:p>
              </table:table-cell>
              <table:table-cell office:value-type="float" office:value="52">
                <text:p>52</text:p>
              </table:table-cell>
              <table:table-cell office:value-type="float" office:value="146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108">
                <text:p>108</text:p>
              </table:table-cell>
              <table:table-cell office:value-type="float" office:value="147">
                <text:p>147</text:p>
              </table:table-cell>
              <table:table-cell office:value-type="float" office:value="80">
                <text:p>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135">
                <text:p>135</text:p>
              </table:table-cell>
              <table:table-cell office:value-type="float" office:value="148">
                <text:p>148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176">
                <text:p>176</text:p>
              </table:table-cell>
              <table:table-cell office:value-type="float" office:value="149">
                <text:p>149</text:p>
              </table:table-cell>
              <table:table-cell office:value-type="float" office:value="140">
                <text:p>1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221">
                <text:p>221</text:p>
              </table:table-cell>
              <table:table-cell office:value-type="float" office:value="150">
                <text:p>150</text:p>
              </table:table-cell>
              <table:table-cell office:value-type="float" office:value="70">
                <text:p>7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">
                <text:p>151</text:p>
              </table:table-cell>
              <table:table-cell office:value-type="float" office:value="276">
                <text:p>276</text:p>
              </table:table-cell>
              <table:table-cell office:value-type="float" office:value="151">
                <text:p>151</text:p>
              </table:table-cell>
              <table:table-cell office:value-type="float" office:value="-60">
                <text:p>-6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269">
                <text:p>269</text:p>
              </table:table-cell>
              <table:table-cell office:value-type="float" office:value="152">
                <text:p>152</text:p>
              </table:table-cell>
              <table:table-cell office:value-type="float" office:value="-20">
                <text:p>-2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">
                <text:p>153</text:p>
              </table:table-cell>
              <table:table-cell office:value-type="float" office:value="317">
                <text:p>317</text:p>
              </table:table-cell>
              <table:table-cell office:value-type="float" office:value="153">
                <text:p>153</text:p>
              </table:table-cell>
              <table:table-cell office:value-type="float" office:value="10">
                <text:p>1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359">
                <text:p>359</text:p>
              </table:table-cell>
              <table:table-cell office:value-type="float" office:value="154">
                <text:p>154</text:p>
              </table:table-cell>
              <table:table-cell office:value-type="float" office:value="20">
                <text:p>2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408">
                <text:p>408</text:p>
              </table:table-cell>
              <table:table-cell office:value-type="float" office:value="155">
                <text:p>155</text:p>
              </table:table-cell>
              <table:table-cell office:value-type="float" office:value="-90">
                <text:p>-9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442">
                <text:p>442</text:p>
              </table:table-cell>
              <table:table-cell office:value-type="float" office:value="156">
                <text:p>156</text:p>
              </table:table-cell>
              <table:table-cell office:value-type="float" office:value="-120">
                <text:p>-12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">
                <text:p>157</text:p>
              </table:table-cell>
              <table:table-cell office:value-type="float" office:value="488">
                <text:p>488</text:p>
              </table:table-cell>
              <table:table-cell office:value-type="float" office:value="157">
                <text:p>157</text:p>
              </table:table-cell>
              <table:table-cell office:value-type="float" office:value="-30">
                <text:p>-3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">
                <text:p>158</text:p>
              </table:table-cell>
              <table:table-cell office:value-type="float" office:value="535">
                <text:p>535</text:p>
              </table:table-cell>
              <table:table-cell office:value-type="float" office:value="158">
                <text:p>158</text:p>
              </table:table-cell>
              <table:table-cell office:value-type="float" office:value="-90">
                <text:p>-9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">
                <text:p>159</text:p>
              </table:table-cell>
              <table:table-cell office:value-type="float" office:value="587">
                <text:p>587</text:p>
              </table:table-cell>
              <table:table-cell office:value-type="float" office:value="159">
                <text:p>159</text:p>
              </table:table-cell>
              <table:table-cell office:value-type="float" office:value="-150">
                <text:p>-15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">
                <text:p>160</text:p>
              </table:table-cell>
              <table:table-cell office:value-type="float" office:value="612">
                <text:p>612</text:p>
              </table:table-cell>
              <table:table-cell office:value-type="float" office:value="160">
                <text:p>160</text:p>
              </table:table-cell>
              <table:table-cell office:value-type="float" office:value="-130">
                <text:p>-13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667">
                <text:p>667</text:p>
              </table:table-cell>
              <table:table-cell office:value-type="float" office:value="161">
                <text:p>161</text:p>
              </table:table-cell>
              <table:table-cell office:value-type="float" office:value="-130">
                <text:p>-130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">
                <text:p>162</text:p>
              </table:table-cell>
              <table:table-cell office:value-type="float" office:value="700">
                <text:p>700</text:p>
              </table:table-cell>
              <table:table-cell office:value-type="float" office:value="162">
                <text:p>162</text:p>
              </table:table-cell>
              <table:table-cell office:value-type="float" office:value="-80">
                <text:p>-80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">
                <text:p>163</text:p>
              </table:table-cell>
              <table:table-cell office:value-type="float" office:value="760">
                <text:p>760</text:p>
              </table:table-cell>
              <table:table-cell office:value-type="float" office:value="163">
                <text:p>163</text:p>
              </table:table-cell>
              <table:table-cell office:value-type="float" office:value="-150">
                <text:p>-150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">
                <text:p>164</text:p>
              </table:table-cell>
              <table:table-cell office:value-type="float" office:value="788">
                <text:p>788</text:p>
              </table:table-cell>
              <table:table-cell office:value-type="float" office:value="164">
                <text:p>164</text:p>
              </table:table-cell>
              <table:table-cell office:value-type="float" office:value="-130">
                <text:p>-13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850">
                <text:p>850</text:p>
              </table:table-cell>
              <table:table-cell office:value-type="float" office:value="165">
                <text:p>165</text:p>
              </table:table-cell>
              <table:table-cell office:value-type="float" office:value="-290">
                <text:p>-290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890">
                <text:p>890</text:p>
              </table:table-cell>
              <table:table-cell office:value-type="float" office:value="166">
                <text:p>166</text:p>
              </table:table-cell>
              <table:table-cell office:value-type="float" office:value="-190">
                <text:p>-190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953">
                <text:p>953</text:p>
              </table:table-cell>
              <table:table-cell office:value-type="float" office:value="167">
                <text:p>167</text:p>
              </table:table-cell>
              <table:table-cell office:value-type="float" office:value="-250">
                <text:p>-250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942">
                <text:p>942</text:p>
              </table:table-cell>
              <table:table-cell office:value-type="float" office:value="168">
                <text:p>168</text:p>
              </table:table-cell>
              <table:table-cell office:value-type="float" office:value="-190">
                <text:p>-190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1000">
                <text:p>1000</text:p>
              </table:table-cell>
              <table:table-cell office:value-type="float" office:value="169">
                <text:p>169</text:p>
              </table:table-cell>
              <table:table-cell office:value-type="float" office:value="-240">
                <text:p>-240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047">
                <text:p>1047</text:p>
              </table:table-cell>
              <table:table-cell office:value-type="float" office:value="170">
                <text:p>170</text:p>
              </table:table-cell>
              <table:table-cell office:value-type="float" office:value="-200">
                <text:p>-200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1">
                <text:p>171</text:p>
              </table:table-cell>
              <table:table-cell office:value-type="float" office:value="1108">
                <text:p>1108</text:p>
              </table:table-cell>
              <table:table-cell office:value-type="float" office:value="171">
                <text:p>171</text:p>
              </table:table-cell>
              <table:table-cell office:value-type="float" office:value="-290">
                <text:p>-290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">
                <text:p>172</text:p>
              </table:table-cell>
              <table:table-cell office:value-type="float" office:value="1152">
                <text:p>1152</text:p>
              </table:table-cell>
              <table:table-cell office:value-type="float" office:value="172">
                <text:p>172</text:p>
              </table:table-cell>
              <table:table-cell office:value-type="float" office:value="-370">
                <text:p>-370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3">
                <text:p>173</text:p>
              </table:table-cell>
              <table:table-cell office:value-type="float" office:value="1204">
                <text:p>1204</text:p>
              </table:table-cell>
              <table:table-cell office:value-type="float" office:value="173">
                <text:p>173</text:p>
              </table:table-cell>
              <table:table-cell office:value-type="float" office:value="-310">
                <text:p>-310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1255">
                <text:p>1255</text:p>
              </table:table-cell>
              <table:table-cell office:value-type="float" office:value="174">
                <text:p>174</text:p>
              </table:table-cell>
              <table:table-cell office:value-type="float" office:value="-380">
                <text:p>-380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1311">
                <text:p>1311</text:p>
              </table:table-cell>
              <table:table-cell office:value-type="float" office:value="175">
                <text:p>175</text:p>
              </table:table-cell>
              <table:table-cell office:value-type="float" office:value="-340">
                <text:p>-340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1342">
                <text:p>1342</text:p>
              </table:table-cell>
              <table:table-cell office:value-type="float" office:value="176">
                <text:p>176</text:p>
              </table:table-cell>
              <table:table-cell office:value-type="float" office:value="-450">
                <text:p>-450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">
                <text:p>177</text:p>
              </table:table-cell>
              <table:table-cell office:value-type="float" office:value="1404">
                <text:p>1404</text:p>
              </table:table-cell>
              <table:table-cell office:value-type="float" office:value="177">
                <text:p>177</text:p>
              </table:table-cell>
              <table:table-cell office:value-type="float" office:value="-400">
                <text:p>-400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">
                <text:p>178</text:p>
              </table:table-cell>
              <table:table-cell office:value-type="float" office:value="1454">
                <text:p>1454</text:p>
              </table:table-cell>
              <table:table-cell office:value-type="float" office:value="178">
                <text:p>178</text:p>
              </table:table-cell>
              <table:table-cell office:value-type="float" office:value="-410">
                <text:p>-41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1520">
                <text:p>1520</text:p>
              </table:table-cell>
              <table:table-cell office:value-type="float" office:value="179">
                <text:p>179</text:p>
              </table:table-cell>
              <table:table-cell office:value-type="float" office:value="-440">
                <text:p>-440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">
                <text:p>180</text:p>
              </table:table-cell>
              <table:table-cell office:value-type="float" office:value="1563">
                <text:p>1563</text:p>
              </table:table-cell>
              <table:table-cell office:value-type="float" office:value="180">
                <text:p>180</text:p>
              </table:table-cell>
              <table:table-cell office:value-type="float" office:value="-600">
                <text:p>-600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">
                <text:p>181</text:p>
              </table:table-cell>
              <table:table-cell office:value-type="float" office:value="1631">
                <text:p>1631</text:p>
              </table:table-cell>
              <table:table-cell office:value-type="float" office:value="181">
                <text:p>181</text:p>
              </table:table-cell>
              <table:table-cell office:value-type="float" office:value="-610">
                <text:p>-610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1685">
                <text:p>1685</text:p>
              </table:table-cell>
              <table:table-cell office:value-type="float" office:value="182">
                <text:p>182</text:p>
              </table:table-cell>
              <table:table-cell office:value-type="float" office:value="-570">
                <text:p>-57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">
                <text:p>183</text:p>
              </table:table-cell>
              <table:table-cell office:value-type="float" office:value="1760">
                <text:p>1760</text:p>
              </table:table-cell>
              <table:table-cell office:value-type="float" office:value="183">
                <text:p>183</text:p>
              </table:table-cell>
              <table:table-cell office:value-type="float" office:value="-650">
                <text:p>-650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">
                <text:p>184</text:p>
              </table:table-cell>
              <table:table-cell office:value-type="float" office:value="1735">
                <text:p>1735</text:p>
              </table:table-cell>
              <table:table-cell office:value-type="float" office:value="184">
                <text:p>184</text:p>
              </table:table-cell>
              <table:table-cell office:value-type="float" office:value="-500">
                <text:p>-500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">
                <text:p>185</text:p>
              </table:table-cell>
              <table:table-cell office:value-type="float" office:value="1814">
                <text:p>1814</text:p>
              </table:table-cell>
              <table:table-cell office:value-type="float" office:value="185">
                <text:p>185</text:p>
              </table:table-cell>
              <table:table-cell office:value-type="float" office:value="-570">
                <text:p>-570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1878">
                <text:p>1878</text:p>
              </table:table-cell>
              <table:table-cell office:value-type="float" office:value="186">
                <text:p>186</text:p>
              </table:table-cell>
              <table:table-cell office:value-type="float" office:value="-670">
                <text:p>-670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7">
                <text:p>187</text:p>
              </table:table-cell>
              <table:table-cell office:value-type="float" office:value="1948">
                <text:p>1948</text:p>
              </table:table-cell>
              <table:table-cell office:value-type="float" office:value="187">
                <text:p>187</text:p>
              </table:table-cell>
              <table:table-cell office:value-type="float" office:value="-710">
                <text:p>-710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1979">
                <text:p>1979</text:p>
              </table:table-cell>
              <table:table-cell office:value-type="float" office:value="188">
                <text:p>188</text:p>
              </table:table-cell>
              <table:table-cell office:value-type="float" office:value="-620">
                <text:p>-620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2058">
                <text:p>2058</text:p>
              </table:table-cell>
              <table:table-cell office:value-type="float" office:value="189">
                <text:p>189</text:p>
              </table:table-cell>
              <table:table-cell office:value-type="float" office:value="-740">
                <text:p>-740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2120">
                <text:p>2120</text:p>
              </table:table-cell>
              <table:table-cell office:value-type="float" office:value="190">
                <text:p>190</text:p>
              </table:table-cell>
              <table:table-cell office:value-type="float" office:value="-790">
                <text:p>-790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1">
                <text:p>191</text:p>
              </table:table-cell>
              <table:table-cell office:value-type="float" office:value="2181">
                <text:p>2181</text:p>
              </table:table-cell>
              <table:table-cell office:value-type="float" office:value="191">
                <text:p>191</text:p>
              </table:table-cell>
              <table:table-cell office:value-type="float" office:value="-700">
                <text:p>-700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2">
                <text:p>192</text:p>
              </table:table-cell>
              <table:table-cell office:value-type="float" office:value="2201">
                <text:p>2201</text:p>
              </table:table-cell>
              <table:table-cell office:value-type="float" office:value="192">
                <text:p>192</text:p>
              </table:table-cell>
              <table:table-cell office:value-type="float" office:value="-700">
                <text:p>-700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3">
                <text:p>193</text:p>
              </table:table-cell>
              <table:table-cell office:value-type="float" office:value="2280">
                <text:p>2280</text:p>
              </table:table-cell>
              <table:table-cell office:value-type="float" office:value="193">
                <text:p>193</text:p>
              </table:table-cell>
              <table:table-cell office:value-type="float" office:value="-760">
                <text:p>-760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2340">
                <text:p>2340</text:p>
              </table:table-cell>
              <table:table-cell office:value-type="float" office:value="194">
                <text:p>194</text:p>
              </table:table-cell>
              <table:table-cell office:value-type="float" office:value="-730">
                <text:p>-730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2429">
                <text:p>2429</text:p>
              </table:table-cell>
              <table:table-cell office:value-type="float" office:value="195">
                <text:p>195</text:p>
              </table:table-cell>
              <table:table-cell office:value-type="float" office:value="-880">
                <text:p>-880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2465">
                <text:p>2465</text:p>
              </table:table-cell>
              <table:table-cell office:value-type="float" office:value="196">
                <text:p>196</text:p>
              </table:table-cell>
              <table:table-cell office:value-type="float" office:value="-900">
                <text:p>-900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">
                <text:p>197</text:p>
              </table:table-cell>
              <table:table-cell office:value-type="float" office:value="2539">
                <text:p>2539</text:p>
              </table:table-cell>
              <table:table-cell office:value-type="float" office:value="197">
                <text:p>197</text:p>
              </table:table-cell>
              <table:table-cell office:value-type="float" office:value="-890">
                <text:p>-89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">
                <text:p>198</text:p>
              </table:table-cell>
              <table:table-cell office:value-type="float" office:value="2613">
                <text:p>2613</text:p>
              </table:table-cell>
              <table:table-cell office:value-type="float" office:value="198">
                <text:p>198</text:p>
              </table:table-cell>
              <table:table-cell office:value-type="float" office:value="-1040">
                <text:p>-1040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">
                <text:p>199</text:p>
              </table:table-cell>
              <table:table-cell office:value-type="float" office:value="2691">
                <text:p>2691</text:p>
              </table:table-cell>
              <table:table-cell office:value-type="float" office:value="199">
                <text:p>199</text:p>
              </table:table-cell>
              <table:table-cell office:value-type="float" office:value="-960">
                <text:p>-960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  <table:table-cell office:value-type="float" office:value="2687">
                <text:p>2687</text:p>
              </table:table-cell>
              <table:table-cell office:value-type="float" office:value="200">
                <text:p>200</text:p>
              </table:table-cell>
              <table:table-cell office:value-type="float" office:value="-930">
                <text:p>-930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2767">
                <text:p>2767</text:p>
              </table:table-cell>
              <table:table-cell office:value-type="float" office:value="201">
                <text:p>201</text:p>
              </table:table-cell>
              <table:table-cell office:value-type="float" office:value="-930">
                <text:p>-930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2">
                <text:p>202</text:p>
              </table:table-cell>
              <table:table-cell office:value-type="float" office:value="2844">
                <text:p>2844</text:p>
              </table:table-cell>
              <table:table-cell office:value-type="float" office:value="202">
                <text:p>202</text:p>
              </table:table-cell>
              <table:table-cell office:value-type="float" office:value="-1080">
                <text:p>-1080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3">
                <text:p>203</text:p>
              </table:table-cell>
              <table:table-cell office:value-type="float" office:value="2932">
                <text:p>2932</text:p>
              </table:table-cell>
              <table:table-cell office:value-type="float" office:value="203">
                <text:p>203</text:p>
              </table:table-cell>
              <table:table-cell office:value-type="float" office:value="-1210">
                <text:p>-1210</text:p>
              </table:table-cell>
              <table:table-cell office:value-type="float" office:value="2811">
                <text:p>28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">
                <text:p>204</text:p>
              </table:table-cell>
              <table:table-cell office:value-type="float" office:value="2974">
                <text:p>2974</text:p>
              </table:table-cell>
              <table:table-cell office:value-type="float" office:value="204">
                <text:p>204</text:p>
              </table:table-cell>
              <table:table-cell office:value-type="float" office:value="-1190">
                <text:p>-1190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3061">
                <text:p>3061</text:p>
              </table:table-cell>
              <table:table-cell office:value-type="float" office:value="205">
                <text:p>205</text:p>
              </table:table-cell>
              <table:table-cell office:value-type="float" office:value="-1150">
                <text:p>-1150</text:p>
              </table:table-cell>
              <table:table-cell office:value-type="float" office:value="2946">
                <text:p>29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3137">
                <text:p>3137</text:p>
              </table:table-cell>
              <table:table-cell office:value-type="float" office:value="206">
                <text:p>206</text:p>
              </table:table-cell>
              <table:table-cell office:value-type="float" office:value="-1210">
                <text:p>-1210</text:p>
              </table:table-cell>
              <table:table-cell office:value-type="float" office:value="3016">
                <text:p>30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">
                <text:p>207</text:p>
              </table:table-cell>
              <table:table-cell office:value-type="float" office:value="3223">
                <text:p>3223</text:p>
              </table:table-cell>
              <table:table-cell office:value-type="float" office:value="207">
                <text:p>207</text:p>
              </table:table-cell>
              <table:table-cell office:value-type="float" office:value="-1250">
                <text:p>-1250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">
                <text:p>208</text:p>
              </table:table-cell>
              <table:table-cell office:value-type="float" office:value="3245">
                <text:p>3245</text:p>
              </table:table-cell>
              <table:table-cell office:value-type="float" office:value="208">
                <text:p>208</text:p>
              </table:table-cell>
              <table:table-cell office:value-type="float" office:value="-1220">
                <text:p>-1220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3335">
                <text:p>3335</text:p>
              </table:table-cell>
              <table:table-cell office:value-type="float" office:value="209">
                <text:p>209</text:p>
              </table:table-cell>
              <table:table-cell office:value-type="float" office:value="-1210">
                <text:p>-1210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3415">
                <text:p>3415</text:p>
              </table:table-cell>
              <table:table-cell office:value-type="float" office:value="210">
                <text:p>210</text:p>
              </table:table-cell>
              <table:table-cell office:value-type="float" office:value="-1390">
                <text:p>-1390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1">
                <text:p>211</text:p>
              </table:table-cell>
              <table:table-cell office:value-type="float" office:value="3514">
                <text:p>3514</text:p>
              </table:table-cell>
              <table:table-cell office:value-type="float" office:value="211">
                <text:p>211</text:p>
              </table:table-cell>
              <table:table-cell office:value-type="float" office:value="-1410">
                <text:p>-1410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3552">
                <text:p>3552</text:p>
              </table:table-cell>
              <table:table-cell office:value-type="float" office:value="212">
                <text:p>212</text:p>
              </table:table-cell>
              <table:table-cell office:value-type="float" office:value="-1280">
                <text:p>-128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3652">
                <text:p>3652</text:p>
              </table:table-cell>
              <table:table-cell office:value-type="float" office:value="213">
                <text:p>213</text:p>
              </table:table-cell>
              <table:table-cell office:value-type="float" office:value="-1350">
                <text:p>-1350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4">
                <text:p>214</text:p>
              </table:table-cell>
              <table:table-cell office:value-type="float" office:value="3730">
                <text:p>3730</text:p>
              </table:table-cell>
              <table:table-cell office:value-type="float" office:value="214">
                <text:p>214</text:p>
              </table:table-cell>
              <table:table-cell office:value-type="float" office:value="-1490">
                <text:p>-1490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5">
                <text:p>215</text:p>
              </table:table-cell>
              <table:table-cell office:value-type="float" office:value="3827">
                <text:p>3827</text:p>
              </table:table-cell>
              <table:table-cell office:value-type="float" office:value="215">
                <text:p>215</text:p>
              </table:table-cell>
              <table:table-cell office:value-type="float" office:value="-1390">
                <text:p>-1390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6">
                <text:p>216</text:p>
              </table:table-cell>
              <table:table-cell office:value-type="float" office:value="3826">
                <text:p>3826</text:p>
              </table:table-cell>
              <table:table-cell office:value-type="float" office:value="216">
                <text:p>216</text:p>
              </table:table-cell>
              <table:table-cell office:value-type="float" office:value="-1480">
                <text:p>-1480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7">
                <text:p>217</text:p>
              </table:table-cell>
              <table:table-cell office:value-type="float" office:value="3940">
                <text:p>3940</text:p>
              </table:table-cell>
              <table:table-cell office:value-type="float" office:value="217">
                <text:p>217</text:p>
              </table:table-cell>
              <table:table-cell office:value-type="float" office:value="-1710">
                <text:p>-1710</text:p>
              </table:table-cell>
              <table:table-cell office:value-type="float" office:value="3769">
                <text:p>37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8">
                <text:p>218</text:p>
              </table:table-cell>
              <table:table-cell office:value-type="float" office:value="4021">
                <text:p>4021</text:p>
              </table:table-cell>
              <table:table-cell office:value-type="float" office:value="218">
                <text:p>218</text:p>
              </table:table-cell>
              <table:table-cell office:value-type="float" office:value="-1690">
                <text:p>-1690</text:p>
              </table:table-cell>
              <table:table-cell office:value-type="float" office:value="3852">
                <text:p>38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9">
                <text:p>219</text:p>
              </table:table-cell>
              <table:table-cell office:value-type="float" office:value="4123">
                <text:p>4123</text:p>
              </table:table-cell>
              <table:table-cell office:value-type="float" office:value="219">
                <text:p>219</text:p>
              </table:table-cell>
              <table:table-cell office:value-type="float" office:value="-1650">
                <text:p>-1650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4179">
                <text:p>4179</text:p>
              </table:table-cell>
              <table:table-cell office:value-type="float" office:value="220">
                <text:p>220</text:p>
              </table:table-cell>
              <table:table-cell office:value-type="float" office:value="-1670">
                <text:p>-1670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4281">
                <text:p>4281</text:p>
              </table:table-cell>
              <table:table-cell office:value-type="float" office:value="221">
                <text:p>221</text:p>
              </table:table-cell>
              <table:table-cell office:value-type="float" office:value="-1740">
                <text:p>-1740</text:p>
              </table:table-cell>
              <table:table-cell office:value-type="float" office:value="4107">
                <text:p>41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4373">
                <text:p>4373</text:p>
              </table:table-cell>
              <table:table-cell office:value-type="float" office:value="222">
                <text:p>222</text:p>
              </table:table-cell>
              <table:table-cell office:value-type="float" office:value="-1790">
                <text:p>-1790</text:p>
              </table:table-cell>
              <table:table-cell office:value-type="float" office:value="4194">
                <text:p>41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4488">
                <text:p>4488</text:p>
              </table:table-cell>
              <table:table-cell office:value-type="float" office:value="223">
                <text:p>223</text:p>
              </table:table-cell>
              <table:table-cell office:value-type="float" office:value="-1830">
                <text:p>-1830</text:p>
              </table:table-cell>
              <table:table-cell office:value-type="float" office:value="4305">
                <text:p>43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4512">
                <text:p>4512</text:p>
              </table:table-cell>
              <table:table-cell office:value-type="float" office:value="224">
                <text:p>224</text:p>
              </table:table-cell>
              <table:table-cell office:value-type="float" office:value="-1820">
                <text:p>-1820</text:p>
              </table:table-cell>
              <table:table-cell office:value-type="float" office:value="4330">
                <text:p>433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5">
                <text:p>225</text:p>
              </table:table-cell>
              <table:table-cell office:value-type="float" office:value="4625">
                <text:p>4625</text:p>
              </table:table-cell>
              <table:table-cell office:value-type="float" office:value="225">
                <text:p>225</text:p>
              </table:table-cell>
              <table:table-cell office:value-type="float" office:value="-1890">
                <text:p>-1890</text:p>
              </table:table-cell>
              <table:table-cell office:value-type="float" office:value="4436">
                <text:p>44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6">
                <text:p>226</text:p>
              </table:table-cell>
              <table:table-cell office:value-type="float" office:value="4717">
                <text:p>4717</text:p>
              </table:table-cell>
              <table:table-cell office:value-type="float" office:value="226">
                <text:p>226</text:p>
              </table:table-cell>
              <table:table-cell office:value-type="float" office:value="-2030">
                <text:p>-2030</text:p>
              </table:table-cell>
              <table:table-cell office:value-type="float" office:value="4514">
                <text:p>45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7">
                <text:p>227</text:p>
              </table:table-cell>
              <table:table-cell office:value-type="float" office:value="4823">
                <text:p>4823</text:p>
              </table:table-cell>
              <table:table-cell office:value-type="float" office:value="227">
                <text:p>227</text:p>
              </table:table-cell>
              <table:table-cell office:value-type="float" office:value="-1880">
                <text:p>-1880</text:p>
              </table:table-cell>
              <table:table-cell office:value-type="float" office:value="4635">
                <text:p>46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4898">
                <text:p>4898</text:p>
              </table:table-cell>
              <table:table-cell office:value-type="float" office:value="228">
                <text:p>228</text:p>
              </table:table-cell>
              <table:table-cell office:value-type="float" office:value="-2120">
                <text:p>-212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5015">
                <text:p>5015</text:p>
              </table:table-cell>
              <table:table-cell office:value-type="float" office:value="229">
                <text:p>229</text:p>
              </table:table-cell>
              <table:table-cell office:value-type="float" office:value="-2180">
                <text:p>-2180</text:p>
              </table:table-cell>
              <table:table-cell office:value-type="float" office:value="4797">
                <text:p>47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5116">
                <text:p>5116</text:p>
              </table:table-cell>
              <table:table-cell office:value-type="float" office:value="230">
                <text:p>230</text:p>
              </table:table-cell>
              <table:table-cell office:value-type="float" office:value="-2120">
                <text:p>-2120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5240">
                <text:p>5240</text:p>
              </table:table-cell>
              <table:table-cell office:value-type="float" office:value="231">
                <text:p>231</text:p>
              </table:table-cell>
              <table:table-cell office:value-type="float" office:value="-2220">
                <text:p>-2220</text:p>
              </table:table-cell>
              <table:table-cell office:value-type="float" office:value="5018">
                <text:p>50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5234">
                <text:p>5234</text:p>
              </table:table-cell>
              <table:table-cell office:value-type="float" office:value="232">
                <text:p>232</text:p>
              </table:table-cell>
              <table:table-cell office:value-type="float" office:value="-2160">
                <text:p>-2160</text:p>
              </table:table-cell>
              <table:table-cell office:value-type="float" office:value="5018">
                <text:p>50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5347">
                <text:p>5347</text:p>
              </table:table-cell>
              <table:table-cell office:value-type="float" office:value="233">
                <text:p>233</text:p>
              </table:table-cell>
              <table:table-cell office:value-type="float" office:value="-2180">
                <text:p>-2180</text:p>
              </table:table-cell>
              <table:table-cell office:value-type="float" office:value="5129">
                <text:p>51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5444">
                <text:p>5444</text:p>
              </table:table-cell>
              <table:table-cell office:value-type="float" office:value="234">
                <text:p>234</text:p>
              </table:table-cell>
              <table:table-cell office:value-type="float" office:value="-2170">
                <text:p>-2170</text:p>
              </table:table-cell>
              <table:table-cell office:value-type="float" office:value="5227">
                <text:p>52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">
                <text:p>235</text:p>
              </table:table-cell>
              <table:table-cell office:value-type="float" office:value="5589">
                <text:p>5589</text:p>
              </table:table-cell>
              <table:table-cell office:value-type="float" office:value="235">
                <text:p>235</text:p>
              </table:table-cell>
              <table:table-cell office:value-type="float" office:value="-2320">
                <text:p>-2320</text:p>
              </table:table-cell>
              <table:table-cell office:value-type="float" office:value="5357">
                <text:p>53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6">
                <text:p>236</text:p>
              </table:table-cell>
              <table:table-cell office:value-type="float" office:value="5661">
                <text:p>5661</text:p>
              </table:table-cell>
              <table:table-cell office:value-type="float" office:value="236">
                <text:p>236</text:p>
              </table:table-cell>
              <table:table-cell office:value-type="float" office:value="-2380">
                <text:p>-2380</text:p>
              </table:table-cell>
              <table:table-cell office:value-type="float" office:value="5423">
                <text:p>54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7">
                <text:p>237</text:p>
              </table:table-cell>
              <table:table-cell office:value-type="float" office:value="5794">
                <text:p>5794</text:p>
              </table:table-cell>
              <table:table-cell office:value-type="float" office:value="237">
                <text:p>237</text:p>
              </table:table-cell>
              <table:table-cell office:value-type="float" office:value="-2480">
                <text:p>-2480</text:p>
              </table:table-cell>
              <table:table-cell office:value-type="float" office:value="5546">
                <text:p>55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8">
                <text:p>238</text:p>
              </table:table-cell>
              <table:table-cell office:value-type="float" office:value="5900">
                <text:p>5900</text:p>
              </table:table-cell>
              <table:table-cell office:value-type="float" office:value="238">
                <text:p>238</text:p>
              </table:table-cell>
              <table:table-cell office:value-type="float" office:value="-2480">
                <text:p>-2480</text:p>
              </table:table-cell>
              <table:table-cell office:value-type="float" office:value="5652">
                <text:p>56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">
                <text:p>239</text:p>
              </table:table-cell>
              <table:table-cell office:value-type="float" office:value="6052">
                <text:p>6052</text:p>
              </table:table-cell>
              <table:table-cell office:value-type="float" office:value="239">
                <text:p>239</text:p>
              </table:table-cell>
              <table:table-cell office:value-type="float" office:value="-2540">
                <text:p>-2540</text:p>
              </table:table-cell>
              <table:table-cell office:value-type="float" office:value="5798">
                <text:p>57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6072">
                <text:p>6072</text:p>
              </table:table-cell>
              <table:table-cell office:value-type="float" office:value="240">
                <text:p>240</text:p>
              </table:table-cell>
              <table:table-cell office:value-type="float" office:value="-2480">
                <text:p>-2480</text:p>
              </table:table-cell>
              <table:table-cell office:value-type="float" office:value="5824">
                <text:p>58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1">
                <text:p>241</text:p>
              </table:table-cell>
              <table:table-cell office:value-type="float" office:value="6216">
                <text:p>6216</text:p>
              </table:table-cell>
              <table:table-cell office:value-type="float" office:value="241">
                <text:p>241</text:p>
              </table:table-cell>
              <table:table-cell office:value-type="float" office:value="-2550">
                <text:p>-2550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2">
                <text:p>242</text:p>
              </table:table-cell>
              <table:table-cell office:value-type="float" office:value="6336">
                <text:p>6336</text:p>
              </table:table-cell>
              <table:table-cell office:value-type="float" office:value="242">
                <text:p>242</text:p>
              </table:table-cell>
              <table:table-cell office:value-type="float" office:value="-2640">
                <text:p>-2640</text:p>
              </table:table-cell>
              <table:table-cell office:value-type="float" office:value="6072">
                <text:p>60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3">
                <text:p>243</text:p>
              </table:table-cell>
              <table:table-cell office:value-type="float" office:value="6480">
                <text:p>6480</text:p>
              </table:table-cell>
              <table:table-cell office:value-type="float" office:value="243">
                <text:p>243</text:p>
              </table:table-cell>
              <table:table-cell office:value-type="float" office:value="-2680">
                <text:p>-2680</text:p>
              </table:table-cell>
              <table:table-cell office:value-type="float" office:value="6212">
                <text:p>62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4">
                <text:p>244</text:p>
              </table:table-cell>
              <table:table-cell office:value-type="float" office:value="6561">
                <text:p>6561</text:p>
              </table:table-cell>
              <table:table-cell office:value-type="float" office:value="244">
                <text:p>244</text:p>
              </table:table-cell>
              <table:table-cell office:value-type="float" office:value="-2810">
                <text:p>-2810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5">
                <text:p>245</text:p>
              </table:table-cell>
              <table:table-cell office:value-type="float" office:value="6709">
                <text:p>6709</text:p>
              </table:table-cell>
              <table:table-cell office:value-type="float" office:value="245">
                <text:p>245</text:p>
              </table:table-cell>
              <table:table-cell office:value-type="float" office:value="-2910">
                <text:p>-2910</text:p>
              </table:table-cell>
              <table:table-cell office:value-type="float" office:value="6418">
                <text:p>64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Q5:Sheet1.R235" svg:x="0.066cm" svg:y="0.114cm" svg:width="13.161cm" svg:height="8.511cm">
          <chartooo:coordinate-region svg:x="0.978cm" svg:y="0.313cm" svg:width="11.969cm" svg:height="8.1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R5:Sheet1.R235" chart:class="chart:scatter">
            <chart:domain table:cell-range-address="Sheet1.Q5:Sheet1.Q235"/>
            <chart:data-point chart:repeated="2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Q5:Sheet1.Q235</svg:desc>
                </draw:g>
              </table:table-cell>
              <table:table-cell office:value-type="float" office:value="143">
                <text:p>143</text:p>
                <draw:g>
                  <svg:desc>Sheet1.R5:Sheet1.R2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">
                <text:p>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">
                <text:p>105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">
                <text:p>109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">
                <text:p>110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">
                <text:p>116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">
                <text:p>117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">
                <text:p>118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1">
                <text:p>121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">
                <text:p>1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">
                <text:p>1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">
                <text:p>1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">
                <text:p>1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">
                <text:p>1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">
                <text:p>1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">
                <text:p>15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">
                <text:p>15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">
                <text:p>15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">
                <text:p>15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">
                <text:p>16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">
                <text:p>16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">
                <text:p>16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">
                <text:p>16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1">
                <text:p>17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">
                <text:p>17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3">
                <text:p>173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">
                <text:p>177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">
                <text:p>178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">
                <text:p>18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">
                <text:p>181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">
                <text:p>183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">
                <text:p>18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">
                <text:p>185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7">
                <text:p>187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1">
                <text:p>19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2">
                <text:p>192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3">
                <text:p>193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">
                <text:p>197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">
                <text:p>198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">
                <text:p>199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2">
                <text:p>202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3">
                <text:p>203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">
                <text:p>204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">
                <text:p>207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">
                <text:p>208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1">
                <text:p>211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4">
                <text:p>214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5">
                <text:p>215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6">
                <text:p>216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7">
                <text:p>217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8">
                <text:p>218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9">
                <text:p>219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5">
                <text:p>225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6">
                <text:p>226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7">
                <text:p>227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-212">
                <text:p>-2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-212">
                <text:p>-2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">
                <text:p>235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6">
                <text:p>236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7">
                <text:p>237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8">
                <text:p>238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">
                <text:p>239</text:p>
              </table:table-cell>
              <table:table-cell office:value-type="float" office:value="-254">
                <text:p>-2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1">
                <text:p>241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2">
                <text:p>242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3">
                <text:p>243</text:p>
              </table:table-cell>
              <table:table-cell office:value-type="float" office:value="-268">
                <text:p>-2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4">
                <text:p>244</text:p>
              </table:table-cell>
              <table:table-cell office:value-type="float" office:value="-281">
                <text:p>-2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5">
                <text:p>245</text:p>
              </table:table-cell>
              <table:table-cell office:value-type="float" office:value="-291">
                <text:p>-2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